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VL ゴシック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077">
            <text:p>1077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81">
            <text:p>1081</text:p>
          </table:table-cell>
          <table:table-cell table:formula="of:=IF(AND([.B2]&gt;[.E2];[.C2]=0);1;&quot;&quot;)">
            <text:p/>
          </table:table-cell>
          <table:table-cell table:formula="of:=IF(AND([.B2]&lt;=[.E2];[.C2]=1);1;&quot;&quot;)" office:value-type="float" office:value="1">
            <text:p>1</text:p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01">
            <text:p>1101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124">
            <text:p>1124</text:p>
          </table:table-cell>
          <table:table-cell table:formula="of:=IF(AND([.B3]&gt;[.E3];[.C3]=0);1;&quot;&quot;)">
            <text:p/>
          </table:table-cell>
          <table:table-cell table:formula="of:=IF(AND([.B3]&lt;=[.E3];[.C3]=1);1;&quot;&quot;)">
            <text:p/>
          </table:table-cell>
          <table:table-cell table:formula="of:=IF(AND([.B3]&gt;[.D3];[.C3]=0);1;&quot;&quot;)" office:value-type="float" office:value="1">
            <text:p>1</text:p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21">
            <text:p>721</text:p>
          </table:table-cell>
          <table:table-cell office:value-type="float" office:value="741">
            <text:p>741</text:p>
          </table:table-cell>
          <table:table-cell table:formula="of:=IF(AND([.B4]&gt;[.E4];[.C4]=0);1;&quot;&quot;)">
            <text:p/>
          </table:table-cell>
          <table:table-cell table:formula="of:=IF(AND([.B4]&lt;=[.E4];[.C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65">
            <text:p>1465</text:p>
          </table:table-cell>
          <table:table-cell office:value-type="float" office:value="1">
            <text:p>1</text:p>
          </table:table-cell>
          <table:table-cell office:value-type="float" office:value="1461">
            <text:p>1461</text:p>
          </table:table-cell>
          <table:table-cell office:value-type="float" office:value="1483">
            <text:p>1483</text:p>
          </table:table-cell>
          <table:table-cell table:formula="of:=IF(AND([.B5]&gt;[.E5];[.C5]=0);1;&quot;&quot;)">
            <text:p/>
          </table:table-cell>
          <table:table-cell table:formula="of:=IF(AND([.B5]&lt;=[.E5];[.C5]=1);1;&quot;&quot;)" office:value-type="float" office:value="1">
            <text:p>1</text:p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0">
            <text:p>790</text:p>
          </table:table-cell>
          <table:table-cell office:value-type="float" office:value="838">
            <text:p>838</text:p>
          </table:table-cell>
          <table:table-cell table:formula="of:=IF(AND([.B6]&gt;[.E6];[.C6]=0);1;&quot;&quot;)">
            <text:p/>
          </table:table-cell>
          <table:table-cell table:formula="of:=IF(AND([.B6]&lt;=[.E6];[.C6]=1);1;&quot;&quot;)" office:value-type="float" office:value="1">
            <text:p>1</text:p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office:value-type="float" office:value="759">
            <text:p>759</text:p>
          </table:table-cell>
          <table:table-cell office:value-type="float" office:value="773">
            <text:p>773</text:p>
          </table:table-cell>
          <table:table-cell table:formula="of:=IF(AND([.B7]&gt;[.E7];[.C7]=0);1;&quot;&quot;)">
            <text:p/>
          </table:table-cell>
          <table:table-cell table:formula="of:=IF(AND([.B7]&lt;=[.E7];[.C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79">
            <text:p>979</text:p>
          </table:table-cell>
          <table:table-cell office:value-type="float" office:value="994">
            <text:p>994</text:p>
          </table:table-cell>
          <table:table-cell table:formula="of:=IF(AND([.B8]&gt;[.E8];[.C8]=0);1;&quot;&quot;)">
            <text:p/>
          </table:table-cell>
          <table:table-cell table:formula="of:=IF(AND([.B8]&lt;=[.E8];[.C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office:value-type="float" office:value="1352">
            <text:p>1352</text:p>
          </table:table-cell>
          <table:table-cell office:value-type="float" office:value="1335">
            <text:p>1335</text:p>
          </table:table-cell>
          <table:table-cell table:formula="of:=IF(AND([.B9]&gt;[.E9];[.C9]=0);1;&quot;&quot;)">
            <text:p/>
          </table:table-cell>
          <table:table-cell table:formula="of:=IF(AND([.B9]&lt;=[.E9];[.C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office:value-type="float" office:value="632">
            <text:p>632</text:p>
          </table:table-cell>
          <table:table-cell office:value-type="float" office:value="645">
            <text:p>645</text:p>
          </table:table-cell>
          <table:table-cell table:formula="of:=IF(AND([.B10]&gt;[.E10];[.C10]=0);1;&quot;&quot;)">
            <text:p/>
          </table:table-cell>
          <table:table-cell table:formula="of:=IF(AND([.B10]&lt;=[.E10];[.C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265">
            <text:p>12265</text:p>
          </table:table-cell>
          <table:table-cell office:value-type="float" office:value="0">
            <text:p>0</text:p>
          </table:table-cell>
          <table:table-cell office:value-type="float" office:value="12245">
            <text:p>12245</text:p>
          </table:table-cell>
          <table:table-cell office:value-type="float" office:value="12405">
            <text:p>12405</text:p>
          </table:table-cell>
          <table:table-cell table:formula="of:=IF(AND([.B11]&gt;[.E11];[.C11]=0);1;&quot;&quot;)">
            <text:p/>
          </table:table-cell>
          <table:table-cell table:formula="of:=IF(AND([.B11]&lt;=[.E11];[.C11]=1);1;&quot;&quot;)">
            <text:p/>
          </table:table-cell>
          <table:table-cell table:formula="of:=IF(AND([.B11]&gt;[.D11];[.C11]=0);1;&quot;&quot;)" office:value-type="float" office:value="1">
            <text:p>1</text:p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23">
            <text:p>2023</text:p>
          </table:table-cell>
          <table:table-cell office:value-type="float" office:value="2075">
            <text:p>2075</text:p>
          </table:table-cell>
          <table:table-cell table:formula="of:=IF(AND([.B12]&gt;[.E12];[.C12]=0);1;&quot;&quot;)">
            <text:p/>
          </table:table-cell>
          <table:table-cell table:formula="of:=IF(AND([.B12]&lt;=[.E12];[.C12]=1);1;&quot;&quot;)">
            <text:p/>
          </table:table-cell>
          <table:table-cell table:formula="of:=IF(AND([.B12]&gt;[.D12];[.C12]=0);1;&quot;&quot;)" office:value-type="float" office:value="1">
            <text:p>1</text:p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35">
            <text:p>1335</text:p>
          </table:table-cell>
          <table:table-cell office:value-type="float" office:value="0">
            <text:p>0</text:p>
          </table:table-cell>
          <table:table-cell office:value-type="float" office:value="1337">
            <text:p>1337</text:p>
          </table:table-cell>
          <table:table-cell office:value-type="float" office:value="1389">
            <text:p>1389</text:p>
          </table:table-cell>
          <table:table-cell table:formula="of:=IF(AND([.B13]&gt;[.E13];[.C13]=0);1;&quot;&quot;)">
            <text:p/>
          </table:table-cell>
          <table:table-cell table:formula="of:=IF(AND([.B13]&lt;=[.E13];[.C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3047">
            <text:p>3047</text:p>
          </table:table-cell>
          <table:table-cell office:value-type="float" office:value="1">
            <text:p>1</text:p>
          </table:table-cell>
          <table:table-cell office:value-type="float" office:value="3044">
            <text:p>3044</text:p>
          </table:table-cell>
          <table:table-cell office:value-type="float" office:value="3077">
            <text:p>3077</text:p>
          </table:table-cell>
          <table:table-cell table:formula="of:=IF(AND([.B14]&gt;[.E14];[.C14]=0);1;&quot;&quot;)">
            <text:p/>
          </table:table-cell>
          <table:table-cell table:formula="of:=IF(AND([.B14]&lt;=[.E14];[.C14]=1);1;&quot;&quot;)" office:value-type="float" office:value="1">
            <text:p>1</text:p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32">
            <text:p>1832</text:p>
          </table:table-cell>
          <table:table-cell office:value-type="float" office:value="1">
            <text:p>1</text:p>
          </table:table-cell>
          <table:table-cell office:value-type="float" office:value="1835">
            <text:p>1835</text:p>
          </table:table-cell>
          <table:table-cell office:value-type="float" office:value="1846">
            <text:p>1846</text:p>
          </table:table-cell>
          <table:table-cell table:formula="of:=IF(AND([.B15]&gt;[.E15];[.C15]=0);1;&quot;&quot;)">
            <text:p/>
          </table:table-cell>
          <table:table-cell table:formula="of:=IF(AND([.B15]&lt;=[.E15];[.C15]=1);1;&quot;&quot;)" office:value-type="float" office:value="1">
            <text:p>1</text:p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82">
            <text:p>118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211">
            <text:p>1211</text:p>
          </table:table-cell>
          <table:table-cell table:formula="of:=IF(AND([.B16]&gt;[.E16];[.C16]=0);1;&quot;&quot;)">
            <text:p/>
          </table:table-cell>
          <table:table-cell table:formula="of:=IF(AND([.B16]&lt;=[.E16];[.C16]=1);1;&quot;&quot;)" office:value-type="float" office:value="1">
            <text:p>1</text:p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70">
            <text:p>970</text:p>
          </table:table-cell>
          <table:table-cell office:value-type="float" office:value="1">
            <text:p>1</text:p>
          </table:table-cell>
          <table:table-cell office:value-type="float" office:value="967">
            <text:p>967</text:p>
          </table:table-cell>
          <table:table-cell office:value-type="float" office:value="989">
            <text:p>989</text:p>
          </table:table-cell>
          <table:table-cell table:formula="of:=IF(AND([.B17]&gt;[.E17];[.C17]=0);1;&quot;&quot;)">
            <text:p/>
          </table:table-cell>
          <table:table-cell table:formula="of:=IF(AND([.B17]&lt;=[.E17];[.C17]=1);1;&quot;&quot;)" office:value-type="float" office:value="1">
            <text:p>1</text:p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3">
            <text:p>1743</text:p>
          </table:table-cell>
          <table:table-cell office:value-type="float" office:value="0">
            <text:p>0</text:p>
          </table:table-cell>
          <table:table-cell office:value-type="float" office:value="1719">
            <text:p>1719</text:p>
          </table:table-cell>
          <table:table-cell office:value-type="float" office:value="1748">
            <text:p>1748</text:p>
          </table:table-cell>
          <table:table-cell table:formula="of:=IF(AND([.B18]&gt;[.E18];[.C18]=0);1;&quot;&quot;)">
            <text:p/>
          </table:table-cell>
          <table:table-cell table:formula="of:=IF(AND([.B18]&lt;=[.E18];[.C18]=1);1;&quot;&quot;)">
            <text:p/>
          </table:table-cell>
          <table:table-cell table:formula="of:=IF(AND([.B18]&gt;[.D18];[.C18]=0);1;&quot;&quot;)" office:value-type="float" office:value="1">
            <text:p>1</text:p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70">
            <text:p>1270</text:p>
          </table:table-cell>
          <table:table-cell office:value-type="float" office:value="1">
            <text:p>1</text:p>
          </table:table-cell>
          <table:table-cell office:value-type="float" office:value="1265">
            <text:p>1265</text:p>
          </table:table-cell>
          <table:table-cell office:value-type="float" office:value="1263">
            <text:p>1263</text:p>
          </table:table-cell>
          <table:table-cell table:formula="of:=IF(AND([.B19]&gt;[.E19];[.C19]=0);1;&quot;&quot;)">
            <text:p/>
          </table:table-cell>
          <table:table-cell table:formula="of:=IF(AND([.B19]&lt;=[.E19];[.C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</table:table-row>
        <table:table-row table:style-name="ro2">
          <table:table-cell office:value-type="float" office:value="2002">
            <text:p>2002</text:p>
          </table:table-cell>
          <table:table-cell office:value-type="float" office:value="1618">
            <text:p>1618</text:p>
          </table:table-cell>
          <table:table-cell office:value-type="float" office:value="1">
            <text:p>1</text:p>
          </table:table-cell>
          <table:table-cell office:value-type="float" office:value="1622">
            <text:p>1622</text:p>
          </table:table-cell>
          <table:table-cell office:value-type="float" office:value="1633">
            <text:p>1633</text:p>
          </table:table-cell>
          <table:table-cell table:formula="of:=IF(AND([.B20]&gt;[.E20];[.C20]=0);1;&quot;&quot;)">
            <text:p/>
          </table:table-cell>
          <table:table-cell table:formula="of:=IF(AND([.B20]&lt;=[.E20];[.C20]=1);1;&quot;&quot;)" office:value-type="float" office:value="1">
            <text:p>1</text:p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4044">
            <text:p>4044</text:p>
          </table:table-cell>
          <table:table-cell office:value-type="float" office:value="4145">
            <text:p>4145</text:p>
          </table:table-cell>
          <table:table-cell table:formula="of:=IF(AND([.B21]&gt;[.E21];[.C21]=0);1;&quot;&quot;)">
            <text:p/>
          </table:table-cell>
          <table:table-cell table:formula="of:=IF(AND([.B21]&lt;=[.E21];[.C21]=1);1;&quot;&quot;)" office:value-type="float" office:value="1">
            <text:p>1</text:p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83">
            <text:p>1183</text:p>
          </table:table-cell>
          <table:table-cell office:value-type="float" office:value="0">
            <text:p>0</text:p>
          </table:table-cell>
          <table:table-cell office:value-type="float" office:value="1189">
            <text:p>1189</text:p>
          </table:table-cell>
          <table:table-cell office:value-type="float" office:value="1176">
            <text:p>1176</text:p>
          </table:table-cell>
          <table:table-cell table:formula="of:=IF(AND([.B22]&gt;[.E22];[.C22]=0);1;&quot;&quot;)" office:value-type="float" office:value="1">
            <text:p>1</text:p>
          </table:table-cell>
          <table:table-cell table:formula="of:=IF(AND([.B22]&lt;=[.E22];[.C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4940">
            <text:p>4940</text:p>
          </table:table-cell>
          <table:table-cell office:value-type="float" office:value="0">
            <text:p>0</text:p>
          </table:table-cell>
          <table:table-cell office:value-type="float" office:value="4937">
            <text:p>4937</text:p>
          </table:table-cell>
          <table:table-cell office:value-type="float" office:value="4975">
            <text:p>4975</text:p>
          </table:table-cell>
          <table:table-cell table:formula="of:=IF(AND([.B23]&gt;[.E23];[.C23]=0);1;&quot;&quot;)">
            <text:p/>
          </table:table-cell>
          <table:table-cell table:formula="of:=IF(AND([.B23]&lt;=[.E23];[.C23]=1);1;&quot;&quot;)">
            <text:p/>
          </table:table-cell>
          <table:table-cell table:formula="of:=IF(AND([.B23]&gt;[.D23];[.C23]=0);1;&quot;&quot;)" office:value-type="float" office:value="1">
            <text:p>1</text:p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3975">
            <text:p>3975</text:p>
          </table:table-cell>
          <table:table-cell office:value-type="float" office:value="1">
            <text:p>1</text:p>
          </table:table-cell>
          <table:table-cell office:value-type="float" office:value="4034">
            <text:p>4034</text:p>
          </table:table-cell>
          <table:table-cell office:value-type="float" office:value="4080">
            <text:p>4080</text:p>
          </table:table-cell>
          <table:table-cell table:formula="of:=IF(AND([.B24]&gt;[.E24];[.C24]=0);1;&quot;&quot;)">
            <text:p/>
          </table:table-cell>
          <table:table-cell table:formula="of:=IF(AND([.B24]&lt;=[.E24];[.C24]=1);1;&quot;&quot;)" office:value-type="float" office:value="1">
            <text:p>1</text:p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5920">
            <text:p>5920</text:p>
          </table:table-cell>
          <table:table-cell office:value-type="float" office:value="1">
            <text:p>1</text:p>
          </table:table-cell>
          <table:table-cell office:value-type="float" office:value="5944">
            <text:p>5944</text:p>
          </table:table-cell>
          <table:table-cell office:value-type="float" office:value="6090">
            <text:p>6090</text:p>
          </table:table-cell>
          <table:table-cell table:formula="of:=IF(AND([.B25]&gt;[.E25];[.C25]=0);1;&quot;&quot;)">
            <text:p/>
          </table:table-cell>
          <table:table-cell table:formula="of:=IF(AND([.B25]&lt;=[.E25];[.C25]=1);1;&quot;&quot;)" office:value-type="float" office:value="1">
            <text:p>1</text:p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6570">
            <text:p>16570</text:p>
          </table:table-cell>
          <table:table-cell office:value-type="float" office:value="1">
            <text:p>1</text:p>
          </table:table-cell>
          <table:table-cell office:value-type="float" office:value="16712">
            <text:p>16712</text:p>
          </table:table-cell>
          <table:table-cell office:value-type="float" office:value="17100">
            <text:p>17100</text:p>
          </table:table-cell>
          <table:table-cell table:formula="of:=IF(AND([.B26]&gt;[.E26];[.C26]=0);1;&quot;&quot;)">
            <text:p/>
          </table:table-cell>
          <table:table-cell table:formula="of:=IF(AND([.B26]&lt;=[.E26];[.C26]=1);1;&quot;&quot;)" office:value-type="float" office:value="1">
            <text:p>1</text:p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522">
            <text:p>2522</text:p>
          </table:table-cell>
          <table:table-cell office:value-type="float" office:value="1">
            <text:p>1</text:p>
          </table:table-cell>
          <table:table-cell office:value-type="float" office:value="2546">
            <text:p>2546</text:p>
          </table:table-cell>
          <table:table-cell office:value-type="float" office:value="2519">
            <text:p>2519</text:p>
          </table:table-cell>
          <table:table-cell table:formula="of:=IF(AND([.B27]&gt;[.E27];[.C27]=0);1;&quot;&quot;)">
            <text:p/>
          </table:table-cell>
          <table:table-cell table:formula="of:=IF(AND([.B27]&lt;=[.E27];[.C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60">
            <text:p>1860</text:p>
          </table:table-cell>
          <table:table-cell office:value-type="float" office:value="0">
            <text:p>0</text:p>
          </table:table-cell>
          <table:table-cell office:value-type="float" office:value="1865">
            <text:p>1865</text:p>
          </table:table-cell>
          <table:table-cell office:value-type="float" office:value="1820">
            <text:p>1820</text:p>
          </table:table-cell>
          <table:table-cell table:formula="of:=IF(AND([.B28]&gt;[.E28];[.C28]=0);1;&quot;&quot;)" office:value-type="float" office:value="1">
            <text:p>1</text:p>
          </table:table-cell>
          <table:table-cell table:formula="of:=IF(AND([.B28]&lt;=[.E28];[.C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94">
            <text:p>1194</text:p>
          </table:table-cell>
          <table:table-cell office:value-type="float" office:value="1">
            <text:p>1</text:p>
          </table:table-cell>
          <table:table-cell office:value-type="float" office:value="1190">
            <text:p>1190</text:p>
          </table:table-cell>
          <table:table-cell office:value-type="float" office:value="1199">
            <text:p>1199</text:p>
          </table:table-cell>
          <table:table-cell table:formula="of:=IF(AND([.B29]&gt;[.E29];[.C29]=0);1;&quot;&quot;)">
            <text:p/>
          </table:table-cell>
          <table:table-cell table:formula="of:=IF(AND([.B29]&lt;=[.E29];[.C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850">
            <text:p>4850</text:p>
          </table:table-cell>
          <table:table-cell office:value-type="float" office:value="0">
            <text:p>0</text:p>
          </table:table-cell>
          <table:table-cell office:value-type="float" office:value="4820">
            <text:p>4820</text:p>
          </table:table-cell>
          <table:table-cell office:value-type="float" office:value="4915">
            <text:p>4915</text:p>
          </table:table-cell>
          <table:table-cell table:formula="of:=IF(AND([.B30]&gt;[.E30];[.C30]=0);1;&quot;&quot;)">
            <text:p/>
          </table:table-cell>
          <table:table-cell table:formula="of:=IF(AND([.B30]&lt;=[.E30];[.C30]=1);1;&quot;&quot;)">
            <text:p/>
          </table:table-cell>
          <table:table-cell table:formula="of:=IF(AND([.B30]&gt;[.D30];[.C30]=0);1;&quot;&quot;)" office:value-type="float" office:value="1">
            <text:p>1</text:p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230">
            <text:p>5230</text:p>
          </table:table-cell>
          <table:table-cell office:value-type="float" office:value="1">
            <text:p>1</text:p>
          </table:table-cell>
          <table:table-cell office:value-type="float" office:value="5269">
            <text:p>5269</text:p>
          </table:table-cell>
          <table:table-cell office:value-type="float" office:value="5280">
            <text:p>5280</text:p>
          </table:table-cell>
          <table:table-cell table:formula="of:=IF(AND([.B31]&gt;[.E31];[.C31]=0);1;&quot;&quot;)">
            <text:p/>
          </table:table-cell>
          <table:table-cell table:formula="of:=IF(AND([.B31]&lt;=[.E31];[.C31]=1);1;&quot;&quot;)" office:value-type="float" office:value="1">
            <text:p>1</text:p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798">
            <text:p>798</text:p>
          </table:table-cell>
          <table:table-cell office:value-type="float" office:value="811">
            <text:p>811</text:p>
          </table:table-cell>
          <table:table-cell table:formula="of:=IF(AND([.B32]&gt;[.E32];[.C32]=0);1;&quot;&quot;)">
            <text:p/>
          </table:table-cell>
          <table:table-cell table:formula="of:=IF(AND([.B32]&lt;=[.E32];[.C32]=1);1;&quot;&quot;)" office:value-type="float" office:value="1">
            <text:p>1</text:p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768">
            <text:p>1768</text:p>
          </table:table-cell>
          <table:table-cell office:value-type="float" office:value="0">
            <text:p>0</text:p>
          </table:table-cell>
          <table:table-cell office:value-type="float" office:value="1772">
            <text:p>1772</text:p>
          </table:table-cell>
          <table:table-cell office:value-type="float" office:value="1778">
            <text:p>1778</text:p>
          </table:table-cell>
          <table:table-cell table:formula="of:=IF(AND([.B33]&gt;[.E33];[.C33]=0);1;&quot;&quot;)">
            <text:p/>
          </table:table-cell>
          <table:table-cell table:formula="of:=IF(AND([.B33]&lt;=[.E33];[.C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18">
            <text:p>418</text:p>
          </table:table-cell>
          <table:table-cell table:formula="of:=IF(AND([.B34]&gt;[.E34];[.C34]=0);1;&quot;&quot;)">
            <text:p/>
          </table:table-cell>
          <table:table-cell table:formula="of:=IF(AND([.B34]&lt;=[.E34];[.C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>
            <text:p/>
          </table:table-cell>
          <table:table-cell/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060">
            <text:p>2060</text:p>
          </table:table-cell>
          <table:table-cell office:value-type="float" office:value="0">
            <text:p>0</text:p>
          </table:table-cell>
          <table:table-cell office:value-type="float" office:value="2064">
            <text:p>2064</text:p>
          </table:table-cell>
          <table:table-cell office:value-type="float" office:value="2174">
            <text:p>2174</text:p>
          </table:table-cell>
          <table:table-cell table:formula="of:=IF(AND([.B35]&gt;[.E35];[.C35]=0);1;&quot;&quot;)">
            <text:p/>
          </table:table-cell>
          <table:table-cell table:formula="of:=IF(AND([.B35]&lt;=[.E35];[.C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353">
            <text:p>2353</text:p>
          </table:table-cell>
          <table:table-cell office:value-type="float" office:value="0">
            <text:p>0</text:p>
          </table:table-cell>
          <table:table-cell office:value-type="float" office:value="2374">
            <text:p>2374</text:p>
          </table:table-cell>
          <table:table-cell office:value-type="float" office:value="2416">
            <text:p>2416</text:p>
          </table:table-cell>
          <table:table-cell table:formula="of:=IF(AND([.B36]&gt;[.E36];[.C36]=0);1;&quot;&quot;)">
            <text:p/>
          </table:table-cell>
          <table:table-cell table:formula="of:=IF(AND([.B36]&lt;=[.E36];[.C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304">
            <text:p>2304</text:p>
          </table:table-cell>
          <table:table-cell office:value-type="float" office:value="1">
            <text:p>1</text:p>
          </table:table-cell>
          <table:table-cell office:value-type="float" office:value="2335">
            <text:p>2335</text:p>
          </table:table-cell>
          <table:table-cell office:value-type="float" office:value="2313">
            <text:p>2313</text:p>
          </table:table-cell>
          <table:table-cell table:formula="of:=IF(AND([.B37]&gt;[.E37];[.C37]=0);1;&quot;&quot;)">
            <text:p/>
          </table:table-cell>
          <table:table-cell table:formula="of:=IF(AND([.B37]&lt;=[.E37];[.C37]=1);1;&quot;&quot;)" office:value-type="float" office:value="1">
            <text:p>1</text:p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80">
            <text:p>1180</text:p>
          </table:table-cell>
          <table:table-cell office:value-type="float" office:value="1">
            <text:p>1</text:p>
          </table:table-cell>
          <table:table-cell office:value-type="float" office:value="1176">
            <text:p>1176</text:p>
          </table:table-cell>
          <table:table-cell office:value-type="float" office:value="1179">
            <text:p>1179</text:p>
          </table:table-cell>
          <table:table-cell table:formula="of:=IF(AND([.B38]&gt;[.E38];[.C38]=0);1;&quot;&quot;)">
            <text:p/>
          </table:table-cell>
          <table:table-cell table:formula="of:=IF(AND([.B38]&lt;=[.E38];[.C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773">
            <text:p>3773</text:p>
          </table:table-cell>
          <table:table-cell office:value-type="float" office:value="1">
            <text:p>1</text:p>
          </table:table-cell>
          <table:table-cell office:value-type="float" office:value="3687">
            <text:p>3687</text:p>
          </table:table-cell>
          <table:table-cell office:value-type="float" office:value="3891">
            <text:p>3891</text:p>
          </table:table-cell>
          <table:table-cell table:formula="of:=IF(AND([.B39]&gt;[.E39];[.C39]=0);1;&quot;&quot;)">
            <text:p/>
          </table:table-cell>
          <table:table-cell table:formula="of:=IF(AND([.B39]&lt;=[.E39];[.C39]=1);1;&quot;&quot;)" office:value-type="float" office:value="1">
            <text:p>1</text:p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619">
            <text:p>1619</text:p>
          </table:table-cell>
          <table:table-cell office:value-type="float" office:value="0">
            <text:p>0</text:p>
          </table:table-cell>
          <table:table-cell office:value-type="float" office:value="1611">
            <text:p>1611</text:p>
          </table:table-cell>
          <table:table-cell office:value-type="float" office:value="1653">
            <text:p>1653</text:p>
          </table:table-cell>
          <table:table-cell table:formula="of:=IF(AND([.B40]&gt;[.E40];[.C40]=0);1;&quot;&quot;)">
            <text:p/>
          </table:table-cell>
          <table:table-cell table:formula="of:=IF(AND([.B40]&lt;=[.E40];[.C40]=1);1;&quot;&quot;)">
            <text:p/>
          </table:table-cell>
          <table:table-cell table:formula="of:=IF(AND([.B40]&gt;[.D40];[.C40]=0);1;&quot;&quot;)" office:value-type="float" office:value="1">
            <text:p>1</text:p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419">
            <text:p>2419</text:p>
          </table:table-cell>
          <table:table-cell office:value-type="float" office:value="1">
            <text:p>1</text:p>
          </table:table-cell>
          <table:table-cell office:value-type="float" office:value="2420">
            <text:p>2420</text:p>
          </table:table-cell>
          <table:table-cell office:value-type="float" office:value="2491">
            <text:p>2491</text:p>
          </table:table-cell>
          <table:table-cell table:formula="of:=IF(AND([.B41]&gt;[.E41];[.C41]=0);1;&quot;&quot;)">
            <text:p/>
          </table:table-cell>
          <table:table-cell table:formula="of:=IF(AND([.B41]&lt;=[.E41];[.C41]=1);1;&quot;&quot;)" office:value-type="float" office:value="1">
            <text:p>1</text:p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720">
            <text:p>8720</text:p>
          </table:table-cell>
          <table:table-cell office:value-type="float" office:value="0">
            <text:p>0</text:p>
          </table:table-cell>
          <table:table-cell office:value-type="float" office:value="8650">
            <text:p>8650</text:p>
          </table:table-cell>
          <table:table-cell office:value-type="float" office:value="8570">
            <text:p>8570</text:p>
          </table:table-cell>
          <table:table-cell table:formula="of:=IF(AND([.B42]&gt;[.E42];[.C42]=0);1;&quot;&quot;)" office:value-type="float" office:value="1">
            <text:p>1</text:p>
          </table:table-cell>
          <table:table-cell table:formula="of:=IF(AND([.B42]&lt;=[.E42];[.C42]=1);1;&quot;&quot;)">
            <text:p/>
          </table:table-cell>
          <table:table-cell table:formula="of:=IF(AND([.B42]&gt;[.D42];[.C42]=0);1;&quot;&quot;)" office:value-type="float" office:value="1">
            <text:p>1</text:p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6720">
            <text:p>6720</text:p>
          </table:table-cell>
          <table:table-cell office:value-type="float" office:value="1">
            <text:p>1</text:p>
          </table:table-cell>
          <table:table-cell office:value-type="float" office:value="6779">
            <text:p>6779</text:p>
          </table:table-cell>
          <table:table-cell office:value-type="float" office:value="6870">
            <text:p>6870</text:p>
          </table:table-cell>
          <table:table-cell table:formula="of:=IF(AND([.B43]&gt;[.E43];[.C43]=0);1;&quot;&quot;)">
            <text:p/>
          </table:table-cell>
          <table:table-cell table:formula="of:=IF(AND([.B43]&lt;=[.E43];[.C43]=1);1;&quot;&quot;)" office:value-type="float" office:value="1">
            <text:p>1</text:p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1401">
            <text:p>1401</text:p>
          </table:table-cell>
          <table:table-cell office:value-type="float" office:value="1399">
            <text:p>1399</text:p>
          </table:table-cell>
          <table:table-cell table:formula="of:=IF(AND([.B44]&gt;[.E44];[.C44]=0);1;&quot;&quot;)">
            <text:p/>
          </table:table-cell>
          <table:table-cell table:formula="of:=IF(AND([.B44]&lt;=[.E44];[.C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923">
            <text:p>1923</text:p>
          </table:table-cell>
          <table:table-cell office:value-type="float" office:value="1">
            <text:p>1</text:p>
          </table:table-cell>
          <table:table-cell office:value-type="float" office:value="1935">
            <text:p>1935</text:p>
          </table:table-cell>
          <table:table-cell office:value-type="float" office:value="1934">
            <text:p>1934</text:p>
          </table:table-cell>
          <table:table-cell table:formula="of:=IF(AND([.B45]&gt;[.E45];[.C45]=0);1;&quot;&quot;)">
            <text:p/>
          </table:table-cell>
          <table:table-cell table:formula="of:=IF(AND([.B45]&lt;=[.E45];[.C45]=1);1;&quot;&quot;)" office:value-type="float" office:value="1">
            <text:p>1</text:p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835">
            <text:p>3835</text:p>
          </table:table-cell>
          <table:table-cell office:value-type="float" office:value="0">
            <text:p>0</text:p>
          </table:table-cell>
          <table:table-cell office:value-type="float" office:value="3812">
            <text:p>3812</text:p>
          </table:table-cell>
          <table:table-cell office:value-type="float" office:value="3780">
            <text:p>3780</text:p>
          </table:table-cell>
          <table:table-cell table:formula="of:=IF(AND([.B46]&gt;[.E46];[.C46]=0);1;&quot;&quot;)" office:value-type="float" office:value="1">
            <text:p>1</text:p>
          </table:table-cell>
          <table:table-cell table:formula="of:=IF(AND([.B46]&lt;=[.E46];[.C46]=1);1;&quot;&quot;)">
            <text:p/>
          </table:table-cell>
          <table:table-cell table:formula="of:=IF(AND([.B46]&gt;[.D46];[.C46]=0);1;&quot;&quot;)" office:value-type="float" office:value="1">
            <text:p>1</text:p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33">
            <text:p>2633</text:p>
          </table:table-cell>
          <table:table-cell office:value-type="float" office:value="0">
            <text:p>0</text:p>
          </table:table-cell>
          <table:table-cell office:value-type="float" office:value="2633">
            <text:p>2633</text:p>
          </table:table-cell>
          <table:table-cell office:value-type="float" office:value="2634">
            <text:p>2634</text:p>
          </table:table-cell>
          <table:table-cell table:formula="of:=IF(AND([.B47]&gt;[.E47];[.C47]=0);1;&quot;&quot;)">
            <text:p/>
          </table:table-cell>
          <table:table-cell table:formula="of:=IF(AND([.B47]&lt;=[.E47];[.C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15">
            <text:p>3515</text:p>
          </table:table-cell>
          <table:table-cell office:value-type="float" office:value="1">
            <text:p>1</text:p>
          </table:table-cell>
          <table:table-cell office:value-type="float" office:value="3547">
            <text:p>3547</text:p>
          </table:table-cell>
          <table:table-cell office:value-type="float" office:value="3515">
            <text:p>3515</text:p>
          </table:table-cell>
          <table:table-cell table:formula="of:=IF(AND([.B48]&gt;[.E48];[.C48]=0);1;&quot;&quot;)">
            <text:p/>
          </table:table-cell>
          <table:table-cell table:formula="of:=IF(AND([.B48]&lt;=[.E48];[.C48]=1);1;&quot;&quot;)" office:value-type="float" office:value="1">
            <text:p>1</text:p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office:value-type="float" office:value="244">
            <text:p>244</text:p>
          </table:table-cell>
          <table:table-cell table:formula="of:=IF(AND([.B49]&gt;[.E49];[.C49]=0);1;&quot;&quot;)">
            <text:p/>
          </table:table-cell>
          <table:table-cell table:formula="of:=IF(AND([.B49]&lt;=[.E49];[.C49]=1);1;&quot;&quot;)">
            <text:p/>
          </table:table-cell>
          <table:table-cell table:formula="of:=IF(AND([.B49]&gt;[.D49];[.C49]=0);1;&quot;&quot;)" office:value-type="float" office:value="1">
            <text:p>1</text:p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794">
            <text:p>2794</text:p>
          </table:table-cell>
          <table:table-cell office:value-type="float" office:value="0">
            <text:p>0</text:p>
          </table:table-cell>
          <table:table-cell office:value-type="float" office:value="2794">
            <text:p>2794</text:p>
          </table:table-cell>
          <table:table-cell office:value-type="float" office:value="2854">
            <text:p>2854</text:p>
          </table:table-cell>
          <table:table-cell table:formula="of:=IF(AND([.B50]&gt;[.E50];[.C50]=0);1;&quot;&quot;)">
            <text:p/>
          </table:table-cell>
          <table:table-cell table:formula="of:=IF(AND([.B50]&lt;=[.E50];[.C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310">
            <text:p>5310</text:p>
          </table:table-cell>
          <table:table-cell office:value-type="float" office:value="1">
            <text:p>1</text:p>
          </table:table-cell>
          <table:table-cell office:value-type="float" office:value="5285">
            <text:p>5285</text:p>
          </table:table-cell>
          <table:table-cell office:value-type="float" office:value="5300">
            <text:p>5300</text:p>
          </table:table-cell>
          <table:table-cell table:formula="of:=IF(AND([.B51]&gt;[.E51];[.C51]=0);1;&quot;&quot;)">
            <text:p/>
          </table:table-cell>
          <table:table-cell table:formula="of:=IF(AND([.B51]&lt;=[.E51];[.C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</table:table-row>
        <table:table-row table:style-name="ro2">
          <table:table-cell office:value-type="float" office:value="2784">
            <text:p>2784</text:p>
          </table:table-cell>
          <table:table-cell office:value-type="float" office:value="2119">
            <text:p>2119</text:p>
          </table:table-cell>
          <table:table-cell office:value-type="float" office:value="1">
            <text:p>1</text:p>
          </table:table-cell>
          <table:table-cell office:value-type="float" office:value="2126">
            <text:p>2126</text:p>
          </table:table-cell>
          <table:table-cell office:value-type="float" office:value="2133">
            <text:p>2133</text:p>
          </table:table-cell>
          <table:table-cell table:formula="of:=IF(AND([.B52]&gt;[.E52];[.C52]=0);1;&quot;&quot;)">
            <text:p/>
          </table:table-cell>
          <table:table-cell table:formula="of:=IF(AND([.B52]&lt;=[.E52];[.C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380">
            <text:p>3380</text:p>
          </table:table-cell>
          <table:table-cell office:value-type="float" office:value="1">
            <text:p>1</text:p>
          </table:table-cell>
          <table:table-cell office:value-type="float" office:value="3372">
            <text:p>3372</text:p>
          </table:table-cell>
          <table:table-cell office:value-type="float" office:value="3475">
            <text:p>3475</text:p>
          </table:table-cell>
          <table:table-cell table:formula="of:=IF(AND([.B53]&gt;[.E53];[.C53]=0);1;&quot;&quot;)">
            <text:p/>
          </table:table-cell>
          <table:table-cell table:formula="of:=IF(AND([.B53]&lt;=[.E53];[.C53]=1);1;&quot;&quot;)" office:value-type="float" office:value="1">
            <text:p>1</text:p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440">
            <text:p>2440</text:p>
          </table:table-cell>
          <table:table-cell office:value-type="float" office:value="1">
            <text:p>1</text:p>
          </table:table-cell>
          <table:table-cell office:value-type="float" office:value="2450">
            <text:p>2450</text:p>
          </table:table-cell>
          <table:table-cell office:value-type="float" office:value="2491">
            <text:p>2491</text:p>
          </table:table-cell>
          <table:table-cell table:formula="of:=IF(AND([.B54]&gt;[.E54];[.C54]=0);1;&quot;&quot;)">
            <text:p/>
          </table:table-cell>
          <table:table-cell table:formula="of:=IF(AND([.B54]&lt;=[.E54];[.C54]=1);1;&quot;&quot;)" office:value-type="float" office:value="1">
            <text:p>1</text:p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269">
            <text:p>2269</text:p>
          </table:table-cell>
          <table:table-cell office:value-type="float" office:value="1">
            <text:p>1</text:p>
          </table:table-cell>
          <table:table-cell office:value-type="float" office:value="2323">
            <text:p>2323</text:p>
          </table:table-cell>
          <table:table-cell office:value-type="float" office:value="2366">
            <text:p>2366</text:p>
          </table:table-cell>
          <table:table-cell table:formula="of:=IF(AND([.B55]&gt;[.E55];[.C55]=0);1;&quot;&quot;)">
            <text:p/>
          </table:table-cell>
          <table:table-cell table:formula="of:=IF(AND([.B55]&lt;=[.E55];[.C55]=1);1;&quot;&quot;)" office:value-type="float" office:value="1">
            <text:p>1</text:p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2">
            <text:p>702</text:p>
          </table:table-cell>
          <table:table-cell office:value-type="float" office:value="1">
            <text:p>1</text:p>
          </table:table-cell>
          <table:table-cell office:value-type="float" office:value="699">
            <text:p>699</text:p>
          </table:table-cell>
          <table:table-cell office:value-type="float" office:value="711">
            <text:p>711</text:p>
          </table:table-cell>
          <table:table-cell table:formula="of:=IF(AND([.B56]&gt;[.E56];[.C56]=0);1;&quot;&quot;)">
            <text:p/>
          </table:table-cell>
          <table:table-cell table:formula="of:=IF(AND([.B56]&lt;=[.E56];[.C56]=1);1;&quot;&quot;)" office:value-type="float" office:value="1">
            <text:p>1</text:p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35">
            <text:p>4335</text:p>
          </table:table-cell>
          <table:table-cell office:value-type="float" office:value="1">
            <text:p>1</text:p>
          </table:table-cell>
          <table:table-cell office:value-type="float" office:value="4357">
            <text:p>4357</text:p>
          </table:table-cell>
          <table:table-cell office:value-type="float" office:value="4460">
            <text:p>4460</text:p>
          </table:table-cell>
          <table:table-cell table:formula="of:=IF(AND([.B57]&gt;[.E57];[.C57]=0);1;&quot;&quot;)">
            <text:p/>
          </table:table-cell>
          <table:table-cell table:formula="of:=IF(AND([.B57]&lt;=[.E57];[.C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250">
            <text:p>5250</text:p>
          </table:table-cell>
          <table:table-cell office:value-type="float" office:value="1">
            <text:p>1</text:p>
          </table:table-cell>
          <table:table-cell office:value-type="float" office:value="5254">
            <text:p>5254</text:p>
          </table:table-cell>
          <table:table-cell office:value-type="float" office:value="5370">
            <text:p>5370</text:p>
          </table:table-cell>
          <table:table-cell table:formula="of:=IF(AND([.B58]&gt;[.E58];[.C58]=0);1;&quot;&quot;)">
            <text:p/>
          </table:table-cell>
          <table:table-cell table:formula="of:=IF(AND([.B58]&lt;=[.E58];[.C58]=1);1;&quot;&quot;)" office:value-type="float" office:value="1">
            <text:p>1</text:p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23">
            <text:p>4123</text:p>
          </table:table-cell>
          <table:table-cell office:value-type="float" office:value="1">
            <text:p>1</text:p>
          </table:table-cell>
          <table:table-cell office:value-type="float" office:value="4118">
            <text:p>4118</text:p>
          </table:table-cell>
          <table:table-cell office:value-type="float" office:value="4171">
            <text:p>4171</text:p>
          </table:table-cell>
          <table:table-cell table:formula="of:=IF(AND([.B59]&gt;[.E59];[.C59]=0);1;&quot;&quot;)">
            <text:p/>
          </table:table-cell>
          <table:table-cell table:formula="of:=IF(AND([.B59]&lt;=[.E59];[.C59]=1);1;&quot;&quot;)" office:value-type="float" office:value="1">
            <text:p>1</text:p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1542">
            <text:p>1542</text:p>
          </table:table-cell>
          <table:table-cell office:value-type="float" office:value="1549">
            <text:p>1549</text:p>
          </table:table-cell>
          <table:table-cell table:formula="of:=IF(AND([.B60]&gt;[.E60];[.C60]=0);1;&quot;&quot;)">
            <text:p/>
          </table:table-cell>
          <table:table-cell table:formula="of:=IF(AND([.B60]&lt;=[.E60];[.C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1033">
            <text:p>1033</text:p>
          </table:table-cell>
          <table:table-cell office:value-type="float" office:value="1038">
            <text:p>1038</text:p>
          </table:table-cell>
          <table:table-cell table:formula="of:=IF(AND([.B61]&gt;[.E61];[.C61]=0);1;&quot;&quot;)">
            <text:p/>
          </table:table-cell>
          <table:table-cell table:formula="of:=IF(AND([.B61]&lt;=[.E61];[.C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40">
            <text:p>1040</text:p>
          </table:table-cell>
          <table:table-cell table:formula="of:=IF(AND([.B62]&gt;[.E62];[.C62]=0);1;&quot;&quot;)">
            <text:p/>
          </table:table-cell>
          <table:table-cell table:formula="of:=IF(AND([.B62]&lt;=[.E62];[.C62]=1);1;&quot;&quot;)" office:value-type="float" office:value="1">
            <text:p>1</text:p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190">
            <text:p>5190</text:p>
          </table:table-cell>
          <table:table-cell office:value-type="float" office:value="0">
            <text:p>0</text:p>
          </table:table-cell>
          <table:table-cell office:value-type="float" office:value="5251">
            <text:p>5251</text:p>
          </table:table-cell>
          <table:table-cell office:value-type="float" office:value="5400">
            <text:p>5400</text:p>
          </table:table-cell>
          <table:table-cell table:formula="of:=IF(AND([.B63]&gt;[.E63];[.C63]=0);1;&quot;&quot;)">
            <text:p/>
          </table:table-cell>
          <table:table-cell table:formula="of:=IF(AND([.B63]&lt;=[.E63];[.C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11">
            <text:p>1811</text:p>
          </table:table-cell>
          <table:table-cell office:value-type="float" office:value="1857">
            <text:p>1857</text:p>
          </table:table-cell>
          <table:table-cell table:formula="of:=IF(AND([.B64]&gt;[.E64];[.C64]=0);1;&quot;&quot;)">
            <text:p/>
          </table:table-cell>
          <table:table-cell table:formula="of:=IF(AND([.B64]&lt;=[.E64];[.C64]=1);1;&quot;&quot;)" office:value-type="float" office:value="1">
            <text:p>1</text:p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060">
            <text:p>5060</text:p>
          </table:table-cell>
          <table:table-cell office:value-type="float" office:value="0">
            <text:p>0</text:p>
          </table:table-cell>
          <table:table-cell office:value-type="float" office:value="5114">
            <text:p>5114</text:p>
          </table:table-cell>
          <table:table-cell office:value-type="float" office:value="5140">
            <text:p>5140</text:p>
          </table:table-cell>
          <table:table-cell table:formula="of:=IF(AND([.B65]&gt;[.E65];[.C65]=0);1;&quot;&quot;)">
            <text:p/>
          </table:table-cell>
          <table:table-cell table:formula="of:=IF(AND([.B65]&lt;=[.E65];[.C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405">
            <text:p>3405</text:p>
          </table:table-cell>
          <table:table-cell office:value-type="float" office:value="0">
            <text:p>0</text:p>
          </table:table-cell>
          <table:table-cell office:value-type="float" office:value="3432">
            <text:p>3432</text:p>
          </table:table-cell>
          <table:table-cell office:value-type="float" office:value="3505">
            <text:p>3505</text:p>
          </table:table-cell>
          <table:table-cell table:formula="of:=IF(AND([.B66]&gt;[.E66];[.C66]=0);1;&quot;&quot;)">
            <text:p/>
          </table:table-cell>
          <table:table-cell table:formula="of:=IF(AND([.B66]&lt;=[.E66];[.C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02">
            <text:p>1802</text:p>
          </table:table-cell>
          <table:table-cell office:value-type="float" office:value="1">
            <text:p>1</text:p>
          </table:table-cell>
          <table:table-cell office:value-type="float" office:value="1813">
            <text:p>1813</text:p>
          </table:table-cell>
          <table:table-cell office:value-type="float" office:value="1831">
            <text:p>1831</text:p>
          </table:table-cell>
          <table:table-cell table:formula="of:=IF(AND([.B67]&gt;[.E67];[.C67]=0);1;&quot;&quot;)">
            <text:p/>
          </table:table-cell>
          <table:table-cell table:formula="of:=IF(AND([.B67]&lt;=[.E67];[.C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9">
            <text:p>2029</text:p>
          </table:table-cell>
          <table:table-cell office:value-type="float" office:value="1">
            <text:p>1</text:p>
          </table:table-cell>
          <table:table-cell office:value-type="float" office:value="1995">
            <text:p>1995</text:p>
          </table:table-cell>
          <table:table-cell office:value-type="float" office:value="2062">
            <text:p>2062</text:p>
          </table:table-cell>
          <table:table-cell table:formula="of:=IF(AND([.B68]&gt;[.E68];[.C68]=0);1;&quot;&quot;)">
            <text:p/>
          </table:table-cell>
          <table:table-cell table:formula="of:=IF(AND([.B68]&lt;=[.E68];[.C68]=1);1;&quot;&quot;)" office:value-type="float" office:value="1">
            <text:p>1</text:p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450">
            <text:p>5450</text:p>
          </table:table-cell>
          <table:table-cell office:value-type="float" office:value="0">
            <text:p>0</text:p>
          </table:table-cell>
          <table:table-cell office:value-type="float" office:value="5479">
            <text:p>5479</text:p>
          </table:table-cell>
          <table:table-cell office:value-type="float" office:value="5590">
            <text:p>5590</text:p>
          </table:table-cell>
          <table:table-cell table:formula="of:=IF(AND([.B69]&gt;[.E69];[.C69]=0);1;&quot;&quot;)">
            <text:p/>
          </table:table-cell>
          <table:table-cell table:formula="of:=IF(AND([.B69]&lt;=[.E69];[.C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552">
            <text:p>1552</text:p>
          </table:table-cell>
          <table:table-cell office:value-type="float" office:value="1">
            <text:p>1</text:p>
          </table:table-cell>
          <table:table-cell office:value-type="float" office:value="1586">
            <text:p>1586</text:p>
          </table:table-cell>
          <table:table-cell office:value-type="float" office:value="1585">
            <text:p>1585</text:p>
          </table:table-cell>
          <table:table-cell table:formula="of:=IF(AND([.B70]&gt;[.E70];[.C70]=0);1;&quot;&quot;)">
            <text:p/>
          </table:table-cell>
          <table:table-cell table:formula="of:=IF(AND([.B70]&lt;=[.E70];[.C70]=1);1;&quot;&quot;)" office:value-type="float" office:value="1">
            <text:p>1</text:p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09">
            <text:p>2209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2238">
            <text:p>2238</text:p>
          </table:table-cell>
          <table:table-cell table:formula="of:=IF(AND([.B71]&gt;[.E71];[.C71]=0);1;&quot;&quot;)">
            <text:p/>
          </table:table-cell>
          <table:table-cell table:formula="of:=IF(AND([.B71]&lt;=[.E71];[.C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06">
            <text:p>806</text:p>
          </table:table-cell>
          <table:table-cell table:formula="of:=IF(AND([.B72]&gt;[.E72];[.C72]=0);1;&quot;&quot;)">
            <text:p/>
          </table:table-cell>
          <table:table-cell table:formula="of:=IF(AND([.B72]&lt;=[.E72];[.C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1">
            <text:p>1831</text:p>
          </table:table-cell>
          <table:table-cell office:value-type="float" office:value="1890">
            <text:p>1890</text:p>
          </table:table-cell>
          <table:table-cell table:formula="of:=IF(AND([.B73]&gt;[.E73];[.C73]=0);1;&quot;&quot;)">
            <text:p/>
          </table:table-cell>
          <table:table-cell table:formula="of:=IF(AND([.B73]&lt;=[.E73];[.C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190">
            <text:p>14190</text:p>
          </table:table-cell>
          <table:table-cell office:value-type="float" office:value="1">
            <text:p>1</text:p>
          </table:table-cell>
          <table:table-cell office:value-type="float" office:value="14234">
            <text:p>14234</text:p>
          </table:table-cell>
          <table:table-cell office:value-type="float" office:value="14200">
            <text:p>14200</text:p>
          </table:table-cell>
          <table:table-cell table:formula="of:=IF(AND([.B74]&gt;[.E74];[.C74]=0);1;&quot;&quot;)">
            <text:p/>
          </table:table-cell>
          <table:table-cell table:formula="of:=IF(AND([.B74]&lt;=[.E74];[.C74]=1);1;&quot;&quot;)" office:value-type="float" office:value="1">
            <text:p>1</text:p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540">
            <text:p>2540</text:p>
          </table:table-cell>
          <table:table-cell office:value-type="float" office:value="0">
            <text:p>0</text:p>
          </table:table-cell>
          <table:table-cell office:value-type="float" office:value="2570">
            <text:p>2570</text:p>
          </table:table-cell>
          <table:table-cell office:value-type="float" office:value="2583">
            <text:p>2583</text:p>
          </table:table-cell>
          <table:table-cell table:formula="of:=IF(AND([.B75]&gt;[.E75];[.C75]=0);1;&quot;&quot;)">
            <text:p/>
          </table:table-cell>
          <table:table-cell table:formula="of:=IF(AND([.B75]&lt;=[.E75];[.C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>
            <text:p/>
          </table:table-cell>
          <table:table-cell/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20">
            <text:p>5020</text:p>
          </table:table-cell>
          <table:table-cell office:value-type="float" office:value="1">
            <text:p>1</text:p>
          </table:table-cell>
          <table:table-cell office:value-type="float" office:value="5047">
            <text:p>5047</text:p>
          </table:table-cell>
          <table:table-cell office:value-type="float" office:value="5066">
            <text:p>5066</text:p>
          </table:table-cell>
          <table:table-cell table:formula="of:=IF(AND([.B76]&gt;[.E76];[.C76]=0);1;&quot;&quot;)">
            <text:p/>
          </table:table-cell>
          <table:table-cell table:formula="of:=IF(AND([.B76]&lt;=[.E76];[.C76]=1);1;&quot;&quot;)" office:value-type="float" office:value="1">
            <text:p>1</text:p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610">
            <text:p>9610</text:p>
          </table:table-cell>
          <table:table-cell office:value-type="float" office:value="1">
            <text:p>1</text:p>
          </table:table-cell>
          <table:table-cell office:value-type="float" office:value="9689">
            <text:p>9689</text:p>
          </table:table-cell>
          <table:table-cell office:value-type="float" office:value="9570">
            <text:p>9570</text:p>
          </table:table-cell>
          <table:table-cell table:formula="of:=IF(AND([.B77]&gt;[.E77];[.C77]=0);1;&quot;&quot;)">
            <text:p/>
          </table:table-cell>
          <table:table-cell table:formula="of:=IF(AND([.B77]&lt;=[.E77];[.C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  <table:table-cell/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43">
            <text:p>1043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52">
            <text:p>1052</text:p>
          </table:table-cell>
          <table:table-cell table:formula="of:=IF(AND([.B78]&gt;[.E78];[.C78]=0);1;&quot;&quot;)">
            <text:p/>
          </table:table-cell>
          <table:table-cell table:formula="of:=IF(AND([.B78]&lt;=[.E78];[.C78]=1);1;&quot;&quot;)" office:value-type="float" office:value="1">
            <text:p>1</text:p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59">
            <text:p>1459</text:p>
          </table:table-cell>
          <table:table-cell office:value-type="float" office:value="1">
            <text:p>1</text:p>
          </table:table-cell>
          <table:table-cell office:value-type="float" office:value="1452">
            <text:p>1452</text:p>
          </table:table-cell>
          <table:table-cell office:value-type="float" office:value="1476">
            <text:p>1476</text:p>
          </table:table-cell>
          <table:table-cell table:formula="of:=IF(AND([.B79]&gt;[.E79];[.C79]=0);1;&quot;&quot;)">
            <text:p/>
          </table:table-cell>
          <table:table-cell table:formula="of:=IF(AND([.B79]&lt;=[.E79];[.C79]=1);1;&quot;&quot;)" office:value-type="float" office:value="1">
            <text:p>1</text:p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7">
            <text:p>917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22">
            <text:p>922</text:p>
          </table:table-cell>
          <table:table-cell table:formula="of:=IF(AND([.B80]&gt;[.E80];[.C80]=0);1;&quot;&quot;)">
            <text:p/>
          </table:table-cell>
          <table:table-cell table:formula="of:=IF(AND([.B80]&lt;=[.E80];[.C80]=1);1;&quot;&quot;)" office:value-type="float" office:value="1">
            <text:p>1</text:p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228">
            <text:p>1228</text:p>
          </table:table-cell>
          <table:table-cell office:value-type="float" office:value="1">
            <text:p>1</text:p>
          </table:table-cell>
          <table:table-cell office:value-type="float" office:value="1192">
            <text:p>1192</text:p>
          </table:table-cell>
          <table:table-cell office:value-type="float" office:value="1246">
            <text:p>1246</text:p>
          </table:table-cell>
          <table:table-cell table:formula="of:=IF(AND([.B81]&gt;[.E81];[.C81]=0);1;&quot;&quot;)">
            <text:p/>
          </table:table-cell>
          <table:table-cell table:formula="of:=IF(AND([.B81]&lt;=[.E81];[.C81]=1);1;&quot;&quot;)" office:value-type="float" office:value="1">
            <text:p>1</text:p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497">
            <text:p>497</text:p>
          </table:table-cell>
          <table:table-cell office:value-type="float" office:value="1">
            <text:p>1</text:p>
          </table:table-cell>
          <table:table-cell office:value-type="float" office:value="496">
            <text:p>496</text:p>
          </table:table-cell>
          <table:table-cell office:value-type="float" office:value="498">
            <text:p>498</text:p>
          </table:table-cell>
          <table:table-cell table:formula="of:=IF(AND([.B82]&gt;[.E82];[.C82]=0);1;&quot;&quot;)">
            <text:p/>
          </table:table-cell>
          <table:table-cell table:formula="of:=IF(AND([.B82]&lt;=[.E82];[.C82]=1);1;&quot;&quot;)" office:value-type="float" office:value="1">
            <text:p>1</text:p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table:formula="of:=IF(AND([.B83]&gt;[.E83];[.C83]=0);1;&quot;&quot;)">
            <text:p/>
          </table:table-cell>
          <table:table-cell table:formula="of:=IF(AND([.B83]&lt;=[.E83];[.C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779">
            <text:p>2779</text:p>
          </table:table-cell>
          <table:table-cell office:value-type="float" office:value="2809">
            <text:p>2809</text:p>
          </table:table-cell>
          <table:table-cell table:formula="of:=IF(AND([.B84]&gt;[.E84];[.C84]=0);1;&quot;&quot;)">
            <text:p/>
          </table:table-cell>
          <table:table-cell table:formula="of:=IF(AND([.B84]&lt;=[.E84];[.C84]=1);1;&quot;&quot;)" office:value-type="float" office:value="1">
            <text:p>1</text:p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570">
            <text:p>570</text:p>
          </table:table-cell>
          <table:table-cell office:value-type="float" office:value="572">
            <text:p>572</text:p>
          </table:table-cell>
          <table:table-cell table:formula="of:=IF(AND([.B85]&gt;[.E85];[.C85]=0);1;&quot;&quot;)" office:value-type="float" office:value="1">
            <text:p>1</text:p>
          </table:table-cell>
          <table:table-cell table:formula="of:=IF(AND([.B85]&lt;=[.E85];[.C85]=1);1;&quot;&quot;)">
            <text:p/>
          </table:table-cell>
          <table:table-cell table:formula="of:=IF(AND([.B85]&gt;[.D85];[.C85]=0);1;&quot;&quot;)" office:value-type="float" office:value="1">
            <text:p>1</text:p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90">
            <text:p>2990</text:p>
          </table:table-cell>
          <table:table-cell office:value-type="float" office:value="0">
            <text:p>0</text:p>
          </table:table-cell>
          <table:table-cell office:value-type="float" office:value="2971">
            <text:p>2971</text:p>
          </table:table-cell>
          <table:table-cell office:value-type="float" office:value="3045">
            <text:p>3045</text:p>
          </table:table-cell>
          <table:table-cell table:formula="of:=IF(AND([.B86]&gt;[.E86];[.C86]=0);1;&quot;&quot;)">
            <text:p/>
          </table:table-cell>
          <table:table-cell table:formula="of:=IF(AND([.B86]&lt;=[.E86];[.C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>
            <text:p/>
          </table:table-cell>
          <table:table-cell/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42">
            <text:p>1442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505">
            <text:p>1505</text:p>
          </table:table-cell>
          <table:table-cell table:formula="of:=IF(AND([.B87]&gt;[.E87];[.C87]=0);1;&quot;&quot;)">
            <text:p/>
          </table:table-cell>
          <table:table-cell table:formula="of:=IF(AND([.B87]&lt;=[.E87];[.C87]=1);1;&quot;&quot;)">
            <text:p/>
          </table:table-cell>
          <table:table-cell table:formula="of:=IF(AND([.B87]&gt;[.D87];[.C87]=0);1;&quot;&quot;)" office:value-type="float" office:value="1">
            <text:p>1</text:p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170">
            <text:p>3170</text:p>
          </table:table-cell>
          <table:table-cell office:value-type="float" office:value="0">
            <text:p>0</text:p>
          </table:table-cell>
          <table:table-cell office:value-type="float" office:value="3140">
            <text:p>3140</text:p>
          </table:table-cell>
          <table:table-cell office:value-type="float" office:value="3240">
            <text:p>3240</text:p>
          </table:table-cell>
          <table:table-cell table:formula="of:=IF(AND([.B88]&gt;[.E88];[.C88]=0);1;&quot;&quot;)">
            <text:p/>
          </table:table-cell>
          <table:table-cell table:formula="of:=IF(AND([.B88]&lt;=[.E88];[.C88]=1);1;&quot;&quot;)">
            <text:p/>
          </table:table-cell>
          <table:table-cell table:formula="of:=IF(AND([.B88]&gt;[.D88];[.C88]=0);1;&quot;&quot;)" office:value-type="float" office:value="1">
            <text:p>1</text:p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04">
            <text:p>1304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1329">
            <text:p>1329</text:p>
          </table:table-cell>
          <table:table-cell table:formula="of:=IF(AND([.B89]&gt;[.E89];[.C89]=0);1;&quot;&quot;)">
            <text:p/>
          </table:table-cell>
          <table:table-cell table:formula="of:=IF(AND([.B89]&lt;=[.E89];[.C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27">
            <text:p>1627</text:p>
          </table:table-cell>
          <table:table-cell office:value-type="float" office:value="1">
            <text:p>1</text:p>
          </table:table-cell>
          <table:table-cell office:value-type="float" office:value="1648">
            <text:p>1648</text:p>
          </table:table-cell>
          <table:table-cell office:value-type="float" office:value="1670">
            <text:p>1670</text:p>
          </table:table-cell>
          <table:table-cell table:formula="of:=IF(AND([.B90]&gt;[.E90];[.C90]=0);1;&quot;&quot;)">
            <text:p/>
          </table:table-cell>
          <table:table-cell table:formula="of:=IF(AND([.B90]&lt;=[.E90];[.C90]=1);1;&quot;&quot;)" office:value-type="float" office:value="1">
            <text:p>1</text:p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520">
            <text:p>520</text:p>
          </table:table-cell>
          <table:table-cell table:formula="of:=IF(AND([.B91]&gt;[.E91];[.C91]=0);1;&quot;&quot;)">
            <text:p/>
          </table:table-cell>
          <table:table-cell table:formula="of:=IF(AND([.B91]&lt;=[.E91];[.C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31">
            <text:p>2031</text:p>
          </table:table-cell>
          <table:table-cell office:value-type="float" office:value="0">
            <text:p>0</text:p>
          </table:table-cell>
          <table:table-cell office:value-type="float" office:value="2028">
            <text:p>2028</text:p>
          </table:table-cell>
          <table:table-cell office:value-type="float" office:value="2091">
            <text:p>2091</text:p>
          </table:table-cell>
          <table:table-cell table:formula="of:=IF(AND([.B92]&gt;[.E92];[.C92]=0);1;&quot;&quot;)">
            <text:p/>
          </table:table-cell>
          <table:table-cell table:formula="of:=IF(AND([.B92]&lt;=[.E92];[.C92]=1);1;&quot;&quot;)">
            <text:p/>
          </table:table-cell>
          <table:table-cell table:formula="of:=IF(AND([.B92]&gt;[.D92];[.C92]=0);1;&quot;&quot;)" office:value-type="float" office:value="1">
            <text:p>1</text:p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27">
            <text:p>1827</text:p>
          </table:table-cell>
          <table:table-cell office:value-type="float" office:value="0">
            <text:p>0</text:p>
          </table:table-cell>
          <table:table-cell office:value-type="float" office:value="1840">
            <text:p>1840</text:p>
          </table:table-cell>
          <table:table-cell office:value-type="float" office:value="1863">
            <text:p>1863</text:p>
          </table:table-cell>
          <table:table-cell table:formula="of:=IF(AND([.B93]&gt;[.E93];[.C93]=0);1;&quot;&quot;)">
            <text:p/>
          </table:table-cell>
          <table:table-cell table:formula="of:=IF(AND([.B93]&lt;=[.E93];[.C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09">
            <text:p>1109</text:p>
          </table:table-cell>
          <table:table-cell office:value-type="float" office:value="0">
            <text:p>0</text:p>
          </table:table-cell>
          <table:table-cell office:value-type="float" office:value="1061">
            <text:p>1061</text:p>
          </table:table-cell>
          <table:table-cell office:value-type="float" office:value="1083">
            <text:p>1083</text:p>
          </table:table-cell>
          <table:table-cell table:formula="of:=IF(AND([.B94]&gt;[.E94];[.C94]=0);1;&quot;&quot;)" office:value-type="float" office:value="1">
            <text:p>1</text:p>
          </table:table-cell>
          <table:table-cell table:formula="of:=IF(AND([.B94]&lt;=[.E94];[.C94]=1);1;&quot;&quot;)">
            <text:p/>
          </table:table-cell>
          <table:table-cell table:formula="of:=IF(AND([.B94]&gt;[.D94];[.C94]=0);1;&quot;&quot;)" office:value-type="float" office:value="1">
            <text:p>1</text:p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74">
            <text:p>374</text:p>
          </table:table-cell>
          <table:table-cell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375">
            <text:p>375</text:p>
          </table:table-cell>
          <table:table-cell table:formula="of:=IF(AND([.B95]&gt;[.E95];[.C95]=0);1;&quot;&quot;)">
            <text:p/>
          </table:table-cell>
          <table:table-cell table:formula="of:=IF(AND([.B95]&lt;=[.E95];[.C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48">
            <text:p>2148</text:p>
          </table:table-cell>
          <table:table-cell office:value-type="float" office:value="2237">
            <text:p>2237</text:p>
          </table:table-cell>
          <table:table-cell table:formula="of:=IF(AND([.B96]&gt;[.E96];[.C96]=0);1;&quot;&quot;)">
            <text:p/>
          </table:table-cell>
          <table:table-cell table:formula="of:=IF(AND([.B96]&lt;=[.E96];[.C96]=1);1;&quot;&quot;)" office:value-type="float" office:value="1">
            <text:p>1</text:p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24">
            <text:p>724</text:p>
          </table:table-cell>
          <table:table-cell table:formula="of:=IF(AND([.B97]&gt;[.E97];[.C97]=0);1;&quot;&quot;)">
            <text:p/>
          </table:table-cell>
          <table:table-cell table:formula="of:=IF(AND([.B97]&lt;=[.E97];[.C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712">
            <text:p>712</text:p>
          </table:table-cell>
          <table:table-cell table:formula="of:=IF(AND([.B98]&gt;[.E98];[.C98]=0);1;&quot;&quot;)">
            <text:p/>
          </table:table-cell>
          <table:table-cell table:formula="of:=IF(AND([.B98]&lt;=[.E98];[.C98]=1);1;&quot;&quot;)">
            <text:p/>
          </table:table-cell>
          <table:table-cell table:formula="of:=IF(AND([.B98]&gt;[.D98];[.C98]=0);1;&quot;&quot;)" office:value-type="float" office:value="1">
            <text:p>1</text:p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591">
            <text:p>591</text:p>
          </table:table-cell>
          <table:table-cell table:formula="of:=IF(AND([.B99]&gt;[.E99];[.C99]=0);1;&quot;&quot;)">
            <text:p/>
          </table:table-cell>
          <table:table-cell table:formula="of:=IF(AND([.B99]&lt;=[.E99];[.C99]=1);1;&quot;&quot;)">
            <text:p/>
          </table:table-cell>
          <table:table-cell table:formula="of:=IF(AND([.B99]&gt;[.D99];[.C99]=0);1;&quot;&quot;)" office:value-type="float" office:value="1">
            <text:p>1</text:p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035">
            <text:p>2035</text:p>
          </table:table-cell>
          <table:table-cell office:value-type="float" office:value="0">
            <text:p>0</text:p>
          </table:table-cell>
          <table:table-cell office:value-type="float" office:value="2038">
            <text:p>2038</text:p>
          </table:table-cell>
          <table:table-cell office:value-type="float" office:value="2087">
            <text:p>2087</text:p>
          </table:table-cell>
          <table:table-cell table:formula="of:=IF(AND([.B100]&gt;[.E100];[.C100]=0);1;&quot;&quot;)">
            <text:p/>
          </table:table-cell>
          <table:table-cell table:formula="of:=IF(AND([.B100]&lt;=[.E100];[.C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71">
            <text:p>571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73">
            <text:p>573</text:p>
          </table:table-cell>
          <table:table-cell table:formula="of:=IF(AND([.B101]&gt;[.E101];[.C101]=0);1;&quot;&quot;)">
            <text:p/>
          </table:table-cell>
          <table:table-cell table:formula="of:=IF(AND([.B101]&lt;=[.E101];[.C101]=1);1;&quot;&quot;)" office:value-type="float" office:value="1">
            <text:p>1</text:p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63">
            <text:p>1163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339">
            <text:p>1339</text:p>
          </table:table-cell>
          <table:table-cell table:formula="of:=IF(AND([.B102]&gt;[.E102];[.C102]=0);1;&quot;&quot;)">
            <text:p/>
          </table:table-cell>
          <table:table-cell table:formula="of:=IF(AND([.B102]&lt;=[.E102];[.C102]=1);1;&quot;&quot;)" office:value-type="float" office:value="1">
            <text:p>1</text:p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516">
            <text:p>516</text:p>
          </table:table-cell>
          <table:table-cell table:formula="of:=IF(AND([.B103]&gt;[.E103];[.C103]=0);1;&quot;&quot;)">
            <text:p/>
          </table:table-cell>
          <table:table-cell table:formula="of:=IF(AND([.B103]&lt;=[.E103];[.C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020">
            <text:p>4020</text:p>
          </table:table-cell>
          <table:table-cell office:value-type="float" office:value="1">
            <text:p>1</text:p>
          </table:table-cell>
          <table:table-cell office:value-type="float" office:value="4306">
            <text:p>4306</text:p>
          </table:table-cell>
          <table:table-cell office:value-type="float" office:value="3875">
            <text:p>3875</text:p>
          </table:table-cell>
          <table:table-cell table:formula="of:=IF(AND([.B104]&gt;[.E104];[.C104]=0);1;&quot;&quot;)">
            <text:p/>
          </table:table-cell>
          <table:table-cell table:formula="of:=IF(AND([.B104]&lt;=[.E104];[.C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49">
            <text:p>1249</text:p>
          </table:table-cell>
          <table:table-cell office:value-type="float" office:value="0">
            <text:p>0</text:p>
          </table:table-cell>
          <table:table-cell office:value-type="float" office:value="1273">
            <text:p>1273</text:p>
          </table:table-cell>
          <table:table-cell office:value-type="float" office:value="1308">
            <text:p>1308</text:p>
          </table:table-cell>
          <table:table-cell table:formula="of:=IF(AND([.B105]&gt;[.E105];[.C105]=0);1;&quot;&quot;)">
            <text:p/>
          </table:table-cell>
          <table:table-cell table:formula="of:=IF(AND([.B105]&lt;=[.E105];[.C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8">
            <text:p>138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9">
            <text:p>139</text:p>
          </table:table-cell>
          <table:table-cell table:formula="of:=IF(AND([.B106]&gt;[.E106];[.C106]=0);1;&quot;&quot;)">
            <text:p/>
          </table:table-cell>
          <table:table-cell table:formula="of:=IF(AND([.B106]&lt;=[.E106];[.C106]=1);1;&quot;&quot;)">
            <text:p/>
          </table:table-cell>
          <table:table-cell table:formula="of:=IF(AND([.B106]&gt;[.D106];[.C106]=0);1;&quot;&quot;)" office:value-type="float" office:value="1">
            <text:p>1</text:p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16">
            <text:p>2716</text:p>
          </table:table-cell>
          <table:table-cell office:value-type="float" office:value="1">
            <text:p>1</text:p>
          </table:table-cell>
          <table:table-cell office:value-type="float" office:value="2709">
            <text:p>2709</text:p>
          </table:table-cell>
          <table:table-cell office:value-type="float" office:value="2789">
            <text:p>2789</text:p>
          </table:table-cell>
          <table:table-cell table:formula="of:=IF(AND([.B107]&gt;[.E107];[.C107]=0);1;&quot;&quot;)">
            <text:p/>
          </table:table-cell>
          <table:table-cell table:formula="of:=IF(AND([.B107]&lt;=[.E107];[.C107]=1);1;&quot;&quot;)" office:value-type="float" office:value="1">
            <text:p>1</text:p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612">
            <text:p>612</text:p>
          </table:table-cell>
          <table:table-cell table:formula="of:=IF(AND([.B108]&gt;[.E108];[.C108]=0);1;&quot;&quot;)">
            <text:p/>
          </table:table-cell>
          <table:table-cell table:formula="of:=IF(AND([.B108]&lt;=[.E108];[.C108]=1);1;&quot;&quot;)" office:value-type="float" office:value="1">
            <text:p>1</text:p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502">
            <text:p>502</text:p>
          </table:table-cell>
          <table:table-cell table:formula="of:=IF(AND([.B109]&gt;[.E109];[.C109]=0);1;&quot;&quot;)">
            <text:p/>
          </table:table-cell>
          <table:table-cell table:formula="of:=IF(AND([.B109]&lt;=[.E109];[.C109]=1);1;&quot;&quot;)" office:value-type="float" office:value="1">
            <text:p>1</text:p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99">
            <text:p>6499</text:p>
          </table:table-cell>
          <table:table-cell office:value-type="float" office:value="1">
            <text:p>1</text:p>
          </table:table-cell>
          <table:table-cell office:value-type="float" office:value="6441">
            <text:p>6441</text:p>
          </table:table-cell>
          <table:table-cell office:value-type="float" office:value="6591">
            <text:p>6591</text:p>
          </table:table-cell>
          <table:table-cell table:formula="of:=IF(AND([.B110]&gt;[.E110];[.C110]=0);1;&quot;&quot;)">
            <text:p/>
          </table:table-cell>
          <table:table-cell table:formula="of:=IF(AND([.B110]&lt;=[.E110];[.C110]=1);1;&quot;&quot;)" office:value-type="float" office:value="1">
            <text:p>1</text:p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795">
            <text:p>1795</text:p>
          </table:table-cell>
          <table:table-cell office:value-type="float" office:value="0">
            <text:p>0</text:p>
          </table:table-cell>
          <table:table-cell office:value-type="float" office:value="1798">
            <text:p>1798</text:p>
          </table:table-cell>
          <table:table-cell office:value-type="float" office:value="1782">
            <text:p>1782</text:p>
          </table:table-cell>
          <table:table-cell table:formula="of:=IF(AND([.B111]&gt;[.E111];[.C111]=0);1;&quot;&quot;)" office:value-type="float" office:value="1">
            <text:p>1</text:p>
          </table:table-cell>
          <table:table-cell table:formula="of:=IF(AND([.B111]&lt;=[.E111];[.C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14">
            <text:p>1214</text:p>
          </table:table-cell>
          <table:table-cell office:value-type="float" office:value="1223">
            <text:p>1223</text:p>
          </table:table-cell>
          <table:table-cell table:formula="of:=IF(AND([.B112]&gt;[.E112];[.C112]=0);1;&quot;&quot;)">
            <text:p/>
          </table:table-cell>
          <table:table-cell table:formula="of:=IF(AND([.B112]&lt;=[.E112];[.C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709">
            <text:p>1709</text:p>
          </table:table-cell>
          <table:table-cell office:value-type="float" office:value="0">
            <text:p>0</text:p>
          </table:table-cell>
          <table:table-cell office:value-type="float" office:value="1699">
            <text:p>1699</text:p>
          </table:table-cell>
          <table:table-cell office:value-type="float" office:value="1742">
            <text:p>1742</text:p>
          </table:table-cell>
          <table:table-cell table:formula="of:=IF(AND([.B113]&gt;[.E113];[.C113]=0);1;&quot;&quot;)">
            <text:p/>
          </table:table-cell>
          <table:table-cell table:formula="of:=IF(AND([.B113]&lt;=[.E113];[.C113]=1);1;&quot;&quot;)">
            <text:p/>
          </table:table-cell>
          <table:table-cell table:formula="of:=IF(AND([.B113]&gt;[.D113];[.C113]=0);1;&quot;&quot;)" office:value-type="float" office:value="1">
            <text:p>1</text:p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49">
            <text:p>549</text:p>
          </table:table-cell>
          <table:table-cell office:value-type="float" office:value="551">
            <text:p>551</text:p>
          </table:table-cell>
          <table:table-cell table:formula="of:=IF(AND([.B114]&gt;[.E114];[.C114]=0);1;&quot;&quot;)" office:value-type="float" office:value="1">
            <text:p>1</text:p>
          </table:table-cell>
          <table:table-cell table:formula="of:=IF(AND([.B114]&lt;=[.E114];[.C114]=1);1;&quot;&quot;)">
            <text:p/>
          </table:table-cell>
          <table:table-cell table:formula="of:=IF(AND([.B114]&gt;[.D114];[.C114]=0);1;&quot;&quot;)" office:value-type="float" office:value="1">
            <text:p>1</text:p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864">
            <text:p>1864</text:p>
          </table:table-cell>
          <table:table-cell office:value-type="float" office:value="1">
            <text:p>1</text:p>
          </table:table-cell>
          <table:table-cell office:value-type="float" office:value="1870">
            <text:p>1870</text:p>
          </table:table-cell>
          <table:table-cell office:value-type="float" office:value="1847">
            <text:p>1847</text:p>
          </table:table-cell>
          <table:table-cell table:formula="of:=IF(AND([.B115]&gt;[.E115];[.C115]=0);1;&quot;&quot;)">
            <text:p/>
          </table:table-cell>
          <table:table-cell table:formula="of:=IF(AND([.B115]&lt;=[.E115];[.C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791">
            <text:p>1791</text:p>
          </table:table-cell>
          <table:table-cell office:value-type="float" office:value="0">
            <text:p>0</text:p>
          </table:table-cell>
          <table:table-cell office:value-type="float" office:value="1790">
            <text:p>1790</text:p>
          </table:table-cell>
          <table:table-cell office:value-type="float" office:value="1789">
            <text:p>1789</text:p>
          </table:table-cell>
          <table:table-cell table:formula="of:=IF(AND([.B116]&gt;[.E116];[.C116]=0);1;&quot;&quot;)" office:value-type="float" office:value="1">
            <text:p>1</text:p>
          </table:table-cell>
          <table:table-cell table:formula="of:=IF(AND([.B116]&lt;=[.E116];[.C116]=1);1;&quot;&quot;)">
            <text:p/>
          </table:table-cell>
          <table:table-cell table:formula="of:=IF(AND([.B116]&gt;[.D116];[.C116]=0);1;&quot;&quot;)" office:value-type="float" office:value="1">
            <text:p>1</text:p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89">
            <text:p>689</text:p>
          </table:table-cell>
          <table:table-cell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690">
            <text:p>690</text:p>
          </table:table-cell>
          <table:table-cell table:formula="of:=IF(AND([.B117]&gt;[.E117];[.C117]=0);1;&quot;&quot;)">
            <text:p/>
          </table:table-cell>
          <table:table-cell table:formula="of:=IF(AND([.B117]&lt;=[.E117];[.C117]=1);1;&quot;&quot;)" office:value-type="float" office:value="1">
            <text:p>1</text:p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779">
            <text:p>779</text:p>
          </table:table-cell>
          <table:table-cell office:value-type="float" office:value="788">
            <text:p>788</text:p>
          </table:table-cell>
          <table:table-cell table:formula="of:=IF(AND([.B118]&gt;[.E118];[.C118]=0);1;&quot;&quot;)">
            <text:p/>
          </table:table-cell>
          <table:table-cell table:formula="of:=IF(AND([.B118]&lt;=[.E118];[.C118]=1);1;&quot;&quot;)">
            <text:p/>
          </table:table-cell>
          <table:table-cell table:formula="of:=IF(AND([.B118]&gt;[.D118];[.C118]=0);1;&quot;&quot;)" office:value-type="float" office:value="1">
            <text:p>1</text:p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425">
            <text:p>1425</text:p>
          </table:table-cell>
          <table:table-cell office:value-type="float" office:value="1">
            <text:p>1</text:p>
          </table:table-cell>
          <table:table-cell office:value-type="float" office:value="1435">
            <text:p>1435</text:p>
          </table:table-cell>
          <table:table-cell office:value-type="float" office:value="1452">
            <text:p>1452</text:p>
          </table:table-cell>
          <table:table-cell table:formula="of:=IF(AND([.B119]&gt;[.E119];[.C119]=0);1;&quot;&quot;)">
            <text:p/>
          </table:table-cell>
          <table:table-cell table:formula="of:=IF(AND([.B119]&lt;=[.E119];[.C119]=1);1;&quot;&quot;)" office:value-type="float" office:value="1">
            <text:p>1</text:p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94">
            <text:p>1294</text:p>
          </table:table-cell>
          <table:table-cell office:value-type="float" office:value="0">
            <text:p>0</text:p>
          </table:table-cell>
          <table:table-cell office:value-type="float" office:value="1291">
            <text:p>1291</text:p>
          </table:table-cell>
          <table:table-cell office:value-type="float" office:value="1313">
            <text:p>1313</text:p>
          </table:table-cell>
          <table:table-cell table:formula="of:=IF(AND([.B120]&gt;[.E120];[.C120]=0);1;&quot;&quot;)">
            <text:p/>
          </table:table-cell>
          <table:table-cell table:formula="of:=IF(AND([.B120]&lt;=[.E120];[.C120]=1);1;&quot;&quot;)">
            <text:p/>
          </table:table-cell>
          <table:table-cell table:formula="of:=IF(AND([.B120]&gt;[.D120];[.C120]=0);1;&quot;&quot;)" office:value-type="float" office:value="1">
            <text:p>1</text:p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office:value-type="float" office:value="944">
            <text:p>944</text:p>
          </table:table-cell>
          <table:table-cell office:value-type="float" office:value="985">
            <text:p>985</text:p>
          </table:table-cell>
          <table:table-cell table:formula="of:=IF(AND([.B121]&gt;[.E121];[.C121]=0);1;&quot;&quot;)">
            <text:p/>
          </table:table-cell>
          <table:table-cell table:formula="of:=IF(AND([.B121]&lt;=[.E121];[.C121]=1);1;&quot;&quot;)" office:value-type="float" office:value="1">
            <text:p>1</text:p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  <table:table-cell office:value-type="float" office:value="2462">
            <text:p>2462</text:p>
          </table:table-cell>
          <table:table-cell office:value-type="float" office:value="2493">
            <text:p>2493</text:p>
          </table:table-cell>
          <table:table-cell table:formula="of:=IF(AND([.B122]&gt;[.E122];[.C122]=0);1;&quot;&quot;)">
            <text:p/>
          </table:table-cell>
          <table:table-cell table:formula="of:=IF(AND([.B122]&lt;=[.E122];[.C122]=1);1;&quot;&quot;)" office:value-type="float" office:value="1">
            <text:p>1</text:p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table:formula="of:=IF(AND([.B123]&gt;[.E123];[.C123]=0);1;&quot;&quot;)">
            <text:p/>
          </table:table-cell>
          <table:table-cell table:formula="of:=IF(AND([.B123]&lt;=[.E123];[.C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65">
            <text:p>1765</text:p>
          </table:table-cell>
          <table:table-cell office:value-type="float" office:value="1809">
            <text:p>1809</text:p>
          </table:table-cell>
          <table:table-cell table:formula="of:=IF(AND([.B124]&gt;[.E124];[.C124]=0);1;&quot;&quot;)">
            <text:p/>
          </table:table-cell>
          <table:table-cell table:formula="of:=IF(AND([.B124]&lt;=[.E124];[.C124]=1);1;&quot;&quot;)">
            <text:p/>
          </table:table-cell>
          <table:table-cell table:formula="of:=IF(AND([.B124]&gt;[.D124];[.C124]=0);1;&quot;&quot;)" office:value-type="float" office:value="1">
            <text:p>1</text:p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office:value-type="float" office:value="654">
            <text:p>654</text:p>
          </table:table-cell>
          <table:table-cell office:value-type="float" office:value="671">
            <text:p>671</text:p>
          </table:table-cell>
          <table:table-cell table:formula="of:=IF(AND([.B125]&gt;[.E125];[.C125]=0);1;&quot;&quot;)">
            <text:p/>
          </table:table-cell>
          <table:table-cell table:formula="of:=IF(AND([.B125]&lt;=[.E125];[.C125]=1);1;&quot;&quot;)">
            <text:p/>
          </table:table-cell>
          <table:table-cell table:formula="of:=IF(AND([.B125]&gt;[.D125];[.C125]=0);1;&quot;&quot;)" office:value-type="float" office:value="1">
            <text:p>1</text:p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319">
            <text:p>1319</text:p>
          </table:table-cell>
          <table:table-cell office:value-type="float" office:value="0">
            <text:p>0</text:p>
          </table:table-cell>
          <table:table-cell office:value-type="float" office:value="1313">
            <text:p>1313</text:p>
          </table:table-cell>
          <table:table-cell office:value-type="float" office:value="1329">
            <text:p>1329</text:p>
          </table:table-cell>
          <table:table-cell table:formula="of:=IF(AND([.B126]&gt;[.E126];[.C126]=0);1;&quot;&quot;)">
            <text:p/>
          </table:table-cell>
          <table:table-cell table:formula="of:=IF(AND([.B126]&lt;=[.E126];[.C126]=1);1;&quot;&quot;)">
            <text:p/>
          </table:table-cell>
          <table:table-cell table:formula="of:=IF(AND([.B126]&gt;[.D126];[.C126]=0);1;&quot;&quot;)" office:value-type="float" office:value="1">
            <text:p>1</text:p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7]&gt;[.E127];[.C127]=0);1;&quot;&quot;)">
            <text:p/>
          </table:table-cell>
          <table:table-cell table:formula="of:=IF(AND([.B127]&lt;=[.E127];[.C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514">
            <text:p>1514</text:p>
          </table:table-cell>
          <table:table-cell office:value-type="float" office:value="0">
            <text:p>0</text:p>
          </table:table-cell>
          <table:table-cell office:value-type="float" office:value="1510">
            <text:p>1510</text:p>
          </table:table-cell>
          <table:table-cell office:value-type="float" office:value="1514">
            <text:p>1514</text:p>
          </table:table-cell>
          <table:table-cell table:formula="of:=IF(AND([.B128]&gt;[.E128];[.C128]=0);1;&quot;&quot;)">
            <text:p/>
          </table:table-cell>
          <table:table-cell table:formula="of:=IF(AND([.B128]&lt;=[.E128];[.C128]=1);1;&quot;&quot;)">
            <text:p/>
          </table:table-cell>
          <table:table-cell table:formula="of:=IF(AND([.B128]&gt;[.D128];[.C128]=0);1;&quot;&quot;)" office:value-type="float" office:value="1">
            <text:p>1</text:p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820">
            <text:p>4820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880">
            <text:p>4880</text:p>
          </table:table-cell>
          <table:table-cell table:formula="of:=IF(AND([.B129]&gt;[.E129];[.C129]=0);1;&quot;&quot;)">
            <text:p/>
          </table:table-cell>
          <table:table-cell table:formula="of:=IF(AND([.B129]&lt;=[.E129];[.C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320">
            <text:p>6320</text:p>
          </table:table-cell>
          <table:table-cell office:value-type="float" office:value="1">
            <text:p>1</text:p>
          </table:table-cell>
          <table:table-cell office:value-type="float" office:value="6300">
            <text:p>6300</text:p>
          </table:table-cell>
          <table:table-cell office:value-type="float" office:value="6340">
            <text:p>6340</text:p>
          </table:table-cell>
          <table:table-cell table:formula="of:=IF(AND([.B130]&gt;[.E130];[.C130]=0);1;&quot;&quot;)">
            <text:p/>
          </table:table-cell>
          <table:table-cell table:formula="of:=IF(AND([.B130]&lt;=[.E130];[.C130]=1);1;&quot;&quot;)" office:value-type="float" office:value="1">
            <text:p>1</text:p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16">
            <text:p>1116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1107">
            <text:p>1107</text:p>
          </table:table-cell>
          <table:table-cell table:formula="of:=IF(AND([.B131]&gt;[.E131];[.C131]=0);1;&quot;&quot;)" office:value-type="float" office:value="1">
            <text:p>1</text:p>
          </table:table-cell>
          <table:table-cell table:formula="of:=IF(AND([.B131]&lt;=[.E131];[.C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093">
            <text:p>5093</text:p>
          </table:table-cell>
          <table:table-cell office:value-type="float" office:value="0">
            <text:p>0</text:p>
          </table:table-cell>
          <table:table-cell office:value-type="float" office:value="5118">
            <text:p>5118</text:p>
          </table:table-cell>
          <table:table-cell office:value-type="float" office:value="5244">
            <text:p>5244</text:p>
          </table:table-cell>
          <table:table-cell table:formula="of:=IF(AND([.B132]&gt;[.E132];[.C132]=0);1;&quot;&quot;)">
            <text:p/>
          </table:table-cell>
          <table:table-cell table:formula="of:=IF(AND([.B132]&lt;=[.E132];[.C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12">
            <text:p>5712</text:p>
          </table:table-cell>
          <table:table-cell office:value-type="float" office:value="0">
            <text:p>0</text:p>
          </table:table-cell>
          <table:table-cell office:value-type="float" office:value="5711">
            <text:p>5711</text:p>
          </table:table-cell>
          <table:table-cell office:value-type="float" office:value="5706">
            <text:p>5706</text:p>
          </table:table-cell>
          <table:table-cell table:formula="of:=IF(AND([.B133]&gt;[.E133];[.C133]=0);1;&quot;&quot;)" office:value-type="float" office:value="1">
            <text:p>1</text:p>
          </table:table-cell>
          <table:table-cell table:formula="of:=IF(AND([.B133]&lt;=[.E133];[.C133]=1);1;&quot;&quot;)">
            <text:p/>
          </table:table-cell>
          <table:table-cell table:formula="of:=IF(AND([.B133]&gt;[.D133];[.C133]=0);1;&quot;&quot;)" office:value-type="float" office:value="1">
            <text:p>1</text:p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69">
            <text:p>1669</text:p>
          </table:table-cell>
          <table:table-cell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667">
            <text:p>1667</text:p>
          </table:table-cell>
          <table:table-cell table:formula="of:=IF(AND([.B134]&gt;[.E134];[.C134]=0);1;&quot;&quot;)" office:value-type="float" office:value="1">
            <text:p>1</text:p>
          </table:table-cell>
          <table:table-cell table:formula="of:=IF(AND([.B134]&lt;=[.E134];[.C134]=1);1;&quot;&quot;)">
            <text:p/>
          </table:table-cell>
          <table:table-cell table:formula="of:=IF(AND([.B134]&gt;[.D134];[.C134]=0);1;&quot;&quot;)" office:value-type="float" office:value="1">
            <text:p>1</text:p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335">
            <text:p>1335</text:p>
          </table:table-cell>
          <table:table-cell office:value-type="float" office:value="1">
            <text:p>1</text:p>
          </table:table-cell>
          <table:table-cell office:value-type="float" office:value="1337">
            <text:p>1337</text:p>
          </table:table-cell>
          <table:table-cell office:value-type="float" office:value="1317">
            <text:p>1317</text:p>
          </table:table-cell>
          <table:table-cell table:formula="of:=IF(AND([.B135]&gt;[.E135];[.C135]=0);1;&quot;&quot;)">
            <text:p/>
          </table:table-cell>
          <table:table-cell table:formula="of:=IF(AND([.B135]&lt;=[.E135];[.C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00">
            <text:p>470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45">
            <text:p>4645</text:p>
          </table:table-cell>
          <table:table-cell table:formula="of:=IF(AND([.B136]&gt;[.E136];[.C136]=0);1;&quot;&quot;)">
            <text:p/>
          </table:table-cell>
          <table:table-cell table:formula="of:=IF(AND([.B136]&lt;=[.E136];[.C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51">
            <text:p>2151</text:p>
          </table:table-cell>
          <table:table-cell office:value-type="float" office:value="0">
            <text:p>0</text:p>
          </table:table-cell>
          <table:table-cell office:value-type="float" office:value="2158">
            <text:p>2158</text:p>
          </table:table-cell>
          <table:table-cell office:value-type="float" office:value="2144">
            <text:p>2144</text:p>
          </table:table-cell>
          <table:table-cell table:formula="of:=IF(AND([.B137]&gt;[.E137];[.C137]=0);1;&quot;&quot;)" office:value-type="float" office:value="1">
            <text:p>1</text:p>
          </table:table-cell>
          <table:table-cell table:formula="of:=IF(AND([.B137]&lt;=[.E137];[.C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015">
            <text:p>4015</text:p>
          </table:table-cell>
          <table:table-cell office:value-type="float" office:value="0">
            <text:p>0</text:p>
          </table:table-cell>
          <table:table-cell office:value-type="float" office:value="4059">
            <text:p>4059</text:p>
          </table:table-cell>
          <table:table-cell office:value-type="float" office:value="3980">
            <text:p>3980</text:p>
          </table:table-cell>
          <table:table-cell table:formula="of:=IF(AND([.B138]&gt;[.E138];[.C138]=0);1;&quot;&quot;)" office:value-type="float" office:value="1">
            <text:p>1</text:p>
          </table:table-cell>
          <table:table-cell table:formula="of:=IF(AND([.B138]&lt;=[.E138];[.C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69">
            <text:p>5869</text:p>
          </table:table-cell>
          <table:table-cell office:value-type="float" office:value="5890">
            <text:p>5890</text:p>
          </table:table-cell>
          <table:table-cell table:formula="of:=IF(AND([.B139]&gt;[.E139];[.C139]=0);1;&quot;&quot;)">
            <text:p/>
          </table:table-cell>
          <table:table-cell table:formula="of:=IF(AND([.B139]&lt;=[.E139];[.C139]=1);1;&quot;&quot;)" office:value-type="float" office:value="1">
            <text:p>1</text:p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956">
            <text:p>7956</text:p>
          </table:table-cell>
          <table:table-cell office:value-type="float" office:value="1">
            <text:p>1</text:p>
          </table:table-cell>
          <table:table-cell office:value-type="float" office:value="7949">
            <text:p>7949</text:p>
          </table:table-cell>
          <table:table-cell office:value-type="float" office:value="7977">
            <text:p>7977</text:p>
          </table:table-cell>
          <table:table-cell table:formula="of:=IF(AND([.B140]&gt;[.E140];[.C140]=0);1;&quot;&quot;)">
            <text:p/>
          </table:table-cell>
          <table:table-cell table:formula="of:=IF(AND([.B140]&lt;=[.E140];[.C140]=1);1;&quot;&quot;)" office:value-type="float" office:value="1">
            <text:p>1</text:p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1766">
            <text:p>1766</text:p>
          </table:table-cell>
          <table:table-cell office:value-type="float" office:value="0">
            <text:p>0</text:p>
          </table:table-cell>
          <table:table-cell office:value-type="float" office:value="1774">
            <text:p>1774</text:p>
          </table:table-cell>
          <table:table-cell office:value-type="float" office:value="1769">
            <text:p>1769</text:p>
          </table:table-cell>
          <table:table-cell table:formula="of:=IF(AND([.B141]&gt;[.E141];[.C141]=0);1;&quot;&quot;)">
            <text:p/>
          </table:table-cell>
          <table:table-cell table:formula="of:=IF(AND([.B141]&lt;=[.E141];[.C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40">
            <text:p>15440</text:p>
          </table:table-cell>
          <table:table-cell office:value-type="float" office:value="1">
            <text:p>1</text:p>
          </table:table-cell>
          <table:table-cell office:value-type="float" office:value="15570">
            <text:p>15570</text:p>
          </table:table-cell>
          <table:table-cell office:value-type="float" office:value="15170">
            <text:p>15170</text:p>
          </table:table-cell>
          <table:table-cell table:formula="of:=IF(AND([.B142]&gt;[.E142];[.C142]=0);1;&quot;&quot;)">
            <text:p/>
          </table:table-cell>
          <table:table-cell table:formula="of:=IF(AND([.B142]&lt;=[.E142];[.C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120">
            <text:p>4120</text:p>
          </table:table-cell>
          <table:table-cell office:value-type="float" office:value="1">
            <text:p>1</text:p>
          </table:table-cell>
          <table:table-cell office:value-type="float" office:value="4164">
            <text:p>4164</text:p>
          </table:table-cell>
          <table:table-cell office:value-type="float" office:value="4085">
            <text:p>4085</text:p>
          </table:table-cell>
          <table:table-cell table:formula="of:=IF(AND([.B143]&gt;[.E143];[.C143]=0);1;&quot;&quot;)">
            <text:p/>
          </table:table-cell>
          <table:table-cell table:formula="of:=IF(AND([.B143]&lt;=[.E143];[.C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  <table:table-cell/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470">
            <text:p>7470</text:p>
          </table:table-cell>
          <table:table-cell office:value-type="float" office:value="1">
            <text:p>1</text:p>
          </table:table-cell>
          <table:table-cell office:value-type="float" office:value="7465">
            <text:p>7465</text:p>
          </table:table-cell>
          <table:table-cell office:value-type="float" office:value="7460">
            <text:p>7460</text:p>
          </table:table-cell>
          <table:table-cell table:formula="of:=IF(AND([.B144]&gt;[.E144];[.C144]=0);1;&quot;&quot;)">
            <text:p/>
          </table:table-cell>
          <table:table-cell table:formula="of:=IF(AND([.B144]&lt;=[.E144];[.C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77">
            <text:p>2677</text:p>
          </table:table-cell>
          <table:table-cell office:value-type="float" office:value="1">
            <text:p>1</text:p>
          </table:table-cell>
          <table:table-cell office:value-type="float" office:value="2692">
            <text:p>2692</text:p>
          </table:table-cell>
          <table:table-cell office:value-type="float" office:value="2683">
            <text:p>2683</text:p>
          </table:table-cell>
          <table:table-cell table:formula="of:=IF(AND([.B145]&gt;[.E145];[.C145]=0);1;&quot;&quot;)">
            <text:p/>
          </table:table-cell>
          <table:table-cell table:formula="of:=IF(AND([.B145]&lt;=[.E145];[.C145]=1);1;&quot;&quot;)" office:value-type="float" office:value="1">
            <text:p>1</text:p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280">
            <text:p>3280</text:p>
          </table:table-cell>
          <table:table-cell office:value-type="float" office:value="1">
            <text:p>1</text:p>
          </table:table-cell>
          <table:table-cell office:value-type="float" office:value="3265">
            <text:p>3265</text:p>
          </table:table-cell>
          <table:table-cell office:value-type="float" office:value="3270">
            <text:p>3270</text:p>
          </table:table-cell>
          <table:table-cell table:formula="of:=IF(AND([.B146]&gt;[.E146];[.C146]=0);1;&quot;&quot;)">
            <text:p/>
          </table:table-cell>
          <table:table-cell table:formula="of:=IF(AND([.B146]&lt;=[.E146];[.C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130">
            <text:p>5130</text:p>
          </table:table-cell>
          <table:table-cell office:value-type="float" office:value="1">
            <text:p>1</text:p>
          </table:table-cell>
          <table:table-cell office:value-type="float" office:value="5139">
            <text:p>5139</text:p>
          </table:table-cell>
          <table:table-cell office:value-type="float" office:value="5160">
            <text:p>5160</text:p>
          </table:table-cell>
          <table:table-cell table:formula="of:=IF(AND([.B147]&gt;[.E147];[.C147]=0);1;&quot;&quot;)">
            <text:p/>
          </table:table-cell>
          <table:table-cell table:formula="of:=IF(AND([.B147]&lt;=[.E147];[.C147]=1);1;&quot;&quot;)" office:value-type="float" office:value="1">
            <text:p>1</text:p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130">
            <text:p>7130</text:p>
          </table:table-cell>
          <table:table-cell office:value-type="float" office:value="0">
            <text:p>0</text:p>
          </table:table-cell>
          <table:table-cell office:value-type="float" office:value="7125">
            <text:p>7125</text:p>
          </table:table-cell>
          <table:table-cell office:value-type="float" office:value="7130">
            <text:p>7130</text:p>
          </table:table-cell>
          <table:table-cell table:formula="of:=IF(AND([.B148]&gt;[.E148];[.C148]=0);1;&quot;&quot;)">
            <text:p/>
          </table:table-cell>
          <table:table-cell table:formula="of:=IF(AND([.B148]&lt;=[.E148];[.C148]=1);1;&quot;&quot;)">
            <text:p/>
          </table:table-cell>
          <table:table-cell table:formula="of:=IF(AND([.B148]&gt;[.D148];[.C148]=0);1;&quot;&quot;)" office:value-type="float" office:value="1">
            <text:p>1</text:p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236">
            <text:p>2236</text:p>
          </table:table-cell>
          <table:table-cell office:value-type="float" office:value="1">
            <text:p>1</text:p>
          </table:table-cell>
          <table:table-cell office:value-type="float" office:value="2226">
            <text:p>2226</text:p>
          </table:table-cell>
          <table:table-cell office:value-type="float" office:value="2227">
            <text:p>2227</text:p>
          </table:table-cell>
          <table:table-cell table:formula="of:=IF(AND([.B149]&gt;[.E149];[.C149]=0);1;&quot;&quot;)">
            <text:p/>
          </table:table-cell>
          <table:table-cell table:formula="of:=IF(AND([.B149]&lt;=[.E149];[.C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1971">
            <text:p>1971</text:p>
          </table:table-cell>
          <table:table-cell office:value-type="float" office:value="0">
            <text:p>0</text:p>
          </table:table-cell>
          <table:table-cell office:value-type="float" office:value="1985">
            <text:p>1985</text:p>
          </table:table-cell>
          <table:table-cell office:value-type="float" office:value="1976">
            <text:p>1976</text:p>
          </table:table-cell>
          <table:table-cell table:formula="of:=IF(AND([.B150]&gt;[.E150];[.C150]=0);1;&quot;&quot;)">
            <text:p/>
          </table:table-cell>
          <table:table-cell table:formula="of:=IF(AND([.B150]&lt;=[.E150];[.C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222">
            <text:p>2222</text:p>
          </table:table-cell>
          <table:table-cell office:value-type="float" office:value="1">
            <text:p>1</text:p>
          </table:table-cell>
          <table:table-cell office:value-type="float" office:value="2287">
            <text:p>2287</text:p>
          </table:table-cell>
          <table:table-cell office:value-type="float" office:value="2500">
            <text:p>2500</text:p>
          </table:table-cell>
          <table:table-cell table:formula="of:=IF(AND([.B151]&gt;[.E151];[.C151]=0);1;&quot;&quot;)">
            <text:p/>
          </table:table-cell>
          <table:table-cell table:formula="of:=IF(AND([.B151]&lt;=[.E151];[.C151]=1);1;&quot;&quot;)" office:value-type="float" office:value="1">
            <text:p>1</text:p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049">
            <text:p>4049</text:p>
          </table:table-cell>
          <table:table-cell office:value-type="float" office:value="0">
            <text:p>0</text:p>
          </table:table-cell>
          <table:table-cell office:value-type="float" office:value="4066">
            <text:p>4066</text:p>
          </table:table-cell>
          <table:table-cell office:value-type="float" office:value="4073">
            <text:p>4073</text:p>
          </table:table-cell>
          <table:table-cell table:formula="of:=IF(AND([.B152]&gt;[.E152];[.C152]=0);1;&quot;&quot;)">
            <text:p/>
          </table:table-cell>
          <table:table-cell table:formula="of:=IF(AND([.B152]&lt;=[.E152];[.C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380">
            <text:p>7380</text:p>
          </table:table-cell>
          <table:table-cell office:value-type="float" office:value="1">
            <text:p>1</text:p>
          </table:table-cell>
          <table:table-cell office:value-type="float" office:value="7415">
            <text:p>7415</text:p>
          </table:table-cell>
          <table:table-cell office:value-type="float" office:value="7360">
            <text:p>7360</text:p>
          </table:table-cell>
          <table:table-cell table:formula="of:=IF(AND([.B153]&gt;[.E153];[.C153]=0);1;&quot;&quot;)">
            <text:p/>
          </table:table-cell>
          <table:table-cell table:formula="of:=IF(AND([.B153]&lt;=[.E153];[.C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389">
            <text:p>14389</text:p>
          </table:table-cell>
          <table:table-cell office:value-type="float" office:value="14730">
            <text:p>14730</text:p>
          </table:table-cell>
          <table:table-cell table:formula="of:=IF(AND([.B154]&gt;[.E154];[.C154]=0);1;&quot;&quot;)">
            <text:p/>
          </table:table-cell>
          <table:table-cell table:formula="of:=IF(AND([.B154]&lt;=[.E154];[.C154]=1);1;&quot;&quot;)" office:value-type="float" office:value="1">
            <text:p>1</text:p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276">
            <text:p>2276</text:p>
          </table:table-cell>
          <table:table-cell table:formula="of:=IF(AND([.B155]&gt;[.E155];[.C155]=0);1;&quot;&quot;)">
            <text:p/>
          </table:table-cell>
          <table:table-cell table:formula="of:=IF(AND([.B155]&lt;=[.E155];[.C155]=1);1;&quot;&quot;)">
            <text:p/>
          </table:table-cell>
          <table:table-cell table:formula="of:=IF(AND([.B155]&gt;[.D155];[.C155]=0);1;&quot;&quot;)" office:value-type="float" office:value="1">
            <text:p>1</text:p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664">
            <text:p>1664</text:p>
          </table:table-cell>
          <table:table-cell office:value-type="float" office:value="1">
            <text:p>1</text:p>
          </table:table-cell>
          <table:table-cell office:value-type="float" office:value="1679">
            <text:p>1679</text:p>
          </table:table-cell>
          <table:table-cell office:value-type="float" office:value="1685">
            <text:p>1685</text:p>
          </table:table-cell>
          <table:table-cell table:formula="of:=IF(AND([.B156]&gt;[.E156];[.C156]=0);1;&quot;&quot;)">
            <text:p/>
          </table:table-cell>
          <table:table-cell table:formula="of:=IF(AND([.B156]&lt;=[.E156];[.C156]=1);1;&quot;&quot;)" office:value-type="float" office:value="1">
            <text:p>1</text:p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4">
            <text:p>274</text:p>
          </table:table-cell>
          <table:table-cell office:value-type="float" office:value="283">
            <text:p>283</text:p>
          </table:table-cell>
          <table:table-cell table:formula="of:=IF(AND([.B157]&gt;[.E157];[.C157]=0);1;&quot;&quot;)">
            <text:p/>
          </table:table-cell>
          <table:table-cell table:formula="of:=IF(AND([.B157]&lt;=[.E157];[.C157]=1);1;&quot;&quot;)" office:value-type="float" office:value="1">
            <text:p>1</text:p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462">
            <text:p>462</text:p>
          </table:table-cell>
          <table:table-cell office:value-type="float" office:value="466">
            <text:p>466</text:p>
          </table:table-cell>
          <table:table-cell table:formula="of:=IF(AND([.B158]&gt;[.E158];[.C158]=0);1;&quot;&quot;)">
            <text:p/>
          </table:table-cell>
          <table:table-cell table:formula="of:=IF(AND([.B158]&lt;=[.E158];[.C158]=1);1;&quot;&quot;)" office:value-type="float" office:value="1">
            <text:p>1</text:p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37">
            <text:p>2237</text:p>
          </table:table-cell>
          <table:table-cell office:value-type="float" office:value="2247">
            <text:p>2247</text:p>
          </table:table-cell>
          <table:table-cell table:formula="of:=IF(AND([.B159]&gt;[.E159];[.C159]=0);1;&quot;&quot;)">
            <text:p/>
          </table:table-cell>
          <table:table-cell table:formula="of:=IF(AND([.B159]&lt;=[.E159];[.C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178">
            <text:p>2178</text:p>
          </table:table-cell>
          <table:table-cell office:value-type="float" office:value="0">
            <text:p>0</text:p>
          </table:table-cell>
          <table:table-cell office:value-type="float" office:value="2223">
            <text:p>2223</text:p>
          </table:table-cell>
          <table:table-cell office:value-type="float" office:value="2200">
            <text:p>2200</text:p>
          </table:table-cell>
          <table:table-cell table:formula="of:=IF(AND([.B160]&gt;[.E160];[.C160]=0);1;&quot;&quot;)">
            <text:p/>
          </table:table-cell>
          <table:table-cell table:formula="of:=IF(AND([.B160]&lt;=[.E160];[.C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56">
            <text:p>1456</text:p>
          </table:table-cell>
          <table:table-cell office:value-type="float" office:value="1459">
            <text:p>1459</text:p>
          </table:table-cell>
          <table:table-cell table:formula="of:=IF(AND([.B161]&gt;[.E161];[.C161]=0);1;&quot;&quot;)" office:value-type="float" office:value="1">
            <text:p>1</text:p>
          </table:table-cell>
          <table:table-cell table:formula="of:=IF(AND([.B161]&lt;=[.E161];[.C161]=1);1;&quot;&quot;)">
            <text:p/>
          </table:table-cell>
          <table:table-cell table:formula="of:=IF(AND([.B161]&gt;[.D161];[.C161]=0);1;&quot;&quot;)" office:value-type="float" office:value="1">
            <text:p>1</text:p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2945">
            <text:p>2945</text:p>
          </table:table-cell>
          <table:table-cell office:value-type="float" office:value="0">
            <text:p>0</text:p>
          </table:table-cell>
          <table:table-cell office:value-type="float" office:value="2974">
            <text:p>2974</text:p>
          </table:table-cell>
          <table:table-cell office:value-type="float" office:value="2991">
            <text:p>2991</text:p>
          </table:table-cell>
          <table:table-cell table:formula="of:=IF(AND([.B162]&gt;[.E162];[.C162]=0);1;&quot;&quot;)">
            <text:p/>
          </table:table-cell>
          <table:table-cell table:formula="of:=IF(AND([.B162]&lt;=[.E162];[.C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4945">
            <text:p>4945</text:p>
          </table:table-cell>
          <table:table-cell office:value-type="float" office:value="1">
            <text:p>1</text:p>
          </table:table-cell>
          <table:table-cell office:value-type="float" office:value="4977">
            <text:p>4977</text:p>
          </table:table-cell>
          <table:table-cell office:value-type="float" office:value="5070">
            <text:p>5070</text:p>
          </table:table-cell>
          <table:table-cell table:formula="of:=IF(AND([.B163]&gt;[.E163];[.C163]=0);1;&quot;&quot;)">
            <text:p/>
          </table:table-cell>
          <table:table-cell table:formula="of:=IF(AND([.B163]&lt;=[.E163];[.C163]=1);1;&quot;&quot;)" office:value-type="float" office:value="1">
            <text:p>1</text:p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478">
            <text:p>478</text:p>
          </table:table-cell>
          <table:table-cell table:formula="of:=IF(AND([.B164]&gt;[.E164];[.C164]=0);1;&quot;&quot;)" office:value-type="float" office:value="1">
            <text:p>1</text:p>
          </table:table-cell>
          <table:table-cell table:formula="of:=IF(AND([.B164]&lt;=[.E164];[.C164]=1);1;&quot;&quot;)">
            <text:p/>
          </table:table-cell>
          <table:table-cell table:formula="of:=IF(AND([.B164]&gt;[.D164];[.C164]=0);1;&quot;&quot;)" office:value-type="float" office:value="1">
            <text:p>1</text:p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20">
            <text:p>4320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4260">
            <text:p>4260</text:p>
          </table:table-cell>
          <table:table-cell table:formula="of:=IF(AND([.B165]&gt;[.E165];[.C165]=0);1;&quot;&quot;)" office:value-type="float" office:value="1">
            <text:p>1</text:p>
          </table:table-cell>
          <table:table-cell table:formula="of:=IF(AND([.B165]&lt;=[.E165];[.C165]=1);1;&quot;&quot;)">
            <text:p/>
          </table:table-cell>
          <table:table-cell table:formula="of:=IF(AND([.B165]&gt;[.D165];[.C165]=0);1;&quot;&quot;)" office:value-type="float" office:value="1">
            <text:p>1</text:p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52">
            <text:p>1252</text:p>
          </table:table-cell>
          <table:table-cell table:formula="of:=IF(AND([.B166]&gt;[.E166];[.C166]=0);1;&quot;&quot;)">
            <text:p/>
          </table:table-cell>
          <table:table-cell table:formula="of:=IF(AND([.B166]&lt;=[.E166];[.C166]=1);1;&quot;&quot;)" office:value-type="float" office:value="1">
            <text:p>1</text:p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30">
            <text:p>4930</text:p>
          </table:table-cell>
          <table:table-cell office:value-type="float" office:value="1">
            <text:p>1</text:p>
          </table:table-cell>
          <table:table-cell office:value-type="float" office:value="4895">
            <text:p>4895</text:p>
          </table:table-cell>
          <table:table-cell office:value-type="float" office:value="4800">
            <text:p>4800</text:p>
          </table:table-cell>
          <table:table-cell table:formula="of:=IF(AND([.B167]&gt;[.E167];[.C167]=0);1;&quot;&quot;)">
            <text:p/>
          </table:table-cell>
          <table:table-cell table:formula="of:=IF(AND([.B167]&lt;=[.E167];[.C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838">
            <text:p>1838</text:p>
          </table:table-cell>
          <table:table-cell office:value-type="float" office:value="0">
            <text:p>0</text:p>
          </table:table-cell>
          <table:table-cell office:value-type="float" office:value="1830">
            <text:p>1830</text:p>
          </table:table-cell>
          <table:table-cell office:value-type="float" office:value="1860">
            <text:p>1860</text:p>
          </table:table-cell>
          <table:table-cell table:formula="of:=IF(AND([.B168]&gt;[.E168];[.C168]=0);1;&quot;&quot;)">
            <text:p/>
          </table:table-cell>
          <table:table-cell table:formula="of:=IF(AND([.B168]&lt;=[.E168];[.C168]=1);1;&quot;&quot;)">
            <text:p/>
          </table:table-cell>
          <table:table-cell table:formula="of:=IF(AND([.B168]&gt;[.D168];[.C168]=0);1;&quot;&quot;)" office:value-type="float" office:value="1">
            <text:p>1</text:p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office:value-type="float" office:value="719">
            <text:p>719</text:p>
          </table:table-cell>
          <table:table-cell office:value-type="float" office:value="703">
            <text:p>703</text:p>
          </table:table-cell>
          <table:table-cell table:formula="of:=IF(AND([.B169]&gt;[.E169];[.C169]=0);1;&quot;&quot;)" office:value-type="float" office:value="1">
            <text:p>1</text:p>
          </table:table-cell>
          <table:table-cell table:formula="of:=IF(AND([.B169]&lt;=[.E169];[.C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office:value-type="float" office:value="1176">
            <text:p>1176</text:p>
          </table:table-cell>
          <table:table-cell office:value-type="float" office:value="1215">
            <text:p>1215</text:p>
          </table:table-cell>
          <table:table-cell table:formula="of:=IF(AND([.B170]&gt;[.E170];[.C170]=0);1;&quot;&quot;)">
            <text:p/>
          </table:table-cell>
          <table:table-cell table:formula="of:=IF(AND([.B170]&lt;=[.E170];[.C170]=1);1;&quot;&quot;)">
            <text:p/>
          </table:table-cell>
          <table:table-cell table:formula="of:=IF(AND([.B170]&gt;[.D170];[.C170]=0);1;&quot;&quot;)" office:value-type="float" office:value="1">
            <text:p>1</text:p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1965">
            <text:p>1965</text:p>
          </table:table-cell>
          <table:table-cell office:value-type="float" office:value="1">
            <text:p>1</text:p>
          </table:table-cell>
          <table:table-cell office:value-type="float" office:value="1965">
            <text:p>1965</text:p>
          </table:table-cell>
          <table:table-cell office:value-type="float" office:value="1984">
            <text:p>1984</text:p>
          </table:table-cell>
          <table:table-cell table:formula="of:=IF(AND([.B171]&gt;[.E171];[.C171]=0);1;&quot;&quot;)">
            <text:p/>
          </table:table-cell>
          <table:table-cell table:formula="of:=IF(AND([.B171]&lt;=[.E171];[.C171]=1);1;&quot;&quot;)" office:value-type="float" office:value="1">
            <text:p>1</text:p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645">
            <text:p>4645</text:p>
          </table:table-cell>
          <table:table-cell office:value-type="float" office:value="0">
            <text:p>0</text:p>
          </table:table-cell>
          <table:table-cell office:value-type="float" office:value="4711">
            <text:p>4711</text:p>
          </table:table-cell>
          <table:table-cell office:value-type="float" office:value="4800">
            <text:p>4800</text:p>
          </table:table-cell>
          <table:table-cell table:formula="of:=IF(AND([.B172]&gt;[.E172];[.C172]=0);1;&quot;&quot;)">
            <text:p/>
          </table:table-cell>
          <table:table-cell table:formula="of:=IF(AND([.B172]&lt;=[.E172];[.C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91">
            <text:p>1491</text:p>
          </table:table-cell>
          <table:table-cell office:value-type="float" office:value="1516">
            <text:p>1516</text:p>
          </table:table-cell>
          <table:table-cell table:formula="of:=IF(AND([.B173]&gt;[.E173];[.C173]=0);1;&quot;&quot;)">
            <text:p/>
          </table:table-cell>
          <table:table-cell table:formula="of:=IF(AND([.B173]&lt;=[.E173];[.C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>
            <text:p/>
          </table:table-cell>
          <table:table-cell/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647">
            <text:p>647</text:p>
          </table:table-cell>
          <table:table-cell table:formula="of:=IF(AND([.B174]&gt;[.E174];[.C174]=0);1;&quot;&quot;)">
            <text:p/>
          </table:table-cell>
          <table:table-cell table:formula="of:=IF(AND([.B174]&lt;=[.E174];[.C174]=1);1;&quot;&quot;)">
            <text:p/>
          </table:table-cell>
          <table:table-cell table:formula="of:=IF(AND([.B174]&gt;[.D174];[.C174]=0);1;&quot;&quot;)" office:value-type="float" office:value="1">
            <text:p>1</text:p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5994">
            <text:p>5994</text:p>
          </table:table-cell>
          <table:table-cell office:value-type="float" office:value="5850">
            <text:p>5850</text:p>
          </table:table-cell>
          <table:table-cell table:formula="of:=IF(AND([.B175]&gt;[.E175];[.C175]=0);1;&quot;&quot;)" office:value-type="float" office:value="1">
            <text:p>1</text:p>
          </table:table-cell>
          <table:table-cell table:formula="of:=IF(AND([.B175]&lt;=[.E175];[.C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>
            <text:p/>
          </table:table-cell>
          <table:table-cell/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768">
            <text:p>768</text:p>
          </table:table-cell>
          <table:table-cell table:formula="of:=IF(AND([.B176]&gt;[.E176];[.C176]=0);1;&quot;&quot;)">
            <text:p/>
          </table:table-cell>
          <table:table-cell table:formula="of:=IF(AND([.B176]&lt;=[.E176];[.C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889">
            <text:p>889</text:p>
          </table:table-cell>
          <table:table-cell office:value-type="float" office:value="1">
            <text:p>1</text:p>
          </table:table-cell>
          <table:table-cell office:value-type="float" office:value="884">
            <text:p>884</text:p>
          </table:table-cell>
          <table:table-cell office:value-type="float" office:value="877">
            <text:p>877</text:p>
          </table:table-cell>
          <table:table-cell table:formula="of:=IF(AND([.B177]&gt;[.E177];[.C177]=0);1;&quot;&quot;)">
            <text:p/>
          </table:table-cell>
          <table:table-cell table:formula="of:=IF(AND([.B177]&lt;=[.E177];[.C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518">
            <text:p>1518</text:p>
          </table:table-cell>
          <table:table-cell office:value-type="float" office:value="1">
            <text:p>1</text:p>
          </table:table-cell>
          <table:table-cell office:value-type="float" office:value="1498">
            <text:p>1498</text:p>
          </table:table-cell>
          <table:table-cell office:value-type="float" office:value="1579">
            <text:p>1579</text:p>
          </table:table-cell>
          <table:table-cell table:formula="of:=IF(AND([.B178]&gt;[.E178];[.C178]=0);1;&quot;&quot;)">
            <text:p/>
          </table:table-cell>
          <table:table-cell table:formula="of:=IF(AND([.B178]&lt;=[.E178];[.C178]=1);1;&quot;&quot;)" office:value-type="float" office:value="1">
            <text:p>1</text:p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1">
            <text:p>1131</text:p>
          </table:table-cell>
          <table:table-cell office:value-type="float" office:value="1136">
            <text:p>1136</text:p>
          </table:table-cell>
          <table:table-cell table:formula="of:=IF(AND([.B179]&gt;[.E179];[.C179]=0);1;&quot;&quot;)">
            <text:p/>
          </table:table-cell>
          <table:table-cell table:formula="of:=IF(AND([.B179]&lt;=[.E179];[.C179]=1);1;&quot;&quot;)">
            <text:p/>
          </table:table-cell>
          <table:table-cell table:formula="of:=IF(AND([.B179]&gt;[.D179];[.C179]=0);1;&quot;&quot;)" office:value-type="float" office:value="1">
            <text:p>1</text:p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500">
            <text:p>500</text:p>
          </table:table-cell>
          <table:table-cell table:formula="of:=IF(AND([.B180]&gt;[.E180];[.C180]=0);1;&quot;&quot;)">
            <text:p/>
          </table:table-cell>
          <table:table-cell table:formula="of:=IF(AND([.B180]&lt;=[.E180];[.C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310">
            <text:p>310</text:p>
          </table:table-cell>
          <table:table-cell table:formula="of:=IF(AND([.B181]&gt;[.E181];[.C181]=0);1;&quot;&quot;)">
            <text:p/>
          </table:table-cell>
          <table:table-cell table:formula="of:=IF(AND([.B181]&lt;=[.E181];[.C181]=1);1;&quot;&quot;)">
            <text:p/>
          </table:table-cell>
          <table:table-cell table:formula="of:=IF(AND([.B181]&gt;[.D181];[.C181]=0);1;&quot;&quot;)" office:value-type="float" office:value="1">
            <text:p>1</text:p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806">
            <text:p>4806</text:p>
          </table:table-cell>
          <table:table-cell office:value-type="float" office:value="1">
            <text:p>1</text:p>
          </table:table-cell>
          <table:table-cell office:value-type="float" office:value="4766">
            <text:p>4766</text:p>
          </table:table-cell>
          <table:table-cell office:value-type="float" office:value="4849">
            <text:p>4849</text:p>
          </table:table-cell>
          <table:table-cell table:formula="of:=IF(AND([.B182]&gt;[.E182];[.C182]=0);1;&quot;&quot;)">
            <text:p/>
          </table:table-cell>
          <table:table-cell table:formula="of:=IF(AND([.B182]&lt;=[.E182];[.C182]=1);1;&quot;&quot;)" office:value-type="float" office:value="1">
            <text:p>1</text:p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float" office:value="1307">
            <text:p>1307</text:p>
          </table:table-cell>
          <table:table-cell office:value-type="float" office:value="1341">
            <text:p>1341</text:p>
          </table:table-cell>
          <table:table-cell table:formula="of:=IF(AND([.B183]&gt;[.E183];[.C183]=0);1;&quot;&quot;)">
            <text:p/>
          </table:table-cell>
          <table:table-cell table:formula="of:=IF(AND([.B183]&lt;=[.E183];[.C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>
            <text:p/>
          </table:table-cell>
          <table:table-cell/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375">
            <text:p>2375</text:p>
          </table:table-cell>
          <table:table-cell office:value-type="float" office:value="0">
            <text:p>0</text:p>
          </table:table-cell>
          <table:table-cell office:value-type="float" office:value="2397">
            <text:p>2397</text:p>
          </table:table-cell>
          <table:table-cell office:value-type="float" office:value="2521">
            <text:p>2521</text:p>
          </table:table-cell>
          <table:table-cell table:formula="of:=IF(AND([.B184]&gt;[.E184];[.C184]=0);1;&quot;&quot;)">
            <text:p/>
          </table:table-cell>
          <table:table-cell table:formula="of:=IF(AND([.B184]&lt;=[.E184];[.C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998">
            <text:p>998</text:p>
          </table:table-cell>
          <table:table-cell office:value-type="float" office:value="1029">
            <text:p>1029</text:p>
          </table:table-cell>
          <table:table-cell table:formula="of:=IF(AND([.B185]&gt;[.E185];[.C185]=0);1;&quot;&quot;)">
            <text:p/>
          </table:table-cell>
          <table:table-cell table:formula="of:=IF(AND([.B185]&lt;=[.E185];[.C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9950">
            <text:p>9950</text:p>
          </table:table-cell>
          <table:table-cell office:value-type="float" office:value="0">
            <text:p>0</text:p>
          </table:table-cell>
          <table:table-cell office:value-type="float" office:value="10114">
            <text:p>10114</text:p>
          </table:table-cell>
          <table:table-cell office:value-type="float" office:value="10650">
            <text:p>10650</text:p>
          </table:table-cell>
          <table:table-cell table:formula="of:=IF(AND([.B186]&gt;[.E186];[.C186]=0);1;&quot;&quot;)">
            <text:p/>
          </table:table-cell>
          <table:table-cell table:formula="of:=IF(AND([.B186]&lt;=[.E186];[.C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80">
            <text:p>7080</text:p>
          </table:table-cell>
          <table:table-cell office:value-type="float" office:value="0">
            <text:p>0</text:p>
          </table:table-cell>
          <table:table-cell office:value-type="float" office:value="7164">
            <text:p>7164</text:p>
          </table:table-cell>
          <table:table-cell office:value-type="float" office:value="7220">
            <text:p>7220</text:p>
          </table:table-cell>
          <table:table-cell table:formula="of:=IF(AND([.B187]&gt;[.E187];[.C187]=0);1;&quot;&quot;)">
            <text:p/>
          </table:table-cell>
          <table:table-cell table:formula="of:=IF(AND([.B187]&lt;=[.E187];[.C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390">
            <text:p>8390</text:p>
          </table:table-cell>
          <table:table-cell office:value-type="float" office:value="0">
            <text:p>0</text:p>
          </table:table-cell>
          <table:table-cell office:value-type="float" office:value="8449">
            <text:p>8449</text:p>
          </table:table-cell>
          <table:table-cell office:value-type="float" office:value="8410">
            <text:p>8410</text:p>
          </table:table-cell>
          <table:table-cell table:formula="of:=IF(AND([.B188]&gt;[.E188];[.C188]=0);1;&quot;&quot;)">
            <text:p/>
          </table:table-cell>
          <table:table-cell table:formula="of:=IF(AND([.B188]&lt;=[.E188];[.C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1144">
            <text:p>1144</text:p>
          </table:table-cell>
          <table:table-cell office:value-type="float" office:value="1151">
            <text:p>1151</text:p>
          </table:table-cell>
          <table:table-cell table:formula="of:=IF(AND([.B189]&gt;[.E189];[.C189]=0);1;&quot;&quot;)">
            <text:p/>
          </table:table-cell>
          <table:table-cell table:formula="of:=IF(AND([.B189]&lt;=[.E189];[.C189]=1);1;&quot;&quot;)" office:value-type="float" office:value="1">
            <text:p>1</text:p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975">
            <text:p>975</text:p>
          </table:table-cell>
          <table:table-cell office:value-type="float" office:value="0">
            <text:p>0</text:p>
          </table:table-cell>
          <table:table-cell office:value-type="float" office:value="973">
            <text:p>973</text:p>
          </table:table-cell>
          <table:table-cell office:value-type="float" office:value="977">
            <text:p>977</text:p>
          </table:table-cell>
          <table:table-cell table:formula="of:=IF(AND([.B190]&gt;[.E190];[.C190]=0);1;&quot;&quot;)">
            <text:p/>
          </table:table-cell>
          <table:table-cell table:formula="of:=IF(AND([.B190]&lt;=[.E190];[.C190]=1);1;&quot;&quot;)">
            <text:p/>
          </table:table-cell>
          <table:table-cell table:formula="of:=IF(AND([.B190]&gt;[.D190];[.C190]=0);1;&quot;&quot;)" office:value-type="float" office:value="1">
            <text:p>1</text:p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79">
            <text:p>1179</text:p>
          </table:table-cell>
          <table:table-cell office:value-type="float" office:value="1">
            <text:p>1</text:p>
          </table:table-cell>
          <table:table-cell office:value-type="float" office:value="1179">
            <text:p>1179</text:p>
          </table:table-cell>
          <table:table-cell office:value-type="float" office:value="1201">
            <text:p>1201</text:p>
          </table:table-cell>
          <table:table-cell table:formula="of:=IF(AND([.B191]&gt;[.E191];[.C191]=0);1;&quot;&quot;)">
            <text:p/>
          </table:table-cell>
          <table:table-cell table:formula="of:=IF(AND([.B191]&lt;=[.E191];[.C191]=1);1;&quot;&quot;)" office:value-type="float" office:value="1">
            <text:p>1</text:p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1928">
            <text:p>1928</text:p>
          </table:table-cell>
          <table:table-cell office:value-type="float" office:value="0">
            <text:p>0</text:p>
          </table:table-cell>
          <table:table-cell office:value-type="float" office:value="1911">
            <text:p>1911</text:p>
          </table:table-cell>
          <table:table-cell office:value-type="float" office:value="1927">
            <text:p>1927</text:p>
          </table:table-cell>
          <table:table-cell table:formula="of:=IF(AND([.B192]&gt;[.E192];[.C192]=0);1;&quot;&quot;)" office:value-type="float" office:value="1">
            <text:p>1</text:p>
          </table:table-cell>
          <table:table-cell table:formula="of:=IF(AND([.B192]&lt;=[.E192];[.C192]=1);1;&quot;&quot;)">
            <text:p/>
          </table:table-cell>
          <table:table-cell table:formula="of:=IF(AND([.B192]&gt;[.D192];[.C192]=0);1;&quot;&quot;)" office:value-type="float" office:value="1">
            <text:p>1</text:p>
          </table:table-cell>
          <table:table-cell table:formula="of:=IF(AND([.B192]&lt;=[.D192];[.C192]=1);1;&quot;&quot;)">
            <text:p/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53">
            <text:p>453</text:p>
          </table:table-cell>
          <table:table-cell table:formula="of:=IF(AND([.B193]&gt;[.E193];[.C193]=0);1;&quot;&quot;)">
            <text:p/>
          </table:table-cell>
          <table:table-cell table:formula="of:=IF(AND([.B193]&lt;=[.E193];[.C193]=1);1;&quot;&quot;)">
            <text:p/>
          </table:table-cell>
          <table:table-cell table:formula="of:=IF(AND([.B193]&gt;[.D193];[.C193]=0);1;&quot;&quot;)" office:value-type="float" office:value="1">
            <text:p>1</text:p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4]&gt;[.E194];[.C194]=0);1;&quot;&quot;)">
            <text:p/>
          </table:table-cell>
          <table:table-cell table:formula="of:=IF(AND([.B194]&lt;=[.E194];[.C194]=1);1;&quot;&quot;)" office:value-type="float" office:value="1">
            <text:p>1</text:p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625">
            <text:p>2625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762">
            <text:p>2762</text:p>
          </table:table-cell>
          <table:table-cell table:formula="of:=IF(AND([.B195]&gt;[.E195];[.C195]=0);1;&quot;&quot;)">
            <text:p/>
          </table:table-cell>
          <table:table-cell table:formula="of:=IF(AND([.B195]&lt;=[.E195];[.C195]=1);1;&quot;&quot;)">
            <text:p/>
          </table:table-cell>
          <table:table-cell table:formula="of:=IF(AND([.B195]&gt;[.D195];[.C195]=0);1;&quot;&quot;)" office:value-type="float" office:value="1">
            <text:p>1</text:p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289">
            <text:p>4289</text:p>
          </table:table-cell>
          <table:table-cell office:value-type="float" office:value="1">
            <text:p>1</text:p>
          </table:table-cell>
          <table:table-cell office:value-type="float" office:value="4212">
            <text:p>4212</text:p>
          </table:table-cell>
          <table:table-cell office:value-type="float" office:value="4327">
            <text:p>4327</text:p>
          </table:table-cell>
          <table:table-cell table:formula="of:=IF(AND([.B196]&gt;[.E196];[.C196]=0);1;&quot;&quot;)">
            <text:p/>
          </table:table-cell>
          <table:table-cell table:formula="of:=IF(AND([.B196]&lt;=[.E196];[.C196]=1);1;&quot;&quot;)" office:value-type="float" office:value="1">
            <text:p>1</text:p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61">
            <text:p>1761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805">
            <text:p>1805</text:p>
          </table:table-cell>
          <table:table-cell table:formula="of:=IF(AND([.B197]&gt;[.E197];[.C197]=0);1;&quot;&quot;)">
            <text:p/>
          </table:table-cell>
          <table:table-cell table:formula="of:=IF(AND([.B197]&lt;=[.E197];[.C197]=1);1;&quot;&quot;)" office:value-type="float" office:value="1">
            <text:p>1</text:p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42">
            <text:p>2942</text:p>
          </table:table-cell>
          <table:table-cell office:value-type="float" office:value="0">
            <text:p>0</text:p>
          </table:table-cell>
          <table:table-cell office:value-type="float" office:value="2913">
            <text:p>2913</text:p>
          </table:table-cell>
          <table:table-cell office:value-type="float" office:value="2991">
            <text:p>2991</text:p>
          </table:table-cell>
          <table:table-cell table:formula="of:=IF(AND([.B198]&gt;[.E198];[.C198]=0);1;&quot;&quot;)">
            <text:p/>
          </table:table-cell>
          <table:table-cell table:formula="of:=IF(AND([.B198]&lt;=[.E198];[.C198]=1);1;&quot;&quot;)">
            <text:p/>
          </table:table-cell>
          <table:table-cell table:formula="of:=IF(AND([.B198]&gt;[.D198];[.C198]=0);1;&quot;&quot;)" office:value-type="float" office:value="1">
            <text:p>1</text:p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88">
            <text:p>588</text:p>
          </table:table-cell>
          <table:table-cell office:value-type="float" office:value="0">
            <text:p>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 table:formula="of:=IF(AND([.B199]&gt;[.E199];[.C199]=0);1;&quot;&quot;)">
            <text:p/>
          </table:table-cell>
          <table:table-cell table:formula="of:=IF(AND([.B199]&lt;=[.E199];[.C199]=1);1;&quot;&quot;)">
            <text:p/>
          </table:table-cell>
          <table:table-cell table:formula="of:=IF(AND([.B199]&gt;[.D199];[.C199]=0);1;&quot;&quot;)" office:value-type="float" office:value="1">
            <text:p>1</text:p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74">
            <text:p>774</text:p>
          </table:table-cell>
          <table:table-cell table:formula="of:=IF(AND([.B200]&gt;[.E200];[.C200]=0);1;&quot;&quot;)">
            <text:p/>
          </table:table-cell>
          <table:table-cell table:formula="of:=IF(AND([.B200]&lt;=[.E200];[.C200]=1);1;&quot;&quot;)">
            <text:p/>
          </table:table-cell>
          <table:table-cell table:formula="of:=IF(AND([.B200]&gt;[.D200];[.C200]=0);1;&quot;&quot;)" office:value-type="float" office:value="1">
            <text:p>1</text:p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623">
            <text:p>623</text:p>
          </table:table-cell>
          <table:table-cell table:formula="of:=IF(AND([.B201]&gt;[.E201];[.C201]=0);1;&quot;&quot;)" office:value-type="float" office:value="1">
            <text:p>1</text:p>
          </table:table-cell>
          <table:table-cell table:formula="of:=IF(AND([.B201]&lt;=[.E201];[.C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86">
            <text:p>386</text:p>
          </table:table-cell>
          <table:table-cell table:formula="of:=IF(AND([.B202]&gt;[.E202];[.C202]=0);1;&quot;&quot;)">
            <text:p/>
          </table:table-cell>
          <table:table-cell table:formula="of:=IF(AND([.B202]&lt;=[.E202];[.C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52">
            <text:p>1752</text:p>
          </table:table-cell>
          <table:table-cell office:value-type="float" office:value="0">
            <text:p>0</text:p>
          </table:table-cell>
          <table:table-cell office:value-type="float" office:value="1726">
            <text:p>1726</text:p>
          </table:table-cell>
          <table:table-cell office:value-type="float" office:value="1776">
            <text:p>1776</text:p>
          </table:table-cell>
          <table:table-cell table:formula="of:=IF(AND([.B203]&gt;[.E203];[.C203]=0);1;&quot;&quot;)">
            <text:p/>
          </table:table-cell>
          <table:table-cell table:formula="of:=IF(AND([.B203]&lt;=[.E203];[.C203]=1);1;&quot;&quot;)">
            <text:p/>
          </table:table-cell>
          <table:table-cell table:formula="of:=IF(AND([.B203]&gt;[.D203];[.C203]=0);1;&quot;&quot;)" office:value-type="float" office:value="1">
            <text:p>1</text:p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48">
            <text:p>2948</text:p>
          </table:table-cell>
          <table:table-cell office:value-type="float" office:value="1">
            <text:p>1</text:p>
          </table:table-cell>
          <table:table-cell office:value-type="float" office:value="2900">
            <text:p>2900</text:p>
          </table:table-cell>
          <table:table-cell office:value-type="float" office:value="2974">
            <text:p>2974</text:p>
          </table:table-cell>
          <table:table-cell table:formula="of:=IF(AND([.B204]&gt;[.E204];[.C204]=0);1;&quot;&quot;)">
            <text:p/>
          </table:table-cell>
          <table:table-cell table:formula="of:=IF(AND([.B204]&lt;=[.E204];[.C204]=1);1;&quot;&quot;)" office:value-type="float" office:value="1">
            <text:p>1</text:p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776">
            <text:p>776</text:p>
          </table:table-cell>
          <table:table-cell table:formula="of:=IF(AND([.B205]&gt;[.E205];[.C205]=0);1;&quot;&quot;)">
            <text:p/>
          </table:table-cell>
          <table:table-cell table:formula="of:=IF(AND([.B205]&lt;=[.E205];[.C205]=1);1;&quot;&quot;)">
            <text:p/>
          </table:table-cell>
          <table:table-cell table:formula="of:=IF(AND([.B205]&gt;[.D205];[.C205]=0);1;&quot;&quot;)" office:value-type="float" office:value="1">
            <text:p>1</text:p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247">
            <text:p>247</text:p>
          </table:table-cell>
          <table:table-cell table:formula="of:=IF(AND([.B206]&gt;[.E206];[.C206]=0);1;&quot;&quot;)">
            <text:p/>
          </table:table-cell>
          <table:table-cell table:formula="of:=IF(AND([.B206]&lt;=[.E206];[.C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32">
            <text:p>1832</text:p>
          </table:table-cell>
          <table:table-cell office:value-type="float" office:value="0">
            <text:p>0</text:p>
          </table:table-cell>
          <table:table-cell office:value-type="float" office:value="1807">
            <text:p>1807</text:p>
          </table:table-cell>
          <table:table-cell office:value-type="float" office:value="1882">
            <text:p>1882</text:p>
          </table:table-cell>
          <table:table-cell table:formula="of:=IF(AND([.B207]&gt;[.E207];[.C207]=0);1;&quot;&quot;)">
            <text:p/>
          </table:table-cell>
          <table:table-cell table:formula="of:=IF(AND([.B207]&lt;=[.E207];[.C207]=1);1;&quot;&quot;)">
            <text:p/>
          </table:table-cell>
          <table:table-cell table:formula="of:=IF(AND([.B207]&gt;[.D207];[.C207]=0);1;&quot;&quot;)" office:value-type="float" office:value="1">
            <text:p>1</text:p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405">
            <text:p>405</text:p>
          </table:table-cell>
          <table:table-cell office:value-type="float" office:value="419">
            <text:p>419</text:p>
          </table:table-cell>
          <table:table-cell table:formula="of:=IF(AND([.B208]&gt;[.E208];[.C208]=0);1;&quot;&quot;)">
            <text:p/>
          </table:table-cell>
          <table:table-cell table:formula="of:=IF(AND([.B208]&lt;=[.E208];[.C208]=1);1;&quot;&quot;)">
            <text:p/>
          </table:table-cell>
          <table:table-cell table:formula="of:=IF(AND([.B208]&gt;[.D208];[.C208]=0);1;&quot;&quot;)" office:value-type="float" office:value="1">
            <text:p>1</text:p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459">
            <text:p>1459</text:p>
          </table:table-cell>
          <table:table-cell office:value-type="float" office:value="1500">
            <text:p>1500</text:p>
          </table:table-cell>
          <table:table-cell table:formula="of:=IF(AND([.B209]&gt;[.E209];[.C209]=0);1;&quot;&quot;)">
            <text:p/>
          </table:table-cell>
          <table:table-cell table:formula="of:=IF(AND([.B209]&lt;=[.E209];[.C209]=1);1;&quot;&quot;)">
            <text:p/>
          </table:table-cell>
          <table:table-cell table:formula="of:=IF(AND([.B209]&gt;[.D209];[.C209]=0);1;&quot;&quot;)" office:value-type="float" office:value="1">
            <text:p>1</text:p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410">
            <text:p>410</text:p>
          </table:table-cell>
          <table:table-cell table:formula="of:=IF(AND([.B210]&gt;[.E210];[.C210]=0);1;&quot;&quot;)">
            <text:p/>
          </table:table-cell>
          <table:table-cell table:formula="of:=IF(AND([.B210]&lt;=[.E210];[.C210]=1);1;&quot;&quot;)" office:value-type="float" office:value="1">
            <text:p>1</text:p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51">
            <text:p>251</text:p>
          </table:table-cell>
          <table:table-cell table:formula="of:=IF(AND([.B211]&gt;[.E211];[.C211]=0);1;&quot;&quot;)">
            <text:p/>
          </table:table-cell>
          <table:table-cell table:formula="of:=IF(AND([.B211]&lt;=[.E211];[.C211]=1);1;&quot;&quot;)">
            <text:p/>
          </table:table-cell>
          <table:table-cell table:formula="of:=IF(AND([.B211]&gt;[.D211];[.C211]=0);1;&quot;&quot;)" office:value-type="float" office:value="1">
            <text:p>1</text:p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10">
            <text:p>410</text:p>
          </table:table-cell>
          <table:table-cell table:formula="of:=IF(AND([.B212]&gt;[.E212];[.C212]=0);1;&quot;&quot;)">
            <text:p/>
          </table:table-cell>
          <table:table-cell table:formula="of:=IF(AND([.B212]&lt;=[.E212];[.C212]=1);1;&quot;&quot;)">
            <text:p/>
          </table:table-cell>
          <table:table-cell table:formula="of:=IF(AND([.B212]&gt;[.D212];[.C212]=0);1;&quot;&quot;)" office:value-type="float" office:value="1">
            <text:p>1</text:p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467">
            <text:p>1467</text:p>
          </table:table-cell>
          <table:table-cell office:value-type="float" office:value="1514">
            <text:p>1514</text:p>
          </table:table-cell>
          <table:table-cell table:formula="of:=IF(AND([.B213]&gt;[.E213];[.C213]=0);1;&quot;&quot;)">
            <text:p/>
          </table:table-cell>
          <table:table-cell table:formula="of:=IF(AND([.B213]&lt;=[.E213];[.C213]=1);1;&quot;&quot;)">
            <text:p/>
          </table:table-cell>
          <table:table-cell table:formula="of:=IF(AND([.B213]&gt;[.D213];[.C213]=0);1;&quot;&quot;)" office:value-type="float" office:value="1">
            <text:p>1</text:p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993">
            <text:p>993</text:p>
          </table:table-cell>
          <table:table-cell office:value-type="float" office:value="0">
            <text:p>0</text:p>
          </table:table-cell>
          <table:table-cell office:value-type="float" office:value="982">
            <text:p>982</text:p>
          </table:table-cell>
          <table:table-cell office:value-type="float" office:value="1009">
            <text:p>1009</text:p>
          </table:table-cell>
          <table:table-cell table:formula="of:=IF(AND([.B214]&gt;[.E214];[.C214]=0);1;&quot;&quot;)">
            <text:p/>
          </table:table-cell>
          <table:table-cell table:formula="of:=IF(AND([.B214]&lt;=[.E214];[.C214]=1);1;&quot;&quot;)">
            <text:p/>
          </table:table-cell>
          <table:table-cell table:formula="of:=IF(AND([.B214]&gt;[.D214];[.C214]=0);1;&quot;&quot;)" office:value-type="float" office:value="1">
            <text:p>1</text:p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98">
            <text:p>1698</text:p>
          </table:table-cell>
          <table:table-cell office:value-type="float" office:value="1">
            <text:p>1</text:p>
          </table:table-cell>
          <table:table-cell office:value-type="float" office:value="1666">
            <text:p>1666</text:p>
          </table:table-cell>
          <table:table-cell office:value-type="float" office:value="1694">
            <text:p>1694</text:p>
          </table:table-cell>
          <table:table-cell table:formula="of:=IF(AND([.B215]&gt;[.E215];[.C215]=0);1;&quot;&quot;)">
            <text:p/>
          </table:table-cell>
          <table:table-cell table:formula="of:=IF(AND([.B215]&lt;=[.E215];[.C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34">
            <text:p>1834</text:p>
          </table:table-cell>
          <table:table-cell office:value-type="float" office:value="0">
            <text:p>0</text:p>
          </table:table-cell>
          <table:table-cell office:value-type="float" office:value="1797">
            <text:p>1797</text:p>
          </table:table-cell>
          <table:table-cell office:value-type="float" office:value="1877">
            <text:p>1877</text:p>
          </table:table-cell>
          <table:table-cell table:formula="of:=IF(AND([.B216]&gt;[.E216];[.C216]=0);1;&quot;&quot;)">
            <text:p/>
          </table:table-cell>
          <table:table-cell table:formula="of:=IF(AND([.B216]&lt;=[.E216];[.C216]=1);1;&quot;&quot;)">
            <text:p/>
          </table:table-cell>
          <table:table-cell table:formula="of:=IF(AND([.B216]&gt;[.D216];[.C216]=0);1;&quot;&quot;)" office:value-type="float" office:value="1">
            <text:p>1</text:p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877">
            <text:p>877</text:p>
          </table:table-cell>
          <table:table-cell office:value-type="float" office:value="1">
            <text:p>1</text:p>
          </table:table-cell>
          <table:table-cell office:value-type="float" office:value="877">
            <text:p>877</text:p>
          </table:table-cell>
          <table:table-cell office:value-type="float" office:value="895">
            <text:p>895</text:p>
          </table:table-cell>
          <table:table-cell table:formula="of:=IF(AND([.B217]&gt;[.E217];[.C217]=0);1;&quot;&quot;)">
            <text:p/>
          </table:table-cell>
          <table:table-cell table:formula="of:=IF(AND([.B217]&lt;=[.E217];[.C217]=1);1;&quot;&quot;)" office:value-type="float" office:value="1">
            <text:p>1</text:p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614">
            <text:p>2614</text:p>
          </table:table-cell>
          <table:table-cell office:value-type="float" office:value="0">
            <text:p>0</text:p>
          </table:table-cell>
          <table:table-cell office:value-type="float" office:value="2623">
            <text:p>2623</text:p>
          </table:table-cell>
          <table:table-cell office:value-type="float" office:value="2641">
            <text:p>2641</text:p>
          </table:table-cell>
          <table:table-cell table:formula="of:=IF(AND([.B218]&gt;[.E218];[.C218]=0);1;&quot;&quot;)">
            <text:p/>
          </table:table-cell>
          <table:table-cell table:formula="of:=IF(AND([.B218]&lt;=[.E218];[.C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40">
            <text:p>9040</text:p>
          </table:table-cell>
          <table:table-cell office:value-type="float" office:value="0">
            <text:p>0</text:p>
          </table:table-cell>
          <table:table-cell office:value-type="float" office:value="9074">
            <text:p>9074</text:p>
          </table:table-cell>
          <table:table-cell office:value-type="float" office:value="9110">
            <text:p>9110</text:p>
          </table:table-cell>
          <table:table-cell table:formula="of:=IF(AND([.B219]&gt;[.E219];[.C219]=0);1;&quot;&quot;)">
            <text:p/>
          </table:table-cell>
          <table:table-cell table:formula="of:=IF(AND([.B219]&lt;=[.E219];[.C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87">
            <text:p>2187</text:p>
          </table:table-cell>
          <table:table-cell office:value-type="float" office:value="1">
            <text:p>1</text:p>
          </table:table-cell>
          <table:table-cell office:value-type="float" office:value="2177">
            <text:p>2177</text:p>
          </table:table-cell>
          <table:table-cell office:value-type="float" office:value="2262">
            <text:p>2262</text:p>
          </table:table-cell>
          <table:table-cell table:formula="of:=IF(AND([.B220]&gt;[.E220];[.C220]=0);1;&quot;&quot;)">
            <text:p/>
          </table:table-cell>
          <table:table-cell table:formula="of:=IF(AND([.B220]&lt;=[.E220];[.C220]=1);1;&quot;&quot;)" office:value-type="float" office:value="1">
            <text:p>1</text:p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328">
            <text:p>1328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350">
            <text:p>1350</text:p>
          </table:table-cell>
          <table:table-cell table:formula="of:=IF(AND([.B221]&gt;[.E221];[.C221]=0);1;&quot;&quot;)">
            <text:p/>
          </table:table-cell>
          <table:table-cell table:formula="of:=IF(AND([.B221]&lt;=[.E221];[.C221]=1);1;&quot;&quot;)">
            <text:p/>
          </table:table-cell>
          <table:table-cell table:formula="of:=IF(AND([.B221]&gt;[.D221];[.C221]=0);1;&quot;&quot;)" office:value-type="float" office:value="1">
            <text:p>1</text:p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4">
            <text:p>284</text:p>
          </table:table-cell>
          <table:table-cell table:formula="of:=IF(AND([.B222]&gt;[.E222];[.C222]=0);1;&quot;&quot;)">
            <text:p/>
          </table:table-cell>
          <table:table-cell table:formula="of:=IF(AND([.B222]&lt;=[.E222];[.C222]=1);1;&quot;&quot;)">
            <text:p/>
          </table:table-cell>
          <table:table-cell table:formula="of:=IF(AND([.B222]&gt;[.D222];[.C222]=0);1;&quot;&quot;)" office:value-type="float" office:value="1">
            <text:p>1</text:p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96">
            <text:p>1196</text:p>
          </table:table-cell>
          <table:table-cell office:value-type="float" office:value="1">
            <text:p>1</text:p>
          </table:table-cell>
          <table:table-cell office:value-type="float" office:value="1172">
            <text:p>1172</text:p>
          </table:table-cell>
          <table:table-cell office:value-type="float" office:value="1213">
            <text:p>1213</text:p>
          </table:table-cell>
          <table:table-cell table:formula="of:=IF(AND([.B223]&gt;[.E223];[.C223]=0);1;&quot;&quot;)">
            <text:p/>
          </table:table-cell>
          <table:table-cell table:formula="of:=IF(AND([.B223]&lt;=[.E223];[.C223]=1);1;&quot;&quot;)" office:value-type="float" office:value="1">
            <text:p>1</text:p>
          </table:table-cell>
          <table:table-cell table:formula="of:=IF(AND([.B223]&gt;[.D223];[.C223]=0);1;&quot;&quot;)">
            <text:p/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250">
            <text:p>2250</text:p>
          </table:table-cell>
          <table:table-cell office:value-type="float" office:value="1">
            <text:p>1</text:p>
          </table:table-cell>
          <table:table-cell office:value-type="float" office:value="2291">
            <text:p>2291</text:p>
          </table:table-cell>
          <table:table-cell office:value-type="float" office:value="2330">
            <text:p>2330</text:p>
          </table:table-cell>
          <table:table-cell table:formula="of:=IF(AND([.B224]&gt;[.E224];[.C224]=0);1;&quot;&quot;)">
            <text:p/>
          </table:table-cell>
          <table:table-cell table:formula="of:=IF(AND([.B224]&lt;=[.E224];[.C224]=1);1;&quot;&quot;)" office:value-type="float" office:value="1">
            <text:p>1</text:p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35">
            <text:p>8835</text:p>
          </table:table-cell>
          <table:table-cell office:value-type="float" office:value="9100">
            <text:p>9100</text:p>
          </table:table-cell>
          <table:table-cell table:formula="of:=IF(AND([.B225]&gt;[.E225];[.C225]=0);1;&quot;&quot;)">
            <text:p/>
          </table:table-cell>
          <table:table-cell table:formula="of:=IF(AND([.B225]&lt;=[.E225];[.C225]=1);1;&quot;&quot;)">
            <text:p/>
          </table:table-cell>
          <table:table-cell table:formula="of:=IF(AND([.B225]&gt;[.D225];[.C225]=0);1;&quot;&quot;)" office:value-type="float" office:value="1">
            <text:p>1</text:p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118">
            <text:p>1118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166">
            <text:p>1166</text:p>
          </table:table-cell>
          <table:table-cell table:formula="of:=IF(AND([.B226]&gt;[.E226];[.C226]=0);1;&quot;&quot;)">
            <text:p/>
          </table:table-cell>
          <table:table-cell table:formula="of:=IF(AND([.B226]&lt;=[.E226];[.C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301">
            <text:p>2301</text:p>
          </table:table-cell>
          <table:table-cell office:value-type="float" office:value="2374">
            <text:p>2374</text:p>
          </table:table-cell>
          <table:table-cell table:formula="of:=IF(AND([.B227]&gt;[.E227];[.C227]=0);1;&quot;&quot;)">
            <text:p/>
          </table:table-cell>
          <table:table-cell table:formula="of:=IF(AND([.B227]&lt;=[.E227];[.C227]=1);1;&quot;&quot;)" office:value-type="float" office:value="1">
            <text:p>1</text:p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8750">
            <text:p>8750</text:p>
          </table:table-cell>
          <table:table-cell office:value-type="float" office:value="9520">
            <text:p>9520</text:p>
          </table:table-cell>
          <table:table-cell table:formula="of:=IF(AND([.B228]&gt;[.E228];[.C228]=0);1;&quot;&quot;)">
            <text:p/>
          </table:table-cell>
          <table:table-cell table:formula="of:=IF(AND([.B228]&lt;=[.E228];[.C228]=1);1;&quot;&quot;)">
            <text:p/>
          </table:table-cell>
          <table:table-cell table:formula="of:=IF(AND([.B228]&gt;[.D228];[.C228]=0);1;&quot;&quot;)" office:value-type="float" office:value="1">
            <text:p>1</text:p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5920">
            <text:p>5920</text:p>
          </table:table-cell>
          <table:table-cell office:value-type="float" office:value="6190">
            <text:p>6190</text:p>
          </table:table-cell>
          <table:table-cell table:formula="of:=IF(AND([.B229]&gt;[.E229];[.C229]=0);1;&quot;&quot;)">
            <text:p/>
          </table:table-cell>
          <table:table-cell table:formula="of:=IF(AND([.B229]&lt;=[.E229];[.C229]=1);1;&quot;&quot;)">
            <text:p/>
          </table:table-cell>
          <table:table-cell table:formula="of:=IF(AND([.B229]&gt;[.D229];[.C229]=0);1;&quot;&quot;)" office:value-type="float" office:value="1">
            <text:p>1</text:p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440">
            <text:p>4440</text:p>
          </table:table-cell>
          <table:table-cell office:value-type="float" office:value="1">
            <text:p>1</text:p>
          </table:table-cell>
          <table:table-cell office:value-type="float" office:value="4469">
            <text:p>4469</text:p>
          </table:table-cell>
          <table:table-cell office:value-type="float" office:value="4570">
            <text:p>4570</text:p>
          </table:table-cell>
          <table:table-cell table:formula="of:=IF(AND([.B230]&gt;[.E230];[.C230]=0);1;&quot;&quot;)">
            <text:p/>
          </table:table-cell>
          <table:table-cell table:formula="of:=IF(AND([.B230]&lt;=[.E230];[.C230]=1);1;&quot;&quot;)" office:value-type="float" office:value="1">
            <text:p>1</text:p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281">
            <text:p>2281</text:p>
          </table:table-cell>
          <table:table-cell table:formula="of:=IF(AND([.B231]&gt;[.E231];[.C231]=0);1;&quot;&quot;)">
            <text:p/>
          </table:table-cell>
          <table:table-cell table:formula="of:=IF(AND([.B231]&lt;=[.E231];[.C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>
            <text:p/>
          </table:table-cell>
          <table:table-cell/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6015">
            <text:p>26015</text:p>
          </table:table-cell>
          <table:table-cell office:value-type="float" office:value="0">
            <text:p>0</text:p>
          </table:table-cell>
          <table:table-cell office:value-type="float" office:value="25733">
            <text:p>25733</text:p>
          </table:table-cell>
          <table:table-cell office:value-type="float" office:value="27525">
            <text:p>27525</text:p>
          </table:table-cell>
          <table:table-cell table:formula="of:=IF(AND([.B232]&gt;[.E232];[.C232]=0);1;&quot;&quot;)">
            <text:p/>
          </table:table-cell>
          <table:table-cell table:formula="of:=IF(AND([.B232]&lt;=[.E232];[.C232]=1);1;&quot;&quot;)">
            <text:p/>
          </table:table-cell>
          <table:table-cell table:formula="of:=IF(AND([.B232]&gt;[.D232];[.C232]=0);1;&quot;&quot;)" office:value-type="float" office:value="1">
            <text:p>1</text:p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608">
            <text:p>1608</text:p>
          </table:table-cell>
          <table:table-cell office:value-type="float" office:value="1">
            <text:p>1</text:p>
          </table:table-cell>
          <table:table-cell office:value-type="float" office:value="1606">
            <text:p>1606</text:p>
          </table:table-cell>
          <table:table-cell office:value-type="float" office:value="1625">
            <text:p>1625</text:p>
          </table:table-cell>
          <table:table-cell table:formula="of:=IF(AND([.B233]&gt;[.E233];[.C233]=0);1;&quot;&quot;)">
            <text:p/>
          </table:table-cell>
          <table:table-cell table:formula="of:=IF(AND([.B233]&lt;=[.E233];[.C233]=1);1;&quot;&quot;)" office:value-type="float" office:value="1">
            <text:p>1</text:p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30">
            <text:p>2030</text:p>
          </table:table-cell>
          <table:table-cell office:value-type="float" office:value="0">
            <text:p>0</text:p>
          </table:table-cell>
          <table:table-cell office:value-type="float" office:value="1990">
            <text:p>1990</text:p>
          </table:table-cell>
          <table:table-cell office:value-type="float" office:value="2000">
            <text:p>2000</text:p>
          </table:table-cell>
          <table:table-cell table:formula="of:=IF(AND([.B234]&gt;[.E234];[.C234]=0);1;&quot;&quot;)" office:value-type="float" office:value="1">
            <text:p>1</text:p>
          </table:table-cell>
          <table:table-cell table:formula="of:=IF(AND([.B234]&lt;=[.E234];[.C234]=1);1;&quot;&quot;)">
            <text:p/>
          </table:table-cell>
          <table:table-cell table:formula="of:=IF(AND([.B234]&gt;[.D234];[.C234]=0);1;&quot;&quot;)" office:value-type="float" office:value="1">
            <text:p>1</text:p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551">
            <text:p>551</text:p>
          </table:table-cell>
          <table:table-cell table:formula="of:=IF(AND([.B235]&gt;[.E235];[.C235]=0);1;&quot;&quot;)">
            <text:p/>
          </table:table-cell>
          <table:table-cell table:formula="of:=IF(AND([.B235]&lt;=[.E235];[.C235]=1);1;&quot;&quot;)">
            <text:p/>
          </table:table-cell>
          <table:table-cell table:formula="of:=IF(AND([.B235]&gt;[.D235];[.C235]=0);1;&quot;&quot;)" office:value-type="float" office:value="1">
            <text:p>1</text:p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843">
            <text:p>1843</text:p>
          </table:table-cell>
          <table:table-cell office:value-type="float" office:value="0">
            <text:p>0</text:p>
          </table:table-cell>
          <table:table-cell office:value-type="float" office:value="1813">
            <text:p>1813</text:p>
          </table:table-cell>
          <table:table-cell office:value-type="float" office:value="1841">
            <text:p>1841</text:p>
          </table:table-cell>
          <table:table-cell table:formula="of:=IF(AND([.B236]&gt;[.E236];[.C236]=0);1;&quot;&quot;)" office:value-type="float" office:value="1">
            <text:p>1</text:p>
          </table:table-cell>
          <table:table-cell table:formula="of:=IF(AND([.B236]&lt;=[.E236];[.C236]=1);1;&quot;&quot;)">
            <text:p/>
          </table:table-cell>
          <table:table-cell table:formula="of:=IF(AND([.B236]&gt;[.D236];[.C236]=0);1;&quot;&quot;)" office:value-type="float" office:value="1">
            <text:p>1</text:p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747">
            <text:p>1747</text:p>
          </table:table-cell>
          <table:table-cell office:value-type="float" office:value="0">
            <text:p>0</text:p>
          </table:table-cell>
          <table:table-cell office:value-type="float" office:value="1731">
            <text:p>1731</text:p>
          </table:table-cell>
          <table:table-cell office:value-type="float" office:value="1787">
            <text:p>1787</text:p>
          </table:table-cell>
          <table:table-cell table:formula="of:=IF(AND([.B237]&gt;[.E237];[.C237]=0);1;&quot;&quot;)">
            <text:p/>
          </table:table-cell>
          <table:table-cell table:formula="of:=IF(AND([.B237]&lt;=[.E237];[.C237]=1);1;&quot;&quot;)">
            <text:p/>
          </table:table-cell>
          <table:table-cell table:formula="of:=IF(AND([.B237]&gt;[.D237];[.C237]=0);1;&quot;&quot;)" office:value-type="float" office:value="1">
            <text:p>1</text:p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457">
            <text:p>457</text:p>
          </table:table-cell>
          <table:table-cell office:value-type="float" office:value="470">
            <text:p>470</text:p>
          </table:table-cell>
          <table:table-cell table:formula="of:=IF(AND([.B238]&gt;[.E238];[.C238]=0);1;&quot;&quot;)">
            <text:p/>
          </table:table-cell>
          <table:table-cell table:formula="of:=IF(AND([.B238]&lt;=[.E238];[.C238]=1);1;&quot;&quot;)">
            <text:p/>
          </table:table-cell>
          <table:table-cell table:formula="of:=IF(AND([.B238]&gt;[.D238];[.C238]=0);1;&quot;&quot;)" office:value-type="float" office:value="1">
            <text:p>1</text:p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66">
            <text:p>866</text:p>
          </table:table-cell>
          <table:table-cell office:value-type="float" office:value="886">
            <text:p>886</text:p>
          </table:table-cell>
          <table:table-cell table:formula="of:=IF(AND([.B239]&gt;[.E239];[.C239]=0);1;&quot;&quot;)">
            <text:p/>
          </table:table-cell>
          <table:table-cell table:formula="of:=IF(AND([.B239]&lt;=[.E239];[.C239]=1);1;&quot;&quot;)">
            <text:p/>
          </table:table-cell>
          <table:table-cell table:formula="of:=IF(AND([.B239]&gt;[.D239];[.C239]=0);1;&quot;&quot;)" office:value-type="float" office:value="1">
            <text:p>1</text:p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327">
            <text:p>7327</text:p>
          </table:table-cell>
          <table:table-cell office:value-type="float" office:value="1">
            <text:p>1</text:p>
          </table:table-cell>
          <table:table-cell office:value-type="float" office:value="7245">
            <text:p>7245</text:p>
          </table:table-cell>
          <table:table-cell office:value-type="float" office:value="7634">
            <text:p>7634</text:p>
          </table:table-cell>
          <table:table-cell table:formula="of:=IF(AND([.B240]&gt;[.E240];[.C240]=0);1;&quot;&quot;)">
            <text:p/>
          </table:table-cell>
          <table:table-cell table:formula="of:=IF(AND([.B240]&lt;=[.E240];[.C240]=1);1;&quot;&quot;)" office:value-type="float" office:value="1">
            <text:p>1</text:p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95">
            <text:p>2595</text:p>
          </table:table-cell>
          <table:table-cell office:value-type="float" office:value="0">
            <text:p>0</text:p>
          </table:table-cell>
          <table:table-cell office:value-type="float" office:value="2579">
            <text:p>2579</text:p>
          </table:table-cell>
          <table:table-cell office:value-type="float" office:value="2608">
            <text:p>2608</text:p>
          </table:table-cell>
          <table:table-cell table:formula="of:=IF(AND([.B241]&gt;[.E241];[.C241]=0);1;&quot;&quot;)">
            <text:p/>
          </table:table-cell>
          <table:table-cell table:formula="of:=IF(AND([.B241]&lt;=[.E241];[.C241]=1);1;&quot;&quot;)">
            <text:p/>
          </table:table-cell>
          <table:table-cell table:formula="of:=IF(AND([.B241]&gt;[.D241];[.C241]=0);1;&quot;&quot;)" office:value-type="float" office:value="1">
            <text:p>1</text:p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895">
            <text:p>895</text:p>
          </table:table-cell>
          <table:table-cell office:value-type="float" office:value="0">
            <text:p>0</text:p>
          </table:table-cell>
          <table:table-cell office:value-type="float" office:value="888">
            <text:p>888</text:p>
          </table:table-cell>
          <table:table-cell office:value-type="float" office:value="912">
            <text:p>912</text:p>
          </table:table-cell>
          <table:table-cell table:formula="of:=IF(AND([.B242]&gt;[.E242];[.C242]=0);1;&quot;&quot;)">
            <text:p/>
          </table:table-cell>
          <table:table-cell table:formula="of:=IF(AND([.B242]&lt;=[.E242];[.C242]=1);1;&quot;&quot;)">
            <text:p/>
          </table:table-cell>
          <table:table-cell table:formula="of:=IF(AND([.B242]&gt;[.D242];[.C242]=0);1;&quot;&quot;)" office:value-type="float" office:value="1">
            <text:p>1</text:p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465">
            <text:p>1465</text:p>
          </table:table-cell>
          <table:table-cell office:value-type="float" office:value="0">
            <text:p>0</text:p>
          </table:table-cell>
          <table:table-cell office:value-type="float" office:value="1460">
            <text:p>1460</text:p>
          </table:table-cell>
          <table:table-cell office:value-type="float" office:value="1518">
            <text:p>1518</text:p>
          </table:table-cell>
          <table:table-cell table:formula="of:=IF(AND([.B243]&gt;[.E243];[.C243]=0);1;&quot;&quot;)">
            <text:p/>
          </table:table-cell>
          <table:table-cell table:formula="of:=IF(AND([.B243]&lt;=[.E243];[.C243]=1);1;&quot;&quot;)">
            <text:p/>
          </table:table-cell>
          <table:table-cell table:formula="of:=IF(AND([.B243]&gt;[.D243];[.C243]=0);1;&quot;&quot;)" office:value-type="float" office:value="1">
            <text:p>1</text:p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226">
            <text:p>2226</text:p>
          </table:table-cell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2225">
            <text:p>2225</text:p>
          </table:table-cell>
          <table:table-cell table:formula="of:=IF(AND([.B244]&gt;[.E244];[.C244]=0);1;&quot;&quot;)" office:value-type="float" office:value="1">
            <text:p>1</text:p>
          </table:table-cell>
          <table:table-cell table:formula="of:=IF(AND([.B244]&lt;=[.E244];[.C244]=1);1;&quot;&quot;)">
            <text:p/>
          </table:table-cell>
          <table:table-cell table:formula="of:=IF(AND([.B244]&gt;[.D244];[.C244]=0);1;&quot;&quot;)" office:value-type="float" office:value="1">
            <text:p>1</text:p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495">
            <text:p>4495</text:p>
          </table:table-cell>
          <table:table-cell table:formula="of:=IF(AND([.B245]&gt;[.E245];[.C245]=0);1;&quot;&quot;)">
            <text:p/>
          </table:table-cell>
          <table:table-cell table:formula="of:=IF(AND([.B245]&lt;=[.E245];[.C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40">
            <text:p>2240</text:p>
          </table:table-cell>
          <table:table-cell office:value-type="float" office:value="0">
            <text:p>0</text:p>
          </table:table-cell>
          <table:table-cell office:value-type="float" office:value="2215">
            <text:p>2215</text:p>
          </table:table-cell>
          <table:table-cell office:value-type="float" office:value="2285">
            <text:p>2285</text:p>
          </table:table-cell>
          <table:table-cell table:formula="of:=IF(AND([.B246]&gt;[.E246];[.C246]=0);1;&quot;&quot;)">
            <text:p/>
          </table:table-cell>
          <table:table-cell table:formula="of:=IF(AND([.B246]&lt;=[.E246];[.C246]=1);1;&quot;&quot;)">
            <text:p/>
          </table:table-cell>
          <table:table-cell table:formula="of:=IF(AND([.B246]&gt;[.D246];[.C246]=0);1;&quot;&quot;)" office:value-type="float" office:value="1">
            <text:p>1</text:p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29">
            <text:p>1629</text:p>
          </table:table-cell>
          <table:table-cell office:value-type="float" office:value="1">
            <text:p>1</text:p>
          </table:table-cell>
          <table:table-cell office:value-type="float" office:value="1646">
            <text:p>1646</text:p>
          </table:table-cell>
          <table:table-cell office:value-type="float" office:value="1652">
            <text:p>1652</text:p>
          </table:table-cell>
          <table:table-cell table:formula="of:=IF(AND([.B247]&gt;[.E247];[.C247]=0);1;&quot;&quot;)">
            <text:p/>
          </table:table-cell>
          <table:table-cell table:formula="of:=IF(AND([.B247]&lt;=[.E247];[.C247]=1);1;&quot;&quot;)" office:value-type="float" office:value="1">
            <text:p>1</text:p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334">
            <text:p>133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66">
            <text:p>1266</text:p>
          </table:table-cell>
          <table:table-cell table:formula="of:=IF(AND([.B248]&gt;[.E248];[.C248]=0);1;&quot;&quot;)">
            <text:p/>
          </table:table-cell>
          <table:table-cell table:formula="of:=IF(AND([.B248]&lt;=[.E248];[.C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53">
            <text:p>2753</text:p>
          </table:table-cell>
          <table:table-cell office:value-type="float" office:value="0">
            <text:p>0</text:p>
          </table:table-cell>
          <table:table-cell office:value-type="float" office:value="2710">
            <text:p>2710</text:p>
          </table:table-cell>
          <table:table-cell office:value-type="float" office:value="2838">
            <text:p>2838</text:p>
          </table:table-cell>
          <table:table-cell table:formula="of:=IF(AND([.B249]&gt;[.E249];[.C249]=0);1;&quot;&quot;)">
            <text:p/>
          </table:table-cell>
          <table:table-cell table:formula="of:=IF(AND([.B249]&lt;=[.E249];[.C249]=1);1;&quot;&quot;)">
            <text:p/>
          </table:table-cell>
          <table:table-cell table:formula="of:=IF(AND([.B249]&gt;[.D249];[.C249]=0);1;&quot;&quot;)" office:value-type="float" office:value="1">
            <text:p>1</text:p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7991">
            <text:p>7991</text:p>
          </table:table-cell>
          <table:table-cell office:value-type="float" office:value="8130">
            <text:p>8130</text:p>
          </table:table-cell>
          <table:table-cell table:formula="of:=IF(AND([.B250]&gt;[.E250];[.C250]=0);1;&quot;&quot;)">
            <text:p/>
          </table:table-cell>
          <table:table-cell table:formula="of:=IF(AND([.B250]&lt;=[.E250];[.C250]=1);1;&quot;&quot;)">
            <text:p/>
          </table:table-cell>
          <table:table-cell table:formula="of:=IF(AND([.B250]&gt;[.D250];[.C250]=0);1;&quot;&quot;)" office:value-type="float" office:value="1">
            <text:p>1</text:p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308">
            <text:p>1308</text:p>
          </table:table-cell>
          <table:table-cell office:value-type="float" office:value="0">
            <text:p>0</text:p>
          </table:table-cell>
          <table:table-cell office:value-type="float" office:value="1303">
            <text:p>1303</text:p>
          </table:table-cell>
          <table:table-cell office:value-type="float" office:value="1340">
            <text:p>1340</text:p>
          </table:table-cell>
          <table:table-cell table:formula="of:=IF(AND([.B251]&gt;[.E251];[.C251]=0);1;&quot;&quot;)">
            <text:p/>
          </table:table-cell>
          <table:table-cell table:formula="of:=IF(AND([.B251]&lt;=[.E251];[.C251]=1);1;&quot;&quot;)">
            <text:p/>
          </table:table-cell>
          <table:table-cell table:formula="of:=IF(AND([.B251]&gt;[.D251];[.C251]=0);1;&quot;&quot;)" office:value-type="float" office:value="1">
            <text:p>1</text:p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81">
            <text:p>1781</text:p>
          </table:table-cell>
          <table:table-cell office:value-type="float" office:value="1">
            <text:p>1</text:p>
          </table:table-cell>
          <table:table-cell office:value-type="float" office:value="1736">
            <text:p>1736</text:p>
          </table:table-cell>
          <table:table-cell office:value-type="float" office:value="1820">
            <text:p>1820</text:p>
          </table:table-cell>
          <table:table-cell table:formula="of:=IF(AND([.B252]&gt;[.E252];[.C252]=0);1;&quot;&quot;)">
            <text:p/>
          </table:table-cell>
          <table:table-cell table:formula="of:=IF(AND([.B252]&lt;=[.E252];[.C252]=1);1;&quot;&quot;)" office:value-type="float" office:value="1">
            <text:p>1</text:p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32">
            <text:p>532</text:p>
          </table:table-cell>
          <table:table-cell table:formula="of:=IF(AND([.B253]&gt;[.E253];[.C253]=0);1;&quot;&quot;)">
            <text:p/>
          </table:table-cell>
          <table:table-cell table:formula="of:=IF(AND([.B253]&lt;=[.E253];[.C253]=1);1;&quot;&quot;)">
            <text:p/>
          </table:table-cell>
          <table:table-cell table:formula="of:=IF(AND([.B253]&gt;[.D253];[.C253]=0);1;&quot;&quot;)" office:value-type="float" office:value="1">
            <text:p>1</text:p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48">
            <text:p>1348</text:p>
          </table:table-cell>
          <table:table-cell office:value-type="float" office:value="0">
            <text:p>0</text:p>
          </table:table-cell>
          <table:table-cell office:value-type="float" office:value="1334">
            <text:p>1334</text:p>
          </table:table-cell>
          <table:table-cell office:value-type="float" office:value="1432">
            <text:p>1432</text:p>
          </table:table-cell>
          <table:table-cell table:formula="of:=IF(AND([.B254]&gt;[.E254];[.C254]=0);1;&quot;&quot;)">
            <text:p/>
          </table:table-cell>
          <table:table-cell table:formula="of:=IF(AND([.B254]&lt;=[.E254];[.C254]=1);1;&quot;&quot;)">
            <text:p/>
          </table:table-cell>
          <table:table-cell table:formula="of:=IF(AND([.B254]&gt;[.D254];[.C254]=0);1;&quot;&quot;)" office:value-type="float" office:value="1">
            <text:p>1</text:p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27">
            <text:p>2027</text:p>
          </table:table-cell>
          <table:table-cell office:value-type="float" office:value="1">
            <text:p>1</text:p>
          </table:table-cell>
          <table:table-cell office:value-type="float" office:value="1998">
            <text:p>1998</text:p>
          </table:table-cell>
          <table:table-cell office:value-type="float" office:value="2112">
            <text:p>2112</text:p>
          </table:table-cell>
          <table:table-cell table:formula="of:=IF(AND([.B255]&gt;[.E255];[.C255]=0);1;&quot;&quot;)">
            <text:p/>
          </table:table-cell>
          <table:table-cell table:formula="of:=IF(AND([.B255]&lt;=[.E255];[.C255]=1);1;&quot;&quot;)" office:value-type="float" office:value="1">
            <text:p>1</text:p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651">
            <text:p>651</text:p>
          </table:table-cell>
          <table:table-cell table:formula="of:=IF(AND([.B256]&gt;[.E256];[.C256]=0);1;&quot;&quot;)">
            <text:p/>
          </table:table-cell>
          <table:table-cell table:formula="of:=IF(AND([.B256]&lt;=[.E256];[.C256]=1);1;&quot;&quot;)" office:value-type="float" office:value="1">
            <text:p>1</text:p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323">
            <text:p>323</text:p>
          </table:table-cell>
          <table:table-cell table:formula="of:=IF(AND([.B257]&gt;[.E257];[.C257]=0);1;&quot;&quot;)">
            <text:p/>
          </table:table-cell>
          <table:table-cell table:formula="of:=IF(AND([.B257]&lt;=[.E257];[.C257]=1);1;&quot;&quot;)">
            <text:p/>
          </table:table-cell>
          <table:table-cell table:formula="of:=IF(AND([.B257]&gt;[.D257];[.C257]=0);1;&quot;&quot;)" office:value-type="float" office:value="1">
            <text:p>1</text:p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78">
            <text:p>1178</text:p>
          </table:table-cell>
          <table:table-cell office:value-type="float" office:value="0">
            <text:p>0</text:p>
          </table:table-cell>
          <table:table-cell office:value-type="float" office:value="1162">
            <text:p>1162</text:p>
          </table:table-cell>
          <table:table-cell office:value-type="float" office:value="1198">
            <text:p>1198</text:p>
          </table:table-cell>
          <table:table-cell table:formula="of:=IF(AND([.B258]&gt;[.E258];[.C258]=0);1;&quot;&quot;)">
            <text:p/>
          </table:table-cell>
          <table:table-cell table:formula="of:=IF(AND([.B258]&lt;=[.E258];[.C258]=1);1;&quot;&quot;)">
            <text:p/>
          </table:table-cell>
          <table:table-cell table:formula="of:=IF(AND([.B258]&gt;[.D258];[.C258]=0);1;&quot;&quot;)" office:value-type="float" office:value="1">
            <text:p>1</text:p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483">
            <text:p>483</text:p>
          </table:table-cell>
          <table:table-cell table:formula="of:=IF(AND([.B259]&gt;[.E259];[.C259]=0);1;&quot;&quot;)">
            <text:p/>
          </table:table-cell>
          <table:table-cell table:formula="of:=IF(AND([.B259]&lt;=[.E259];[.C259]=1);1;&quot;&quot;)">
            <text:p/>
          </table:table-cell>
          <table:table-cell table:formula="of:=IF(AND([.B259]&gt;[.D259];[.C259]=0);1;&quot;&quot;)" office:value-type="float" office:value="1">
            <text:p>1</text:p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02">
            <text:p>1302</text:p>
          </table:table-cell>
          <table:table-cell office:value-type="float" office:value="0">
            <text:p>0</text:p>
          </table:table-cell>
          <table:table-cell office:value-type="float" office:value="1293">
            <text:p>1293</text:p>
          </table:table-cell>
          <table:table-cell office:value-type="float" office:value="1369">
            <text:p>1369</text:p>
          </table:table-cell>
          <table:table-cell table:formula="of:=IF(AND([.B260]&gt;[.E260];[.C260]=0);1;&quot;&quot;)">
            <text:p/>
          </table:table-cell>
          <table:table-cell table:formula="of:=IF(AND([.B260]&lt;=[.E260];[.C260]=1);1;&quot;&quot;)">
            <text:p/>
          </table:table-cell>
          <table:table-cell table:formula="of:=IF(AND([.B260]&gt;[.D260];[.C260]=0);1;&quot;&quot;)" office:value-type="float" office:value="1">
            <text:p>1</text:p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7110">
            <text:p>711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130">
            <text:p>7130</text:p>
          </table:table-cell>
          <table:table-cell table:formula="of:=IF(AND([.B261]&gt;[.E261];[.C261]=0);1;&quot;&quot;)">
            <text:p/>
          </table:table-cell>
          <table:table-cell table:formula="of:=IF(AND([.B261]&lt;=[.E261];[.C261]=1);1;&quot;&quot;)">
            <text:p/>
          </table:table-cell>
          <table:table-cell table:formula="of:=IF(AND([.B261]&gt;[.D261];[.C261]=0);1;&quot;&quot;)" office:value-type="float" office:value="1">
            <text:p>1</text:p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8829">
            <text:p>8829</text:p>
          </table:table-cell>
          <table:table-cell office:value-type="float" office:value="0">
            <text:p>0</text:p>
          </table:table-cell>
          <table:table-cell office:value-type="float" office:value="8800">
            <text:p>8800</text:p>
          </table:table-cell>
          <table:table-cell office:value-type="float" office:value="9248">
            <text:p>9248</text:p>
          </table:table-cell>
          <table:table-cell table:formula="of:=IF(AND([.B262]&gt;[.E262];[.C262]=0);1;&quot;&quot;)">
            <text:p/>
          </table:table-cell>
          <table:table-cell table:formula="of:=IF(AND([.B262]&lt;=[.E262];[.C262]=1);1;&quot;&quot;)">
            <text:p/>
          </table:table-cell>
          <table:table-cell table:formula="of:=IF(AND([.B262]&gt;[.D262];[.C262]=0);1;&quot;&quot;)" office:value-type="float" office:value="1">
            <text:p>1</text:p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015">
            <text:p>4015</text:p>
          </table:table-cell>
          <table:table-cell office:value-type="float" office:value="0">
            <text:p>0</text:p>
          </table:table-cell>
          <table:table-cell office:value-type="float" office:value="3982">
            <text:p>3982</text:p>
          </table:table-cell>
          <table:table-cell office:value-type="float" office:value="4190">
            <text:p>4190</text:p>
          </table:table-cell>
          <table:table-cell table:formula="of:=IF(AND([.B263]&gt;[.E263];[.C263]=0);1;&quot;&quot;)">
            <text:p/>
          </table:table-cell>
          <table:table-cell table:formula="of:=IF(AND([.B263]&lt;=[.E263];[.C263]=1);1;&quot;&quot;)">
            <text:p/>
          </table:table-cell>
          <table:table-cell table:formula="of:=IF(AND([.B263]&gt;[.D263];[.C263]=0);1;&quot;&quot;)" office:value-type="float" office:value="1">
            <text:p>1</text:p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29">
            <text:p>2129</text:p>
          </table:table-cell>
          <table:table-cell office:value-type="float" office:value="1">
            <text:p>1</text:p>
          </table:table-cell>
          <table:table-cell office:value-type="float" office:value="2134">
            <text:p>2134</text:p>
          </table:table-cell>
          <table:table-cell office:value-type="float" office:value="2210">
            <text:p>2210</text:p>
          </table:table-cell>
          <table:table-cell table:formula="of:=IF(AND([.B264]&gt;[.E264];[.C264]=0);1;&quot;&quot;)">
            <text:p/>
          </table:table-cell>
          <table:table-cell table:formula="of:=IF(AND([.B264]&lt;=[.E264];[.C264]=1);1;&quot;&quot;)" office:value-type="float" office:value="1">
            <text:p>1</text:p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9">
            <text:p>459</text:p>
          </table:table-cell>
          <table:table-cell table:formula="of:=IF(AND([.B265]&gt;[.E265];[.C265]=0);1;&quot;&quot;)">
            <text:p/>
          </table:table-cell>
          <table:table-cell table:formula="of:=IF(AND([.B265]&lt;=[.E265];[.C265]=1);1;&quot;&quot;)" office:value-type="float" office:value="1">
            <text:p>1</text:p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94">
            <text:p>594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602">
            <text:p>602</text:p>
          </table:table-cell>
          <table:table-cell table:formula="of:=IF(AND([.B266]&gt;[.E266];[.C266]=0);1;&quot;&quot;)">
            <text:p/>
          </table:table-cell>
          <table:table-cell table:formula="of:=IF(AND([.B266]&lt;=[.E266];[.C266]=1);1;&quot;&quot;)" office:value-type="float" office:value="1">
            <text:p>1</text:p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float" office:value="197">
            <text:p>197</text:p>
          </table:table-cell>
          <table:table-cell table:formula="of:=IF(AND([.B267]&gt;[.E267];[.C267]=0);1;&quot;&quot;)">
            <text:p/>
          </table:table-cell>
          <table:table-cell table:formula="of:=IF(AND([.B267]&lt;=[.E267];[.C267]=1);1;&quot;&quot;)">
            <text:p/>
          </table:table-cell>
          <table:table-cell table:formula="of:=IF(AND([.B267]&gt;[.D267];[.C267]=0);1;&quot;&quot;)" office:value-type="float" office:value="1">
            <text:p>1</text:p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4">
            <text:p>454</text:p>
          </table:table-cell>
          <table:table-cell office:value-type="float" office:value="456">
            <text:p>456</text:p>
          </table:table-cell>
          <table:table-cell table:formula="of:=IF(AND([.B268]&gt;[.E268];[.C268]=0);1;&quot;&quot;)">
            <text:p/>
          </table:table-cell>
          <table:table-cell table:formula="of:=IF(AND([.B268]&lt;=[.E268];[.C268]=1);1;&quot;&quot;)" office:value-type="float" office:value="1">
            <text:p>1</text:p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145">
            <text:p>1145</text:p>
          </table:table-cell>
          <table:table-cell office:value-type="float" office:value="1170">
            <text:p>1170</text:p>
          </table:table-cell>
          <table:table-cell table:formula="of:=IF(AND([.B269]&gt;[.E269];[.C269]=0);1;&quot;&quot;)">
            <text:p/>
          </table:table-cell>
          <table:table-cell table:formula="of:=IF(AND([.B269]&lt;=[.E269];[.C269]=1);1;&quot;&quot;)" office:value-type="float" office:value="1">
            <text:p>1</text:p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  <table:table-cell office:value-type="float" office:value="1324">
            <text:p>1324</text:p>
          </table:table-cell>
          <table:table-cell office:value-type="float" office:value="1355">
            <text:p>1355</text:p>
          </table:table-cell>
          <table:table-cell table:formula="of:=IF(AND([.B270]&gt;[.E270];[.C270]=0);1;&quot;&quot;)">
            <text:p/>
          </table:table-cell>
          <table:table-cell table:formula="of:=IF(AND([.B270]&lt;=[.E270];[.C270]=1);1;&quot;&quot;)" office:value-type="float" office:value="1">
            <text:p>1</text:p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784">
            <text:p>784</text:p>
          </table:table-cell>
          <table:table-cell office:value-type="float" office:value="788">
            <text:p>788</text:p>
          </table:table-cell>
          <table:table-cell table:formula="of:=IF(AND([.B271]&gt;[.E271];[.C271]=0);1;&quot;&quot;)">
            <text:p/>
          </table:table-cell>
          <table:table-cell table:formula="of:=IF(AND([.B271]&lt;=[.E271];[.C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364">
            <text:p>1364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1419">
            <text:p>1419</text:p>
          </table:table-cell>
          <table:table-cell table:formula="of:=IF(AND([.B272]&gt;[.E272];[.C272]=0);1;&quot;&quot;)">
            <text:p/>
          </table:table-cell>
          <table:table-cell table:formula="of:=IF(AND([.B272]&lt;=[.E272];[.C272]=1);1;&quot;&quot;)">
            <text:p/>
          </table:table-cell>
          <table:table-cell table:formula="of:=IF(AND([.B272]&gt;[.D272];[.C272]=0);1;&quot;&quot;)" office:value-type="float" office:value="1">
            <text:p>1</text:p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96">
            <text:p>3096</text:p>
          </table:table-cell>
          <table:table-cell office:value-type="float" office:value="0">
            <text:p>0</text:p>
          </table:table-cell>
          <table:table-cell office:value-type="float" office:value="3078">
            <text:p>3078</text:p>
          </table:table-cell>
          <table:table-cell office:value-type="float" office:value="3224">
            <text:p>3224</text:p>
          </table:table-cell>
          <table:table-cell table:formula="of:=IF(AND([.B273]&gt;[.E273];[.C273]=0);1;&quot;&quot;)">
            <text:p/>
          </table:table-cell>
          <table:table-cell table:formula="of:=IF(AND([.B273]&lt;=[.E273];[.C273]=1);1;&quot;&quot;)">
            <text:p/>
          </table:table-cell>
          <table:table-cell table:formula="of:=IF(AND([.B273]&gt;[.D273];[.C273]=0);1;&quot;&quot;)" office:value-type="float" office:value="1">
            <text:p>1</text:p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float" office:value="7335">
            <text:p>7335</text:p>
          </table:table-cell>
          <table:table-cell office:value-type="float" office:value="7660">
            <text:p>7660</text:p>
          </table:table-cell>
          <table:table-cell table:formula="of:=IF(AND([.B274]&gt;[.E274];[.C274]=0);1;&quot;&quot;)">
            <text:p/>
          </table:table-cell>
          <table:table-cell table:formula="of:=IF(AND([.B274]&lt;=[.E274];[.C274]=1);1;&quot;&quot;)" office:value-type="float" office:value="1">
            <text:p>1</text:p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  <table:table-cell office:value-type="float" office:value="1358">
            <text:p>1358</text:p>
          </table:table-cell>
          <table:table-cell office:value-type="float" office:value="1410">
            <text:p>1410</text:p>
          </table:table-cell>
          <table:table-cell table:formula="of:=IF(AND([.B275]&gt;[.E275];[.C275]=0);1;&quot;&quot;)">
            <text:p/>
          </table:table-cell>
          <table:table-cell table:formula="of:=IF(AND([.B275]&lt;=[.E275];[.C275]=1);1;&quot;&quot;)" office:value-type="float" office:value="1">
            <text:p>1</text:p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4099">
            <text:p>4099</text:p>
          </table:table-cell>
          <table:table-cell office:value-type="float" office:value="4170">
            <text:p>4170</text:p>
          </table:table-cell>
          <table:table-cell table:formula="of:=IF(AND([.B276]&gt;[.E276];[.C276]=0);1;&quot;&quot;)">
            <text:p/>
          </table:table-cell>
          <table:table-cell table:formula="of:=IF(AND([.B276]&lt;=[.E276];[.C276]=1);1;&quot;&quot;)">
            <text:p/>
          </table:table-cell>
          <table:table-cell table:formula="of:=IF(AND([.B276]&gt;[.D276];[.C276]=0);1;&quot;&quot;)" office:value-type="float" office:value="1">
            <text:p>1</text:p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3170">
            <text:p>53170</text:p>
          </table:table-cell>
          <table:table-cell office:value-type="float" office:value="0">
            <text:p>0</text:p>
          </table:table-cell>
          <table:table-cell office:value-type="float" office:value="52492">
            <text:p>52492</text:p>
          </table:table-cell>
          <table:table-cell office:value-type="float" office:value="56650">
            <text:p>56650</text:p>
          </table:table-cell>
          <table:table-cell table:formula="of:=IF(AND([.B277]&gt;[.E277];[.C277]=0);1;&quot;&quot;)">
            <text:p/>
          </table:table-cell>
          <table:table-cell table:formula="of:=IF(AND([.B277]&lt;=[.E277];[.C277]=1);1;&quot;&quot;)">
            <text:p/>
          </table:table-cell>
          <table:table-cell table:formula="of:=IF(AND([.B277]&gt;[.D277];[.C277]=0);1;&quot;&quot;)" office:value-type="float" office:value="1">
            <text:p>1</text:p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6550">
            <text:p>6550</text:p>
          </table:table-cell>
          <table:table-cell office:value-type="float" office:value="0">
            <text:p>0</text:p>
          </table:table-cell>
          <table:table-cell office:value-type="float" office:value="6554">
            <text:p>6554</text:p>
          </table:table-cell>
          <table:table-cell office:value-type="float" office:value="6620">
            <text:p>6620</text:p>
          </table:table-cell>
          <table:table-cell table:formula="of:=IF(AND([.B278]&gt;[.E278];[.C278]=0);1;&quot;&quot;)">
            <text:p/>
          </table:table-cell>
          <table:table-cell table:formula="of:=IF(AND([.B278]&lt;=[.E278];[.C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687">
            <text:p>5687</text:p>
          </table:table-cell>
          <table:table-cell office:value-type="float" office:value="1">
            <text:p>1</text:p>
          </table:table-cell>
          <table:table-cell office:value-type="float" office:value="5570">
            <text:p>5570</text:p>
          </table:table-cell>
          <table:table-cell office:value-type="float" office:value="5712">
            <text:p>5712</text:p>
          </table:table-cell>
          <table:table-cell table:formula="of:=IF(AND([.B279]&gt;[.E279];[.C279]=0);1;&quot;&quot;)">
            <text:p/>
          </table:table-cell>
          <table:table-cell table:formula="of:=IF(AND([.B279]&lt;=[.E279];[.C279]=1);1;&quot;&quot;)" office:value-type="float" office:value="1">
            <text:p>1</text:p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470">
            <text:p>2470</text:p>
          </table:table-cell>
          <table:table-cell office:value-type="float" office:value="1">
            <text:p>1</text:p>
          </table:table-cell>
          <table:table-cell office:value-type="float" office:value="2425">
            <text:p>2425</text:p>
          </table:table-cell>
          <table:table-cell office:value-type="float" office:value="2519">
            <text:p>2519</text:p>
          </table:table-cell>
          <table:table-cell table:formula="of:=IF(AND([.B280]&gt;[.E280];[.C280]=0);1;&quot;&quot;)">
            <text:p/>
          </table:table-cell>
          <table:table-cell table:formula="of:=IF(AND([.B280]&lt;=[.E280];[.C280]=1);1;&quot;&quot;)" office:value-type="float" office:value="1">
            <text:p>1</text:p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9">
            <text:p>2249</text:p>
          </table:table-cell>
          <table:table-cell office:value-type="float" office:value="0">
            <text:p>0</text:p>
          </table:table-cell>
          <table:table-cell office:value-type="float" office:value="2221">
            <text:p>2221</text:p>
          </table:table-cell>
          <table:table-cell office:value-type="float" office:value="2330">
            <text:p>2330</text:p>
          </table:table-cell>
          <table:table-cell table:formula="of:=IF(AND([.B281]&gt;[.E281];[.C281]=0);1;&quot;&quot;)">
            <text:p/>
          </table:table-cell>
          <table:table-cell table:formula="of:=IF(AND([.B281]&lt;=[.E281];[.C281]=1);1;&quot;&quot;)">
            <text:p/>
          </table:table-cell>
          <table:table-cell table:formula="of:=IF(AND([.B281]&gt;[.D281];[.C281]=0);1;&quot;&quot;)" office:value-type="float" office:value="1">
            <text:p>1</text:p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20110">
            <text:p>20110</text:p>
          </table:table-cell>
          <table:table-cell office:value-type="float" office:value="1">
            <text:p>1</text:p>
          </table:table-cell>
          <table:table-cell office:value-type="float" office:value="19795">
            <text:p>19795</text:p>
          </table:table-cell>
          <table:table-cell office:value-type="float" office:value="20785">
            <text:p>20785</text:p>
          </table:table-cell>
          <table:table-cell table:formula="of:=IF(AND([.B282]&gt;[.E282];[.C282]=0);1;&quot;&quot;)">
            <text:p/>
          </table:table-cell>
          <table:table-cell table:formula="of:=IF(AND([.B282]&lt;=[.E282];[.C282]=1);1;&quot;&quot;)" office:value-type="float" office:value="1">
            <text:p>1</text:p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5960">
            <text:p>5960</text:p>
          </table:table-cell>
          <table:table-cell office:value-type="float" office:value="0">
            <text:p>0</text:p>
          </table:table-cell>
          <table:table-cell office:value-type="float" office:value="5945">
            <text:p>5945</text:p>
          </table:table-cell>
          <table:table-cell office:value-type="float" office:value="6040">
            <text:p>6040</text:p>
          </table:table-cell>
          <table:table-cell table:formula="of:=IF(AND([.B283]&gt;[.E283];[.C283]=0);1;&quot;&quot;)">
            <text:p/>
          </table:table-cell>
          <table:table-cell table:formula="of:=IF(AND([.B283]&lt;=[.E283];[.C283]=1);1;&quot;&quot;)">
            <text:p/>
          </table:table-cell>
          <table:table-cell table:formula="of:=IF(AND([.B283]&gt;[.D283];[.C283]=0);1;&quot;&quot;)" office:value-type="float" office:value="1">
            <text:p>1</text:p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68">
            <text:p>5968</text:p>
          </table:table-cell>
          <table:table-cell office:value-type="float" office:value="1">
            <text:p>1</text:p>
          </table:table-cell>
          <table:table-cell office:value-type="float" office:value="5891">
            <text:p>5891</text:p>
          </table:table-cell>
          <table:table-cell office:value-type="float" office:value="6037">
            <text:p>6037</text:p>
          </table:table-cell>
          <table:table-cell table:formula="of:=IF(AND([.B284]&gt;[.E284];[.C284]=0);1;&quot;&quot;)">
            <text:p/>
          </table:table-cell>
          <table:table-cell table:formula="of:=IF(AND([.B284]&lt;=[.E284];[.C284]=1);1;&quot;&quot;)" office:value-type="float" office:value="1">
            <text:p>1</text:p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115">
            <text:p>17115</text:p>
          </table:table-cell>
          <table:table-cell office:value-type="float" office:value="1">
            <text:p>1</text:p>
          </table:table-cell>
          <table:table-cell office:value-type="float" office:value="16975">
            <text:p>16975</text:p>
          </table:table-cell>
          <table:table-cell office:value-type="float" office:value="17385">
            <text:p>17385</text:p>
          </table:table-cell>
          <table:table-cell table:formula="of:=IF(AND([.B285]&gt;[.E285];[.C285]=0);1;&quot;&quot;)">
            <text:p/>
          </table:table-cell>
          <table:table-cell table:formula="of:=IF(AND([.B285]&lt;=[.E285];[.C285]=1);1;&quot;&quot;)" office:value-type="float" office:value="1">
            <text:p>1</text:p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684">
            <text:p>7684</text:p>
          </table:table-cell>
          <table:table-cell office:value-type="float" office:value="1">
            <text:p>1</text:p>
          </table:table-cell>
          <table:table-cell office:value-type="float" office:value="7651">
            <text:p>7651</text:p>
          </table:table-cell>
          <table:table-cell office:value-type="float" office:value="7800">
            <text:p>7800</text:p>
          </table:table-cell>
          <table:table-cell table:formula="of:=IF(AND([.B286]&gt;[.E286];[.C286]=0);1;&quot;&quot;)">
            <text:p/>
          </table:table-cell>
          <table:table-cell table:formula="of:=IF(AND([.B286]&lt;=[.E286];[.C286]=1);1;&quot;&quot;)" office:value-type="float" office:value="1">
            <text:p>1</text:p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96">
            <text:p>196</text:p>
          </table:table-cell>
          <table:table-cell table:formula="of:=IF(AND([.B287]&gt;[.E287];[.C287]=0);1;&quot;&quot;)">
            <text:p/>
          </table:table-cell>
          <table:table-cell table:formula="of:=IF(AND([.B287]&lt;=[.E287];[.C287]=1);1;&quot;&quot;)">
            <text:p/>
          </table:table-cell>
          <table:table-cell table:formula="of:=IF(AND([.B287]&gt;[.D287];[.C287]=0);1;&quot;&quot;)" office:value-type="float" office:value="1">
            <text:p>1</text:p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82">
            <text:p>582</text:p>
          </table:table-cell>
          <table:table-cell table:formula="of:=IF(AND([.B288]&gt;[.E288];[.C288]=0);1;&quot;&quot;)">
            <text:p/>
          </table:table-cell>
          <table:table-cell table:formula="of:=IF(AND([.B288]&lt;=[.E288];[.C288]=1);1;&quot;&quot;)">
            <text:p/>
          </table:table-cell>
          <table:table-cell table:formula="of:=IF(AND([.B288]&gt;[.D288];[.C288]=0);1;&quot;&quot;)" office:value-type="float" office:value="1">
            <text:p>1</text:p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475">
            <text:p>475</text:p>
          </table:table-cell>
          <table:table-cell table:formula="of:=IF(AND([.B289]&gt;[.E289];[.C289]=0);1;&quot;&quot;)">
            <text:p/>
          </table:table-cell>
          <table:table-cell table:formula="of:=IF(AND([.B289]&lt;=[.E289];[.C289]=1);1;&quot;&quot;)">
            <text:p/>
          </table:table-cell>
          <table:table-cell table:formula="of:=IF(AND([.B289]&gt;[.D289];[.C289]=0);1;&quot;&quot;)" office:value-type="float" office:value="1">
            <text:p>1</text:p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362">
            <text:p>362</text:p>
          </table:table-cell>
          <table:table-cell table:formula="of:=IF(AND([.B290]&gt;[.E290];[.C290]=0);1;&quot;&quot;)">
            <text:p/>
          </table:table-cell>
          <table:table-cell table:formula="of:=IF(AND([.B290]&lt;=[.E290];[.C290]=1);1;&quot;&quot;)" office:value-type="float" office:value="1">
            <text:p>1</text:p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89">
            <text:p>889</text:p>
          </table:table-cell>
          <table:table-cell table:formula="of:=IF(AND([.B291]&gt;[.E291];[.C291]=0);1;&quot;&quot;)">
            <text:p/>
          </table:table-cell>
          <table:table-cell table:formula="of:=IF(AND([.B291]&lt;=[.E291];[.C291]=1);1;&quot;&quot;)">
            <text:p/>
          </table:table-cell>
          <table:table-cell table:formula="of:=IF(AND([.B291]&gt;[.D291];[.C291]=0);1;&quot;&quot;)" office:value-type="float" office:value="1">
            <text:p>1</text:p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41">
            <text:p>741</text:p>
          </table:table-cell>
          <table:table-cell table:formula="of:=IF(AND([.B292]&gt;[.E292];[.C292]=0);1;&quot;&quot;)">
            <text:p/>
          </table:table-cell>
          <table:table-cell table:formula="of:=IF(AND([.B292]&lt;=[.E292];[.C292]=1);1;&quot;&quot;)" office:value-type="float" office:value="1">
            <text:p>1</text:p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157">
            <text:p>1157</text:p>
          </table:table-cell>
          <table:table-cell office:value-type="float" office:value="1">
            <text:p>1</text:p>
          </table:table-cell>
          <table:table-cell office:value-type="float" office:value="1142">
            <text:p>1142</text:p>
          </table:table-cell>
          <table:table-cell office:value-type="float" office:value="1168">
            <text:p>1168</text:p>
          </table:table-cell>
          <table:table-cell table:formula="of:=IF(AND([.B293]&gt;[.E293];[.C293]=0);1;&quot;&quot;)">
            <text:p/>
          </table:table-cell>
          <table:table-cell table:formula="of:=IF(AND([.B293]&lt;=[.E293];[.C293]=1);1;&quot;&quot;)" office:value-type="float" office:value="1">
            <text:p>1</text:p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</table:table-row>
        <table:table-row table:style-name="ro2">
          <table:table-cell office:value-type="float" office:value="7202">
            <text:p>7202</text:p>
          </table:table-cell>
          <table:table-cell office:value-type="float" office:value="1293">
            <text:p>1293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322">
            <text:p>1322</text:p>
          </table:table-cell>
          <table:table-cell table:formula="of:=IF(AND([.B294]&gt;[.E294];[.C294]=0);1;&quot;&quot;)">
            <text:p/>
          </table:table-cell>
          <table:table-cell table:formula="of:=IF(AND([.B294]&lt;=[.E294];[.C294]=1);1;&quot;&quot;)">
            <text:p/>
          </table:table-cell>
          <table:table-cell table:formula="of:=IF(AND([.B294]&gt;[.D294];[.C294]=0);1;&quot;&quot;)" office:value-type="float" office:value="1">
            <text:p>1</text:p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297">
            <text:p>7297</text:p>
          </table:table-cell>
          <table:table-cell office:value-type="float" office:value="1">
            <text:p>1</text:p>
          </table:table-cell>
          <table:table-cell office:value-type="float" office:value="7229">
            <text:p>7229</text:p>
          </table:table-cell>
          <table:table-cell office:value-type="float" office:value="7338">
            <text:p>7338</text:p>
          </table:table-cell>
          <table:table-cell table:formula="of:=IF(AND([.B295]&gt;[.E295];[.C295]=0);1;&quot;&quot;)">
            <text:p/>
          </table:table-cell>
          <table:table-cell table:formula="of:=IF(AND([.B295]&lt;=[.E295];[.C295]=1);1;&quot;&quot;)" office:value-type="float" office:value="1">
            <text:p>1</text:p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56">
            <text:p>1356</text:p>
          </table:table-cell>
          <table:table-cell office:value-type="float" office:value="1">
            <text:p>1</text:p>
          </table:table-cell>
          <table:table-cell office:value-type="float" office:value="1334">
            <text:p>1334</text:p>
          </table:table-cell>
          <table:table-cell office:value-type="float" office:value="1372">
            <text:p>1372</text:p>
          </table:table-cell>
          <table:table-cell table:formula="of:=IF(AND([.B296]&gt;[.E296];[.C296]=0);1;&quot;&quot;)">
            <text:p/>
          </table:table-cell>
          <table:table-cell table:formula="of:=IF(AND([.B296]&lt;=[.E296];[.C296]=1);1;&quot;&quot;)" office:value-type="float" office:value="1">
            <text:p>1</text:p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74">
            <text:p>974</text:p>
          </table:table-cell>
          <table:table-cell office:value-type="float" office:value="1">
            <text:p>1</text:p>
          </table:table-cell>
          <table:table-cell office:value-type="float" office:value="959">
            <text:p>959</text:p>
          </table:table-cell>
          <table:table-cell office:value-type="float" office:value="974">
            <text:p>974</text:p>
          </table:table-cell>
          <table:table-cell table:formula="of:=IF(AND([.B297]&gt;[.E297];[.C297]=0);1;&quot;&quot;)">
            <text:p/>
          </table:table-cell>
          <table:table-cell table:formula="of:=IF(AND([.B297]&lt;=[.E297];[.C297]=1);1;&quot;&quot;)" office:value-type="float" office:value="1">
            <text:p>1</text:p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31">
            <text:p>2731</text:p>
          </table:table-cell>
          <table:table-cell office:value-type="float" office:value="0">
            <text:p>0</text:p>
          </table:table-cell>
          <table:table-cell office:value-type="float" office:value="2686">
            <text:p>2686</text:p>
          </table:table-cell>
          <table:table-cell office:value-type="float" office:value="2804">
            <text:p>2804</text:p>
          </table:table-cell>
          <table:table-cell table:formula="of:=IF(AND([.B298]&gt;[.E298];[.C298]=0);1;&quot;&quot;)">
            <text:p/>
          </table:table-cell>
          <table:table-cell table:formula="of:=IF(AND([.B298]&lt;=[.E298];[.C298]=1);1;&quot;&quot;)">
            <text:p/>
          </table:table-cell>
          <table:table-cell table:formula="of:=IF(AND([.B298]&gt;[.D298];[.C298]=0);1;&quot;&quot;)" office:value-type="float" office:value="1">
            <text:p>1</text:p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364">
            <text:p>364</text:p>
          </table:table-cell>
          <table:table-cell table:formula="of:=IF(AND([.B299]&gt;[.E299];[.C299]=0);1;&quot;&quot;)">
            <text:p/>
          </table:table-cell>
          <table:table-cell table:formula="of:=IF(AND([.B299]&lt;=[.E299];[.C299]=1);1;&quot;&quot;)" office:value-type="float" office:value="1">
            <text:p>1</text:p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36">
            <text:p>1036</text:p>
          </table:table-cell>
          <table:table-cell office:value-type="float" office:value="0">
            <text:p>0</text:p>
          </table:table-cell>
          <table:table-cell office:value-type="float" office:value="1026">
            <text:p>1026</text:p>
          </table:table-cell>
          <table:table-cell office:value-type="float" office:value="1057">
            <text:p>1057</text:p>
          </table:table-cell>
          <table:table-cell table:formula="of:=IF(AND([.B300]&gt;[.E300];[.C300]=0);1;&quot;&quot;)">
            <text:p/>
          </table:table-cell>
          <table:table-cell table:formula="of:=IF(AND([.B300]&lt;=[.E300];[.C300]=1);1;&quot;&quot;)">
            <text:p/>
          </table:table-cell>
          <table:table-cell table:formula="of:=IF(AND([.B300]&gt;[.D300];[.C300]=0);1;&quot;&quot;)" office:value-type="float" office:value="1">
            <text:p>1</text:p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38">
            <text:p>838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60">
            <text:p>860</text:p>
          </table:table-cell>
          <table:table-cell table:formula="of:=IF(AND([.B301]&gt;[.E301];[.C301]=0);1;&quot;&quot;)">
            <text:p/>
          </table:table-cell>
          <table:table-cell table:formula="of:=IF(AND([.B301]&lt;=[.E301];[.C301]=1);1;&quot;&quot;)">
            <text:p/>
          </table:table-cell>
          <table:table-cell table:formula="of:=IF(AND([.B301]&gt;[.D301];[.C301]=0);1;&quot;&quot;)" office:value-type="float" office:value="1">
            <text:p>1</text:p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220">
            <text:p>4220</text:p>
          </table:table-cell>
          <table:table-cell office:value-type="float" office:value="1">
            <text:p>1</text:p>
          </table:table-cell>
          <table:table-cell office:value-type="float" office:value="4103">
            <text:p>4103</text:p>
          </table:table-cell>
          <table:table-cell office:value-type="float" office:value="4290">
            <text:p>4290</text:p>
          </table:table-cell>
          <table:table-cell table:formula="of:=IF(AND([.B302]&gt;[.E302];[.C302]=0);1;&quot;&quot;)">
            <text:p/>
          </table:table-cell>
          <table:table-cell table:formula="of:=IF(AND([.B302]&lt;=[.E302];[.C302]=1);1;&quot;&quot;)" office:value-type="float" office:value="1">
            <text:p>1</text:p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1933">
            <text:p>1933</text:p>
          </table:table-cell>
          <table:table-cell office:value-type="float" office:value="0">
            <text:p>0</text:p>
          </table:table-cell>
          <table:table-cell office:value-type="float" office:value="1896">
            <text:p>1896</text:p>
          </table:table-cell>
          <table:table-cell office:value-type="float" office:value="1968">
            <text:p>1968</text:p>
          </table:table-cell>
          <table:table-cell table:formula="of:=IF(AND([.B303]&gt;[.E303];[.C303]=0);1;&quot;&quot;)">
            <text:p/>
          </table:table-cell>
          <table:table-cell table:formula="of:=IF(AND([.B303]&lt;=[.E303];[.C303]=1);1;&quot;&quot;)">
            <text:p/>
          </table:table-cell>
          <table:table-cell table:formula="of:=IF(AND([.B303]&gt;[.D303];[.C303]=0);1;&quot;&quot;)" office:value-type="float" office:value="1">
            <text:p>1</text:p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0">
            <text:p>0</text:p>
          </table:table-cell>
          <table:table-cell office:value-type="float" office:value="1464">
            <text:p>1464</text:p>
          </table:table-cell>
          <table:table-cell office:value-type="float" office:value="1498">
            <text:p>1498</text:p>
          </table:table-cell>
          <table:table-cell table:formula="of:=IF(AND([.B304]&gt;[.E304];[.C304]=0);1;&quot;&quot;)">
            <text:p/>
          </table:table-cell>
          <table:table-cell table:formula="of:=IF(AND([.B304]&lt;=[.E304];[.C304]=1);1;&quot;&quot;)">
            <text:p/>
          </table:table-cell>
          <table:table-cell table:formula="of:=IF(AND([.B304]&gt;[.D304];[.C304]=0);1;&quot;&quot;)" office:value-type="float" office:value="1">
            <text:p>1</text:p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30">
            <text:p>3830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853">
            <text:p>3853</text:p>
          </table:table-cell>
          <table:table-cell table:formula="of:=IF(AND([.B305]&gt;[.E305];[.C305]=0);1;&quot;&quot;)">
            <text:p/>
          </table:table-cell>
          <table:table-cell table:formula="of:=IF(AND([.B305]&lt;=[.E305];[.C305]=1);1;&quot;&quot;)" office:value-type="float" office:value="1">
            <text:p>1</text:p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42">
            <text:p>3842</text:p>
          </table:table-cell>
          <table:table-cell office:value-type="float" office:value="1">
            <text:p>1</text:p>
          </table:table-cell>
          <table:table-cell office:value-type="float" office:value="3813">
            <text:p>3813</text:p>
          </table:table-cell>
          <table:table-cell office:value-type="float" office:value="3846">
            <text:p>3846</text:p>
          </table:table-cell>
          <table:table-cell table:formula="of:=IF(AND([.B306]&gt;[.E306];[.C306]=0);1;&quot;&quot;)">
            <text:p/>
          </table:table-cell>
          <table:table-cell table:formula="of:=IF(AND([.B306]&lt;=[.E306];[.C306]=1);1;&quot;&quot;)" office:value-type="float" office:value="1">
            <text:p>1</text:p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346">
            <text:p>4346</text:p>
          </table:table-cell>
          <table:table-cell office:value-type="float" office:value="0">
            <text:p>0</text:p>
          </table:table-cell>
          <table:table-cell office:value-type="float" office:value="4268">
            <text:p>4268</text:p>
          </table:table-cell>
          <table:table-cell office:value-type="float" office:value="4425">
            <text:p>4425</text:p>
          </table:table-cell>
          <table:table-cell table:formula="of:=IF(AND([.B307]&gt;[.E307];[.C307]=0);1;&quot;&quot;)">
            <text:p/>
          </table:table-cell>
          <table:table-cell table:formula="of:=IF(AND([.B307]&lt;=[.E307];[.C307]=1);1;&quot;&quot;)">
            <text:p/>
          </table:table-cell>
          <table:table-cell table:formula="of:=IF(AND([.B307]&gt;[.D307];[.C307]=0);1;&quot;&quot;)" office:value-type="float" office:value="1">
            <text:p>1</text:p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415">
            <text:p>2415</text:p>
          </table:table-cell>
          <table:table-cell office:value-type="float" office:value="0">
            <text:p>0</text:p>
          </table:table-cell>
          <table:table-cell office:value-type="float" office:value="2362">
            <text:p>2362</text:p>
          </table:table-cell>
          <table:table-cell office:value-type="float" office:value="2467">
            <text:p>2467</text:p>
          </table:table-cell>
          <table:table-cell table:formula="of:=IF(AND([.B308]&gt;[.E308];[.C308]=0);1;&quot;&quot;)">
            <text:p/>
          </table:table-cell>
          <table:table-cell table:formula="of:=IF(AND([.B308]&lt;=[.E308];[.C308]=1);1;&quot;&quot;)">
            <text:p/>
          </table:table-cell>
          <table:table-cell table:formula="of:=IF(AND([.B308]&gt;[.D308];[.C308]=0);1;&quot;&quot;)" office:value-type="float" office:value="1">
            <text:p>1</text:p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3973">
            <text:p>3973</text:p>
          </table:table-cell>
          <table:table-cell office:value-type="float" office:value="4115">
            <text:p>4115</text:p>
          </table:table-cell>
          <table:table-cell table:formula="of:=IF(AND([.B309]&gt;[.E309];[.C309]=0);1;&quot;&quot;)">
            <text:p/>
          </table:table-cell>
          <table:table-cell table:formula="of:=IF(AND([.B309]&lt;=[.E309];[.C309]=1);1;&quot;&quot;)">
            <text:p/>
          </table:table-cell>
          <table:table-cell table:formula="of:=IF(AND([.B309]&gt;[.D309];[.C309]=0);1;&quot;&quot;)" office:value-type="float" office:value="1">
            <text:p>1</text:p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797">
            <text:p>2797</text:p>
          </table:table-cell>
          <table:table-cell table:formula="of:=IF(AND([.B310]&gt;[.E310];[.C310]=0);1;&quot;&quot;)">
            <text:p/>
          </table:table-cell>
          <table:table-cell table:formula="of:=IF(AND([.B310]&lt;=[.E310];[.C310]=1);1;&quot;&quot;)" office:value-type="float" office:value="1">
            <text:p>1</text:p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440">
            <text:p>3440</text:p>
          </table:table-cell>
          <table:table-cell office:value-type="float" office:value="1">
            <text:p>1</text:p>
          </table:table-cell>
          <table:table-cell office:value-type="float" office:value="3494">
            <text:p>3494</text:p>
          </table:table-cell>
          <table:table-cell office:value-type="float" office:value="3550">
            <text:p>3550</text:p>
          </table:table-cell>
          <table:table-cell table:formula="of:=IF(AND([.B311]&gt;[.E311];[.C311]=0);1;&quot;&quot;)">
            <text:p/>
          </table:table-cell>
          <table:table-cell table:formula="of:=IF(AND([.B311]&lt;=[.E311];[.C311]=1);1;&quot;&quot;)" office:value-type="float" office:value="1">
            <text:p>1</text:p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25">
            <text:p>1925</text:p>
          </table:table-cell>
          <table:table-cell office:value-type="float" office:value="0">
            <text:p>0</text:p>
          </table:table-cell>
          <table:table-cell office:value-type="float" office:value="1894">
            <text:p>1894</text:p>
          </table:table-cell>
          <table:table-cell office:value-type="float" office:value="1967">
            <text:p>1967</text:p>
          </table:table-cell>
          <table:table-cell table:formula="of:=IF(AND([.B312]&gt;[.E312];[.C312]=0);1;&quot;&quot;)">
            <text:p/>
          </table:table-cell>
          <table:table-cell table:formula="of:=IF(AND([.B312]&lt;=[.E312];[.C312]=1);1;&quot;&quot;)">
            <text:p/>
          </table:table-cell>
          <table:table-cell table:formula="of:=IF(AND([.B312]&gt;[.D312];[.C312]=0);1;&quot;&quot;)" office:value-type="float" office:value="1">
            <text:p>1</text:p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  <table:table-cell office:value-type="float" office:value="2422">
            <text:p>2422</text:p>
          </table:table-cell>
          <table:table-cell office:value-type="float" office:value="2467">
            <text:p>2467</text:p>
          </table:table-cell>
          <table:table-cell table:formula="of:=IF(AND([.B313]&gt;[.E313];[.C313]=0);1;&quot;&quot;)">
            <text:p/>
          </table:table-cell>
          <table:table-cell table:formula="of:=IF(AND([.B313]&lt;=[.E313];[.C313]=1);1;&quot;&quot;)" office:value-type="float" office:value="1">
            <text:p>1</text:p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float" office:value="1857">
            <text:p>1857</text:p>
          </table:table-cell>
          <table:table-cell office:value-type="float" office:value="1895">
            <text:p>1895</text:p>
          </table:table-cell>
          <table:table-cell table:formula="of:=IF(AND([.B314]&gt;[.E314];[.C314]=0);1;&quot;&quot;)">
            <text:p/>
          </table:table-cell>
          <table:table-cell table:formula="of:=IF(AND([.B314]&lt;=[.E314];[.C314]=1);1;&quot;&quot;)" office:value-type="float" office:value="1">
            <text:p>1</text:p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800">
            <text:p>16800</text:p>
          </table:table-cell>
          <table:table-cell office:value-type="float" office:value="1">
            <text:p>1</text:p>
          </table:table-cell>
          <table:table-cell office:value-type="float" office:value="16690">
            <text:p>16690</text:p>
          </table:table-cell>
          <table:table-cell office:value-type="float" office:value="17270">
            <text:p>17270</text:p>
          </table:table-cell>
          <table:table-cell table:formula="of:=IF(AND([.B315]&gt;[.E315];[.C315]=0);1;&quot;&quot;)">
            <text:p/>
          </table:table-cell>
          <table:table-cell table:formula="of:=IF(AND([.B315]&lt;=[.E315];[.C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3280">
            <text:p>3280</text:p>
          </table:table-cell>
          <table:table-cell office:value-type="float" office:value="3380">
            <text:p>3380</text:p>
          </table:table-cell>
          <table:table-cell table:formula="of:=IF(AND([.B316]&gt;[.E316];[.C316]=0);1;&quot;&quot;)">
            <text:p/>
          </table:table-cell>
          <table:table-cell table:formula="of:=IF(AND([.B316]&lt;=[.E316];[.C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824">
            <text:p>824</text:p>
          </table:table-cell>
          <table:table-cell office:value-type="float" office:value="832">
            <text:p>832</text:p>
          </table:table-cell>
          <table:table-cell table:formula="of:=IF(AND([.B317]&gt;[.E317];[.C317]=0);1;&quot;&quot;)">
            <text:p/>
          </table:table-cell>
          <table:table-cell table:formula="of:=IF(AND([.B317]&lt;=[.E317];[.C317]=1);1;&quot;&quot;)" office:value-type="float" office:value="1">
            <text:p>1</text:p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71">
            <text:p>2771</text:p>
          </table:table-cell>
          <table:table-cell office:value-type="float" office:value="2818">
            <text:p>2818</text:p>
          </table:table-cell>
          <table:table-cell table:formula="of:=IF(AND([.B318]&gt;[.E318];[.C318]=0);1;&quot;&quot;)">
            <text:p/>
          </table:table-cell>
          <table:table-cell table:formula="of:=IF(AND([.B318]&lt;=[.E318];[.C318]=1);1;&quot;&quot;)" office:value-type="float" office:value="1">
            <text:p>1</text:p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3230">
            <text:p>23230</text:p>
          </table:table-cell>
          <table:table-cell office:value-type="float" office:value="1">
            <text:p>1</text:p>
          </table:table-cell>
          <table:table-cell office:value-type="float" office:value="23629">
            <text:p>23629</text:p>
          </table:table-cell>
          <table:table-cell office:value-type="float" office:value="23230">
            <text:p>23230</text:p>
          </table:table-cell>
          <table:table-cell table:formula="of:=IF(AND([.B319]&gt;[.E319];[.C319]=0);1;&quot;&quot;)">
            <text:p/>
          </table:table-cell>
          <table:table-cell table:formula="of:=IF(AND([.B319]&lt;=[.E319];[.C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7">
            <text:p>4407</text:p>
          </table:table-cell>
          <table:table-cell office:value-type="float" office:value="4370">
            <text:p>4370</text:p>
          </table:table-cell>
          <table:table-cell table:formula="of:=IF(AND([.B320]&gt;[.E320];[.C320]=0);1;&quot;&quot;)">
            <text:p/>
          </table:table-cell>
          <table:table-cell table:formula="of:=IF(AND([.B320]&lt;=[.E320];[.C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1990">
            <text:p>1990</text:p>
          </table:table-cell>
          <table:table-cell office:value-type="float" office:value="0">
            <text:p>0</text:p>
          </table:table-cell>
          <table:table-cell office:value-type="float" office:value="2003">
            <text:p>2003</text:p>
          </table:table-cell>
          <table:table-cell office:value-type="float" office:value="1996">
            <text:p>1996</text:p>
          </table:table-cell>
          <table:table-cell table:formula="of:=IF(AND([.B321]&gt;[.E321];[.C321]=0);1;&quot;&quot;)">
            <text:p/>
          </table:table-cell>
          <table:table-cell table:formula="of:=IF(AND([.B321]&lt;=[.E321];[.C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301">
            <text:p>2301</text:p>
          </table:table-cell>
          <table:table-cell office:value-type="float" office:value="1">
            <text:p>1</text:p>
          </table:table-cell>
          <table:table-cell office:value-type="float" office:value="2354">
            <text:p>2354</text:p>
          </table:table-cell>
          <table:table-cell office:value-type="float" office:value="2345">
            <text:p>2345</text:p>
          </table:table-cell>
          <table:table-cell table:formula="of:=IF(AND([.B322]&gt;[.E322];[.C322]=0);1;&quot;&quot;)">
            <text:p/>
          </table:table-cell>
          <table:table-cell table:formula="of:=IF(AND([.B322]&lt;=[.E322];[.C322]=1);1;&quot;&quot;)" office:value-type="float" office:value="1">
            <text:p>1</text:p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 office:value-type="float" office:value="1">
            <text:p>1</text:p>
          </table:table-cell>
          <table:table-cell table:formula="of:=IF(OR(AND([.G322]=1;[.I322]=1);AND([.F322]=1;[.H32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732">
            <text:p>732</text:p>
          </table:table-cell>
          <table:table-cell table:formula="of:=IF(AND([.B323]&gt;[.E323];[.C323]=0);1;&quot;&quot;)">
            <text:p/>
          </table:table-cell>
          <table:table-cell table:formula="of:=IF(AND([.B323]&lt;=[.E323];[.C323]=1);1;&quot;&quot;)" office:value-type="float" office:value="1">
            <text:p>1</text:p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0">
            <text:p>1130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63">
            <text:p>1163</text:p>
          </table:table-cell>
          <table:table-cell table:formula="of:=IF(AND([.B324]&gt;[.E324];[.C324]=0);1;&quot;&quot;)">
            <text:p/>
          </table:table-cell>
          <table:table-cell table:formula="of:=IF(AND([.B324]&lt;=[.E324];[.C324]=1);1;&quot;&quot;)" office:value-type="float" office:value="1">
            <text:p>1</text:p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61">
            <text:p>10261</text:p>
          </table:table-cell>
          <table:table-cell office:value-type="float" office:value="10500">
            <text:p>10500</text:p>
          </table:table-cell>
          <table:table-cell table:formula="of:=IF(AND([.B325]&gt;[.E325];[.C325]=0);1;&quot;&quot;)">
            <text:p/>
          </table:table-cell>
          <table:table-cell table:formula="of:=IF(AND([.B325]&lt;=[.E325];[.C325]=1);1;&quot;&quot;)" office:value-type="float" office:value="1">
            <text:p>1</text:p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669">
            <text:p>669</text:p>
          </table:table-cell>
          <table:table-cell office:value-type="float" office:value="673">
            <text:p>673</text:p>
          </table:table-cell>
          <table:table-cell table:formula="of:=IF(AND([.B326]&gt;[.E326];[.C326]=0);1;&quot;&quot;)">
            <text:p/>
          </table:table-cell>
          <table:table-cell table:formula="of:=IF(AND([.B326]&lt;=[.E326];[.C326]=1);1;&quot;&quot;)" office:value-type="float" office:value="1">
            <text:p>1</text:p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20">
            <text:p>1720</text:p>
          </table:table-cell>
          <table:table-cell office:value-type="float" office:value="1">
            <text:p>1</text:p>
          </table:table-cell>
          <table:table-cell office:value-type="float" office:value="1723">
            <text:p>1723</text:p>
          </table:table-cell>
          <table:table-cell office:value-type="float" office:value="1724">
            <text:p>1724</text:p>
          </table:table-cell>
          <table:table-cell table:formula="of:=IF(AND([.B327]&gt;[.E327];[.C327]=0);1;&quot;&quot;)">
            <text:p/>
          </table:table-cell>
          <table:table-cell table:formula="of:=IF(AND([.B327]&lt;=[.E327];[.C327]=1);1;&quot;&quot;)" office:value-type="float" office:value="1">
            <text:p>1</text:p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550">
            <text:p>4550</text:p>
          </table:table-cell>
          <table:table-cell office:value-type="float" office:value="0">
            <text:p>0</text:p>
          </table:table-cell>
          <table:table-cell office:value-type="float" office:value="4569">
            <text:p>4569</text:p>
          </table:table-cell>
          <table:table-cell office:value-type="float" office:value="4645">
            <text:p>4645</text:p>
          </table:table-cell>
          <table:table-cell table:formula="of:=IF(AND([.B328]&gt;[.E328];[.C328]=0);1;&quot;&quot;)">
            <text:p/>
          </table:table-cell>
          <table:table-cell table:formula="of:=IF(AND([.B328]&lt;=[.E328];[.C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281">
            <text:p>1281</text:p>
          </table:table-cell>
          <table:table-cell office:value-type="float" office:value="0">
            <text:p>0</text:p>
          </table:table-cell>
          <table:table-cell office:value-type="float" office:value="1277">
            <text:p>1277</text:p>
          </table:table-cell>
          <table:table-cell office:value-type="float" office:value="1293">
            <text:p>1293</text:p>
          </table:table-cell>
          <table:table-cell table:formula="of:=IF(AND([.B329]&gt;[.E329];[.C329]=0);1;&quot;&quot;)">
            <text:p/>
          </table:table-cell>
          <table:table-cell table:formula="of:=IF(AND([.B329]&lt;=[.E329];[.C329]=1);1;&quot;&quot;)">
            <text:p/>
          </table:table-cell>
          <table:table-cell table:formula="of:=IF(AND([.B329]&gt;[.D329];[.C329]=0);1;&quot;&quot;)" office:value-type="float" office:value="1">
            <text:p>1</text:p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430">
            <text:p>5430</text:p>
          </table:table-cell>
          <table:table-cell table:formula="of:=IF(AND([.B330]&gt;[.E330];[.C330]=0);1;&quot;&quot;)">
            <text:p/>
          </table:table-cell>
          <table:table-cell table:formula="of:=IF(AND([.B330]&lt;=[.E330];[.C330]=1);1;&quot;&quot;)" office:value-type="float" office:value="1">
            <text:p>1</text:p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687">
            <text:p>1687</text:p>
          </table:table-cell>
          <table:table-cell office:value-type="float" office:value="0">
            <text:p>0</text:p>
          </table:table-cell>
          <table:table-cell office:value-type="float" office:value="1690">
            <text:p>1690</text:p>
          </table:table-cell>
          <table:table-cell office:value-type="float" office:value="1706">
            <text:p>1706</text:p>
          </table:table-cell>
          <table:table-cell table:formula="of:=IF(AND([.B331]&gt;[.E331];[.C331]=0);1;&quot;&quot;)">
            <text:p/>
          </table:table-cell>
          <table:table-cell table:formula="of:=IF(AND([.B331]&lt;=[.E331];[.C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490">
            <text:p>1490</text:p>
          </table:table-cell>
          <table:table-cell office:value-type="float" office:value="0">
            <text:p>0</text:p>
          </table:table-cell>
          <table:table-cell office:value-type="float" office:value="1485">
            <text:p>1485</text:p>
          </table:table-cell>
          <table:table-cell office:value-type="float" office:value="1497">
            <text:p>1497</text:p>
          </table:table-cell>
          <table:table-cell table:formula="of:=IF(AND([.B332]&gt;[.E332];[.C332]=0);1;&quot;&quot;)">
            <text:p/>
          </table:table-cell>
          <table:table-cell table:formula="of:=IF(AND([.B332]&lt;=[.E332];[.C332]=1);1;&quot;&quot;)">
            <text:p/>
          </table:table-cell>
          <table:table-cell table:formula="of:=IF(AND([.B332]&gt;[.D332];[.C332]=0);1;&quot;&quot;)" office:value-type="float" office:value="1">
            <text:p>1</text:p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216">
            <text:p>4216</text:p>
          </table:table-cell>
          <table:table-cell office:value-type="float" office:value="1">
            <text:p>1</text:p>
          </table:table-cell>
          <table:table-cell office:value-type="float" office:value="4204">
            <text:p>4204</text:p>
          </table:table-cell>
          <table:table-cell office:value-type="float" office:value="4149">
            <text:p>4149</text:p>
          </table:table-cell>
          <table:table-cell table:formula="of:=IF(AND([.B333]&gt;[.E333];[.C333]=0);1;&quot;&quot;)">
            <text:p/>
          </table:table-cell>
          <table:table-cell table:formula="of:=IF(AND([.B333]&lt;=[.E333];[.C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93">
            <text:p>3693</text:p>
          </table:table-cell>
          <table:table-cell office:value-type="float" office:value="0">
            <text:p>0</text:p>
          </table:table-cell>
          <table:table-cell office:value-type="float" office:value="3657">
            <text:p>3657</text:p>
          </table:table-cell>
          <table:table-cell office:value-type="float" office:value="3678">
            <text:p>3678</text:p>
          </table:table-cell>
          <table:table-cell table:formula="of:=IF(AND([.B334]&gt;[.E334];[.C334]=0);1;&quot;&quot;)" office:value-type="float" office:value="1">
            <text:p>1</text:p>
          </table:table-cell>
          <table:table-cell table:formula="of:=IF(AND([.B334]&lt;=[.E334];[.C334]=1);1;&quot;&quot;)">
            <text:p/>
          </table:table-cell>
          <table:table-cell table:formula="of:=IF(AND([.B334]&gt;[.D334];[.C334]=0);1;&quot;&quot;)" office:value-type="float" office:value="1">
            <text:p>1</text:p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279">
            <text:p>1279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85">
            <text:p>1285</text:p>
          </table:table-cell>
          <table:table-cell table:formula="of:=IF(AND([.B335]&gt;[.E335];[.C335]=0);1;&quot;&quot;)">
            <text:p/>
          </table:table-cell>
          <table:table-cell table:formula="of:=IF(AND([.B335]&lt;=[.E335];[.C335]=1);1;&quot;&quot;)">
            <text:p/>
          </table:table-cell>
          <table:table-cell table:formula="of:=IF(AND([.B335]&gt;[.D335];[.C335]=0);1;&quot;&quot;)" office:value-type="float" office:value="1">
            <text:p>1</text:p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80">
            <text:p>2880</text:p>
          </table:table-cell>
          <table:table-cell office:value-type="float" office:value="0">
            <text:p>0</text:p>
          </table:table-cell>
          <table:table-cell office:value-type="float" office:value="2913">
            <text:p>2913</text:p>
          </table:table-cell>
          <table:table-cell office:value-type="float" office:value="2941">
            <text:p>2941</text:p>
          </table:table-cell>
          <table:table-cell table:formula="of:=IF(AND([.B336]&gt;[.E336];[.C336]=0);1;&quot;&quot;)">
            <text:p/>
          </table:table-cell>
          <table:table-cell table:formula="of:=IF(AND([.B336]&lt;=[.E336];[.C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12">
            <text:p>1512</text:p>
          </table:table-cell>
          <table:table-cell office:value-type="float" office:value="1">
            <text:p>1</text:p>
          </table:table-cell>
          <table:table-cell office:value-type="float" office:value="1519">
            <text:p>1519</text:p>
          </table:table-cell>
          <table:table-cell office:value-type="float" office:value="1484">
            <text:p>1484</text:p>
          </table:table-cell>
          <table:table-cell table:formula="of:=IF(AND([.B337]&gt;[.E337];[.C337]=0);1;&quot;&quot;)">
            <text:p/>
          </table:table-cell>
          <table:table-cell table:formula="of:=IF(AND([.B337]&lt;=[.E337];[.C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195">
            <text:p>3195</text:p>
          </table:table-cell>
          <table:table-cell office:value-type="float" office:value="0">
            <text:p>0</text:p>
          </table:table-cell>
          <table:table-cell office:value-type="float" office:value="3214">
            <text:p>3214</text:p>
          </table:table-cell>
          <table:table-cell office:value-type="float" office:value="3240">
            <text:p>3240</text:p>
          </table:table-cell>
          <table:table-cell table:formula="of:=IF(AND([.B338]&gt;[.E338];[.C338]=0);1;&quot;&quot;)">
            <text:p/>
          </table:table-cell>
          <table:table-cell table:formula="of:=IF(AND([.B338]&lt;=[.E338];[.C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390">
            <text:p>4390</text:p>
          </table:table-cell>
          <table:table-cell office:value-type="float" office:value="1">
            <text:p>1</text:p>
          </table:table-cell>
          <table:table-cell office:value-type="float" office:value="4375">
            <text:p>4375</text:p>
          </table:table-cell>
          <table:table-cell office:value-type="float" office:value="4575">
            <text:p>4575</text:p>
          </table:table-cell>
          <table:table-cell table:formula="of:=IF(AND([.B339]&gt;[.E339];[.C339]=0);1;&quot;&quot;)">
            <text:p/>
          </table:table-cell>
          <table:table-cell table:formula="of:=IF(AND([.B339]&lt;=[.E339];[.C339]=1);1;&quot;&quot;)" office:value-type="float" office:value="1">
            <text:p>1</text:p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1645">
            <text:p>21645</text:p>
          </table:table-cell>
          <table:table-cell office:value-type="float" office:value="0">
            <text:p>0</text:p>
          </table:table-cell>
          <table:table-cell office:value-type="float" office:value="22125">
            <text:p>22125</text:p>
          </table:table-cell>
          <table:table-cell office:value-type="float" office:value="21295">
            <text:p>21295</text:p>
          </table:table-cell>
          <table:table-cell table:formula="of:=IF(AND([.B340]&gt;[.E340];[.C340]=0);1;&quot;&quot;)" office:value-type="float" office:value="1">
            <text:p>1</text:p>
          </table:table-cell>
          <table:table-cell table:formula="of:=IF(AND([.B340]&lt;=[.E340];[.C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190">
            <text:p>4190</text:p>
          </table:table-cell>
          <table:table-cell office:value-type="float" office:value="0">
            <text:p>0</text:p>
          </table:table-cell>
          <table:table-cell office:value-type="float" office:value="4162">
            <text:p>4162</text:p>
          </table:table-cell>
          <table:table-cell office:value-type="float" office:value="4370">
            <text:p>4370</text:p>
          </table:table-cell>
          <table:table-cell table:formula="of:=IF(AND([.B341]&gt;[.E341];[.C341]=0);1;&quot;&quot;)">
            <text:p/>
          </table:table-cell>
          <table:table-cell table:formula="of:=IF(AND([.B341]&lt;=[.E341];[.C341]=1);1;&quot;&quot;)">
            <text:p/>
          </table:table-cell>
          <table:table-cell table:formula="of:=IF(AND([.B341]&gt;[.D341];[.C341]=0);1;&quot;&quot;)" office:value-type="float" office:value="1">
            <text:p>1</text:p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3">
            <text:p>1413</text:p>
          </table:table-cell>
          <table:table-cell office:value-type="float" office:value="1">
            <text:p>1</text:p>
          </table:table-cell>
          <table:table-cell office:value-type="float" office:value="1405">
            <text:p>1405</text:p>
          </table:table-cell>
          <table:table-cell office:value-type="float" office:value="1455">
            <text:p>1455</text:p>
          </table:table-cell>
          <table:table-cell table:formula="of:=IF(AND([.B342]&gt;[.E342];[.C342]=0);1;&quot;&quot;)">
            <text:p/>
          </table:table-cell>
          <table:table-cell table:formula="of:=IF(AND([.B342]&lt;=[.E342];[.C342]=1);1;&quot;&quot;)" office:value-type="float" office:value="1">
            <text:p>1</text:p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9">
            <text:p>659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667">
            <text:p>667</text:p>
          </table:table-cell>
          <table:table-cell table:formula="of:=IF(AND([.B343]&gt;[.E343];[.C343]=0);1;&quot;&quot;)">
            <text:p/>
          </table:table-cell>
          <table:table-cell table:formula="of:=IF(AND([.B343]&lt;=[.E343];[.C343]=1);1;&quot;&quot;)" office:value-type="float" office:value="1">
            <text:p>1</text:p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57">
            <text:p>1457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467">
            <text:p>1467</text:p>
          </table:table-cell>
          <table:table-cell table:formula="of:=IF(AND([.B344]&gt;[.E344];[.C344]=0);1;&quot;&quot;)">
            <text:p/>
          </table:table-cell>
          <table:table-cell table:formula="of:=IF(AND([.B344]&lt;=[.E344];[.C344]=1);1;&quot;&quot;)" office:value-type="float" office:value="1">
            <text:p>1</text:p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77">
            <text:p>2777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754">
            <text:p>2754</text:p>
          </table:table-cell>
          <table:table-cell table:formula="of:=IF(AND([.B345]&gt;[.E345];[.C345]=0);1;&quot;&quot;)">
            <text:p/>
          </table:table-cell>
          <table:table-cell table:formula="of:=IF(AND([.B345]&lt;=[.E345];[.C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table:formula="of:=IF(AND([.B346]&gt;[.E346];[.C346]=0);1;&quot;&quot;)">
            <text:p/>
          </table:table-cell>
          <table:table-cell table:formula="of:=IF(AND([.B346]&lt;=[.E346];[.C346]=1);1;&quot;&quot;)">
            <text:p/>
          </table:table-cell>
          <table:table-cell table:formula="of:=IF(AND([.B346]&gt;[.D346];[.C346]=0);1;&quot;&quot;)" office:value-type="float" office:value="1">
            <text:p>1</text:p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499">
            <text:p>5499</text:p>
          </table:table-cell>
          <table:table-cell office:value-type="float" office:value="5450">
            <text:p>5450</text:p>
          </table:table-cell>
          <table:table-cell table:formula="of:=IF(AND([.B347]&gt;[.E347];[.C347]=0);1;&quot;&quot;)">
            <text:p/>
          </table:table-cell>
          <table:table-cell table:formula="of:=IF(AND([.B347]&lt;=[.E347];[.C347]=1);1;&quot;&quot;)" office:value-type="float" office:value="1">
            <text:p>1</text:p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43">
            <text:p>1543</text:p>
          </table:table-cell>
          <table:table-cell office:value-type="float" office:value="0">
            <text:p>0</text:p>
          </table:table-cell>
          <table:table-cell office:value-type="float" office:value="1533">
            <text:p>1533</text:p>
          </table:table-cell>
          <table:table-cell office:value-type="float" office:value="1553">
            <text:p>1553</text:p>
          </table:table-cell>
          <table:table-cell table:formula="of:=IF(AND([.B348]&gt;[.E348];[.C348]=0);1;&quot;&quot;)">
            <text:p/>
          </table:table-cell>
          <table:table-cell table:formula="of:=IF(AND([.B348]&lt;=[.E348];[.C348]=1);1;&quot;&quot;)">
            <text:p/>
          </table:table-cell>
          <table:table-cell table:formula="of:=IF(AND([.B348]&gt;[.D348];[.C348]=0);1;&quot;&quot;)" office:value-type="float" office:value="1">
            <text:p>1</text:p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39">
            <text:p>2739</text:p>
          </table:table-cell>
          <table:table-cell office:value-type="float" office:value="1">
            <text:p>1</text:p>
          </table:table-cell>
          <table:table-cell office:value-type="float" office:value="2713">
            <text:p>2713</text:p>
          </table:table-cell>
          <table:table-cell office:value-type="float" office:value="2776">
            <text:p>2776</text:p>
          </table:table-cell>
          <table:table-cell table:formula="of:=IF(AND([.B349]&gt;[.E349];[.C349]=0);1;&quot;&quot;)">
            <text:p/>
          </table:table-cell>
          <table:table-cell table:formula="of:=IF(AND([.B349]&lt;=[.E349];[.C349]=1);1;&quot;&quot;)" office:value-type="float" office:value="1">
            <text:p>1</text:p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326">
            <text:p>326</text:p>
          </table:table-cell>
          <table:table-cell table:formula="of:=IF(AND([.B350]&gt;[.E350];[.C350]=0);1;&quot;&quot;)">
            <text:p/>
          </table:table-cell>
          <table:table-cell table:formula="of:=IF(AND([.B350]&lt;=[.E350];[.C350]=1);1;&quot;&quot;)" office:value-type="float" office:value="1">
            <text:p>1</text:p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1009">
            <text:p>1009</text:p>
          </table:table-cell>
          <table:table-cell office:value-type="float" office:value="1">
            <text:p>1</text:p>
          </table:table-cell>
          <table:table-cell office:value-type="float" office:value="1004">
            <text:p>1004</text:p>
          </table:table-cell>
          <table:table-cell office:value-type="float" office:value="1020">
            <text:p>1020</text:p>
          </table:table-cell>
          <table:table-cell table:formula="of:=IF(AND([.B351]&gt;[.E351];[.C351]=0);1;&quot;&quot;)">
            <text:p/>
          </table:table-cell>
          <table:table-cell table:formula="of:=IF(AND([.B351]&lt;=[.E351];[.C351]=1);1;&quot;&quot;)" office:value-type="float" office:value="1">
            <text:p>1</text:p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290">
            <text:p>1290</text:p>
          </table:table-cell>
          <table:table-cell office:value-type="float" office:value="1296">
            <text:p>1296</text:p>
          </table:table-cell>
          <table:table-cell table:formula="of:=IF(AND([.B352]&gt;[.E352];[.C352]=0);1;&quot;&quot;)">
            <text:p/>
          </table:table-cell>
          <table:table-cell table:formula="of:=IF(AND([.B352]&lt;=[.E352];[.C352]=1);1;&quot;&quot;)" office:value-type="float" office:value="1">
            <text:p>1</text:p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53">
            <text:p>1253</text:p>
          </table:table-cell>
          <table:table-cell office:value-type="float" office:value="1">
            <text:p>1</text:p>
          </table:table-cell>
          <table:table-cell office:value-type="float" office:value="1250">
            <text:p>1250</text:p>
          </table:table-cell>
          <table:table-cell office:value-type="float" office:value="1265">
            <text:p>1265</text:p>
          </table:table-cell>
          <table:table-cell table:formula="of:=IF(AND([.B353]&gt;[.E353];[.C353]=0);1;&quot;&quot;)">
            <text:p/>
          </table:table-cell>
          <table:table-cell table:formula="of:=IF(AND([.B353]&lt;=[.E353];[.C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69">
            <text:p>2169</text:p>
          </table:table-cell>
          <table:table-cell office:value-type="float" office:value="0">
            <text:p>0</text:p>
          </table:table-cell>
          <table:table-cell office:value-type="float" office:value="2144">
            <text:p>2144</text:p>
          </table:table-cell>
          <table:table-cell office:value-type="float" office:value="2208">
            <text:p>2208</text:p>
          </table:table-cell>
          <table:table-cell table:formula="of:=IF(AND([.B354]&gt;[.E354];[.C354]=0);1;&quot;&quot;)">
            <text:p/>
          </table:table-cell>
          <table:table-cell table:formula="of:=IF(AND([.B354]&lt;=[.E354];[.C354]=1);1;&quot;&quot;)">
            <text:p/>
          </table:table-cell>
          <table:table-cell table:formula="of:=IF(AND([.B354]&gt;[.D354];[.C354]=0);1;&quot;&quot;)" office:value-type="float" office:value="1">
            <text:p>1</text:p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708">
            <text:p>708</text:p>
          </table:table-cell>
          <table:table-cell table:formula="of:=IF(AND([.B355]&gt;[.E355];[.C355]=0);1;&quot;&quot;)">
            <text:p/>
          </table:table-cell>
          <table:table-cell table:formula="of:=IF(AND([.B355]&lt;=[.E355];[.C355]=1);1;&quot;&quot;)">
            <text:p/>
          </table:table-cell>
          <table:table-cell table:formula="of:=IF(AND([.B355]&gt;[.D355];[.C355]=0);1;&quot;&quot;)" office:value-type="float" office:value="1">
            <text:p>1</text:p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</table:table-row>
        <table:table-row table:style-name="ro2">
          <table:table-cell office:value-type="float" office:value="8113">
            <text:p>8113</text:p>
          </table:table-cell>
          <table:table-cell office:value-type="float" office:value="2224">
            <text:p>2224</text:p>
          </table:table-cell>
          <table:table-cell office:value-type="float" office:value="1">
            <text:p>1</text:p>
          </table:table-cell>
          <table:table-cell office:value-type="float" office:value="2238">
            <text:p>2238</text:p>
          </table:table-cell>
          <table:table-cell office:value-type="float" office:value="2263">
            <text:p>2263</text:p>
          </table:table-cell>
          <table:table-cell table:formula="of:=IF(AND([.B356]&gt;[.E356];[.C356]=0);1;&quot;&quot;)">
            <text:p/>
          </table:table-cell>
          <table:table-cell table:formula="of:=IF(AND([.B356]&lt;=[.E356];[.C356]=1);1;&quot;&quot;)" office:value-type="float" office:value="1">
            <text:p>1</text:p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74">
            <text:p>1674</text:p>
          </table:table-cell>
          <table:table-cell office:value-type="float" office:value="0">
            <text:p>0</text:p>
          </table:table-cell>
          <table:table-cell office:value-type="float" office:value="1679">
            <text:p>1679</text:p>
          </table:table-cell>
          <table:table-cell office:value-type="float" office:value="1703">
            <text:p>1703</text:p>
          </table:table-cell>
          <table:table-cell table:formula="of:=IF(AND([.B357]&gt;[.E357];[.C357]=0);1;&quot;&quot;)">
            <text:p/>
          </table:table-cell>
          <table:table-cell table:formula="of:=IF(AND([.B357]&lt;=[.E357];[.C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697">
            <text:p>2697</text:p>
          </table:table-cell>
          <table:table-cell office:value-type="float" office:value="2641">
            <text:p>2641</text:p>
          </table:table-cell>
          <table:table-cell table:formula="of:=IF(AND([.B358]&gt;[.E358];[.C358]=0);1;&quot;&quot;)">
            <text:p/>
          </table:table-cell>
          <table:table-cell table:formula="of:=IF(AND([.B358]&lt;=[.E358];[.C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  <table:table-cell/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425">
            <text:p>3425</text:p>
          </table:table-cell>
          <table:table-cell office:value-type="float" office:value="0">
            <text:p>0</text:p>
          </table:table-cell>
          <table:table-cell office:value-type="float" office:value="3462">
            <text:p>3462</text:p>
          </table:table-cell>
          <table:table-cell office:value-type="float" office:value="3440">
            <text:p>3440</text:p>
          </table:table-cell>
          <table:table-cell table:formula="of:=IF(AND([.B359]&gt;[.E359];[.C359]=0);1;&quot;&quot;)">
            <text:p/>
          </table:table-cell>
          <table:table-cell table:formula="of:=IF(AND([.B359]&lt;=[.E359];[.C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66">
            <text:p>1066</text:p>
          </table:table-cell>
          <table:table-cell office:value-type="float" office:value="1">
            <text:p>1</text:p>
          </table:table-cell>
          <table:table-cell office:value-type="float" office:value="1062">
            <text:p>1062</text:p>
          </table:table-cell>
          <table:table-cell office:value-type="float" office:value="1100">
            <text:p>1100</text:p>
          </table:table-cell>
          <table:table-cell table:formula="of:=IF(AND([.B360]&gt;[.E360];[.C360]=0);1;&quot;&quot;)">
            <text:p/>
          </table:table-cell>
          <table:table-cell table:formula="of:=IF(AND([.B360]&lt;=[.E360];[.C360]=1);1;&quot;&quot;)" office:value-type="float" office:value="1">
            <text:p>1</text:p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588">
            <text:p>2588</text:p>
          </table:table-cell>
          <table:table-cell office:value-type="float" office:value="1">
            <text:p>1</text:p>
          </table:table-cell>
          <table:table-cell office:value-type="float" office:value="2619">
            <text:p>2619</text:p>
          </table:table-cell>
          <table:table-cell office:value-type="float" office:value="2629">
            <text:p>2629</text:p>
          </table:table-cell>
          <table:table-cell table:formula="of:=IF(AND([.B361]&gt;[.E361];[.C361]=0);1;&quot;&quot;)">
            <text:p/>
          </table:table-cell>
          <table:table-cell table:formula="of:=IF(AND([.B361]&lt;=[.E361];[.C361]=1);1;&quot;&quot;)" office:value-type="float" office:value="1">
            <text:p>1</text:p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84">
            <text:p>1484</text:p>
          </table:table-cell>
          <table:table-cell office:value-type="float" office:value="1471">
            <text:p>1471</text:p>
          </table:table-cell>
          <table:table-cell table:formula="of:=IF(AND([.B362]&gt;[.E362];[.C362]=0);1;&quot;&quot;)">
            <text:p/>
          </table:table-cell>
          <table:table-cell table:formula="of:=IF(AND([.B362]&lt;=[.E362];[.C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  <table:table-cell/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75">
            <text:p>2675</text:p>
          </table:table-cell>
          <table:table-cell office:value-type="float" office:value="1">
            <text:p>1</text:p>
          </table:table-cell>
          <table:table-cell office:value-type="float" office:value="2703">
            <text:p>2703</text:p>
          </table:table-cell>
          <table:table-cell office:value-type="float" office:value="2668">
            <text:p>2668</text:p>
          </table:table-cell>
          <table:table-cell table:formula="of:=IF(AND([.B363]&gt;[.E363];[.C363]=0);1;&quot;&quot;)">
            <text:p/>
          </table:table-cell>
          <table:table-cell table:formula="of:=IF(AND([.B363]&lt;=[.E363];[.C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  <table:table-cell/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360">
            <text:p>11360</text:p>
          </table:table-cell>
          <table:table-cell office:value-type="float" office:value="0">
            <text:p>0</text:p>
          </table:table-cell>
          <table:table-cell office:value-type="float" office:value="11583">
            <text:p>11583</text:p>
          </table:table-cell>
          <table:table-cell office:value-type="float" office:value="11730">
            <text:p>11730</text:p>
          </table:table-cell>
          <table:table-cell table:formula="of:=IF(AND([.B364]&gt;[.E364];[.C364]=0);1;&quot;&quot;)">
            <text:p/>
          </table:table-cell>
          <table:table-cell table:formula="of:=IF(AND([.B364]&lt;=[.E364];[.C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45">
            <text:p>945</text:p>
          </table:table-cell>
          <table:table-cell office:value-type="float" office:value="1">
            <text:p>1</text:p>
          </table:table-cell>
          <table:table-cell office:value-type="float" office:value="948">
            <text:p>948</text:p>
          </table:table-cell>
          <table:table-cell office:value-type="float" office:value="956">
            <text:p>956</text:p>
          </table:table-cell>
          <table:table-cell table:formula="of:=IF(AND([.B365]&gt;[.E365];[.C365]=0);1;&quot;&quot;)">
            <text:p/>
          </table:table-cell>
          <table:table-cell table:formula="of:=IF(AND([.B365]&lt;=[.E365];[.C365]=1);1;&quot;&quot;)" office:value-type="float" office:value="1">
            <text:p>1</text:p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235">
            <text:p>2235</text:p>
          </table:table-cell>
          <table:table-cell office:value-type="float" office:value="0">
            <text:p>0</text:p>
          </table:table-cell>
          <table:table-cell office:value-type="float" office:value="2231">
            <text:p>2231</text:p>
          </table:table-cell>
          <table:table-cell office:value-type="float" office:value="2269">
            <text:p>2269</text:p>
          </table:table-cell>
          <table:table-cell table:formula="of:=IF(AND([.B366]&gt;[.E366];[.C366]=0);1;&quot;&quot;)">
            <text:p/>
          </table:table-cell>
          <table:table-cell table:formula="of:=IF(AND([.B366]&lt;=[.E366];[.C366]=1);1;&quot;&quot;)">
            <text:p/>
          </table:table-cell>
          <table:table-cell table:formula="of:=IF(AND([.B366]&gt;[.D366];[.C366]=0);1;&quot;&quot;)" office:value-type="float" office:value="1">
            <text:p>1</text:p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69">
            <text:p>1769</text:p>
          </table:table-cell>
          <table:table-cell office:value-type="float" office:value="1">
            <text:p>1</text:p>
          </table:table-cell>
          <table:table-cell office:value-type="float" office:value="1781">
            <text:p>1781</text:p>
          </table:table-cell>
          <table:table-cell office:value-type="float" office:value="1780">
            <text:p>1780</text:p>
          </table:table-cell>
          <table:table-cell table:formula="of:=IF(AND([.B367]&gt;[.E367];[.C367]=0);1;&quot;&quot;)">
            <text:p/>
          </table:table-cell>
          <table:table-cell table:formula="of:=IF(AND([.B367]&lt;=[.E367];[.C367]=1);1;&quot;&quot;)" office:value-type="float" office:value="1">
            <text:p>1</text:p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46">
            <text:p>746</text:p>
          </table:table-cell>
          <table:table-cell table:formula="of:=IF(AND([.B368]&gt;[.E368];[.C368]=0);1;&quot;&quot;)">
            <text:p/>
          </table:table-cell>
          <table:table-cell table:formula="of:=IF(AND([.B368]&lt;=[.E368];[.C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775">
            <text:p>4775</text:p>
          </table:table-cell>
          <table:table-cell office:value-type="float" office:value="1">
            <text:p>1</text:p>
          </table:table-cell>
          <table:table-cell office:value-type="float" office:value="4817">
            <text:p>4817</text:p>
          </table:table-cell>
          <table:table-cell office:value-type="float" office:value="4765">
            <text:p>4765</text:p>
          </table:table-cell>
          <table:table-cell table:formula="of:=IF(AND([.B369]&gt;[.E369];[.C369]=0);1;&quot;&quot;)">
            <text:p/>
          </table:table-cell>
          <table:table-cell table:formula="of:=IF(AND([.B369]&lt;=[.E369];[.C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  <table:table-cell/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72">
            <text:p>3772</text:p>
          </table:table-cell>
          <table:table-cell office:value-type="float" office:value="3870">
            <text:p>3870</text:p>
          </table:table-cell>
          <table:table-cell table:formula="of:=IF(AND([.B370]&gt;[.E370];[.C370]=0);1;&quot;&quot;)">
            <text:p/>
          </table:table-cell>
          <table:table-cell table:formula="of:=IF(AND([.B370]&lt;=[.E370];[.C370]=1);1;&quot;&quot;)" office:value-type="float" office:value="1">
            <text:p>1</text:p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table:formula="of:=IF(AND([.B371]&gt;[.E371];[.C371]=0);1;&quot;&quot;)" office:value-type="float" office:value="1">
            <text:p>1</text:p>
          </table:table-cell>
          <table:table-cell table:formula="of:=IF(AND([.B371]&lt;=[.E371];[.C371]=1);1;&quot;&quot;)">
            <text:p/>
          </table:table-cell>
          <table:table-cell table:formula="of:=IF(AND([.B371]&gt;[.D371];[.C371]=0);1;&quot;&quot;)" office:value-type="float" office:value="1">
            <text:p>1</text:p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office:value-type="float" office:value="436">
            <text:p>436</text:p>
          </table:table-cell>
          <table:table-cell office:value-type="float" office:value="434">
            <text:p>434</text:p>
          </table:table-cell>
          <table:table-cell table:formula="of:=IF(AND([.B372]&gt;[.E372];[.C372]=0);1;&quot;&quot;)">
            <text:p/>
          </table:table-cell>
          <table:table-cell table:formula="of:=IF(AND([.B372]&lt;=[.E372];[.C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68">
            <text:p>768</text:p>
          </table:table-cell>
          <table:table-cell table:formula="of:=IF(AND([.B373]&gt;[.E373];[.C373]=0);1;&quot;&quot;)">
            <text:p/>
          </table:table-cell>
          <table:table-cell table:formula="of:=IF(AND([.B373]&lt;=[.E373];[.C373]=1);1;&quot;&quot;)">
            <text:p/>
          </table:table-cell>
          <table:table-cell table:formula="of:=IF(AND([.B373]&gt;[.D373];[.C373]=0);1;&quot;&quot;)" office:value-type="float" office:value="1">
            <text:p>1</text:p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616">
            <text:p>616</text:p>
          </table:table-cell>
          <table:table-cell table:formula="of:=IF(AND([.B374]&gt;[.E374];[.C374]=0);1;&quot;&quot;)">
            <text:p/>
          </table:table-cell>
          <table:table-cell table:formula="of:=IF(AND([.B374]&lt;=[.E374];[.C374]=1);1;&quot;&quot;)">
            <text:p/>
          </table:table-cell>
          <table:table-cell table:formula="of:=IF(AND([.B374]&gt;[.D374];[.C374]=0);1;&quot;&quot;)" office:value-type="float" office:value="1">
            <text:p>1</text:p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473">
            <text:p>473</text:p>
          </table:table-cell>
          <table:table-cell table:formula="of:=IF(AND([.B375]&gt;[.E375];[.C375]=0);1;&quot;&quot;)">
            <text:p/>
          </table:table-cell>
          <table:table-cell table:formula="of:=IF(AND([.B375]&lt;=[.E375];[.C375]=1);1;&quot;&quot;)">
            <text:p/>
          </table:table-cell>
          <table:table-cell table:formula="of:=IF(AND([.B375]&gt;[.D375];[.C375]=0);1;&quot;&quot;)" office:value-type="float" office:value="1">
            <text:p>1</text:p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785">
            <text:p>4785</text:p>
          </table:table-cell>
          <table:table-cell office:value-type="float" office:value="0">
            <text:p>0</text:p>
          </table:table-cell>
          <table:table-cell office:value-type="float" office:value="4752">
            <text:p>4752</text:p>
          </table:table-cell>
          <table:table-cell office:value-type="float" office:value="4854">
            <text:p>4854</text:p>
          </table:table-cell>
          <table:table-cell table:formula="of:=IF(AND([.B376]&gt;[.E376];[.C376]=0);1;&quot;&quot;)">
            <text:p/>
          </table:table-cell>
          <table:table-cell table:formula="of:=IF(AND([.B376]&lt;=[.E376];[.C376]=1);1;&quot;&quot;)">
            <text:p/>
          </table:table-cell>
          <table:table-cell table:formula="of:=IF(AND([.B376]&gt;[.D376];[.C376]=0);1;&quot;&quot;)" office:value-type="float" office:value="1">
            <text:p>1</text:p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336">
            <text:p>336</text:p>
          </table:table-cell>
          <table:table-cell table:formula="of:=IF(AND([.B377]&gt;[.E377];[.C377]=0);1;&quot;&quot;)">
            <text:p/>
          </table:table-cell>
          <table:table-cell table:formula="of:=IF(AND([.B377]&lt;=[.E377];[.C377]=1);1;&quot;&quot;)">
            <text:p/>
          </table:table-cell>
          <table:table-cell table:formula="of:=IF(AND([.B377]&gt;[.D377];[.C377]=0);1;&quot;&quot;)" office:value-type="float" office:value="1">
            <text:p>1</text:p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90">
            <text:p>890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72">
            <text:p>872</text:p>
          </table:table-cell>
          <table:table-cell table:formula="of:=IF(AND([.B378]&gt;[.E378];[.C378]=0);1;&quot;&quot;)">
            <text:p/>
          </table:table-cell>
          <table:table-cell table:formula="of:=IF(AND([.B378]&lt;=[.E378];[.C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44">
            <text:p>744</text:p>
          </table:table-cell>
          <table:table-cell office:value-type="float" office:value="735">
            <text:p>735</text:p>
          </table:table-cell>
          <table:table-cell table:formula="of:=IF(AND([.B379]&gt;[.E379];[.C379]=0);1;&quot;&quot;)" office:value-type="float" office:value="1">
            <text:p>1</text:p>
          </table:table-cell>
          <table:table-cell table:formula="of:=IF(AND([.B379]&lt;=[.E379];[.C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634">
            <text:p>634</text:p>
          </table:table-cell>
          <table:table-cell table:formula="of:=IF(AND([.B380]&gt;[.E380];[.C380]=0);1;&quot;&quot;)" office:value-type="float" office:value="1">
            <text:p>1</text:p>
          </table:table-cell>
          <table:table-cell table:formula="of:=IF(AND([.B380]&lt;=[.E380];[.C380]=1);1;&quot;&quot;)">
            <text:p/>
          </table:table-cell>
          <table:table-cell table:formula="of:=IF(AND([.B380]&gt;[.D380];[.C380]=0);1;&quot;&quot;)" office:value-type="float" office:value="1">
            <text:p>1</text:p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3">
            <text:p>783</text:p>
          </table:table-cell>
          <table:table-cell office:value-type="float" office:value="775">
            <text:p>775</text:p>
          </table:table-cell>
          <table:table-cell table:formula="of:=IF(AND([.B381]&gt;[.E381];[.C381]=0);1;&quot;&quot;)" office:value-type="float" office:value="1">
            <text:p>1</text:p>
          </table:table-cell>
          <table:table-cell table:formula="of:=IF(AND([.B381]&lt;=[.E381];[.C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96">
            <text:p>596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office:value-type="float" office:value="577">
            <text:p>577</text:p>
          </table:table-cell>
          <table:table-cell table:formula="of:=IF(AND([.B382]&gt;[.E382];[.C382]=0);1;&quot;&quot;)" office:value-type="float" office:value="1">
            <text:p>1</text:p>
          </table:table-cell>
          <table:table-cell table:formula="of:=IF(AND([.B382]&lt;=[.E382];[.C382]=1);1;&quot;&quot;)">
            <text:p/>
          </table:table-cell>
          <table:table-cell table:formula="of:=IF(AND([.B382]&gt;[.D382];[.C382]=0);1;&quot;&quot;)" office:value-type="float" office:value="1">
            <text:p>1</text:p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98">
            <text:p>1298</text:p>
          </table:table-cell>
          <table:table-cell office:value-type="float" office:value="0">
            <text:p>0</text:p>
          </table:table-cell>
          <table:table-cell office:value-type="float" office:value="1295">
            <text:p>1295</text:p>
          </table:table-cell>
          <table:table-cell office:value-type="float" office:value="1261">
            <text:p>1261</text:p>
          </table:table-cell>
          <table:table-cell table:formula="of:=IF(AND([.B383]&gt;[.E383];[.C383]=0);1;&quot;&quot;)" office:value-type="float" office:value="1">
            <text:p>1</text:p>
          </table:table-cell>
          <table:table-cell table:formula="of:=IF(AND([.B383]&lt;=[.E383];[.C383]=1);1;&quot;&quot;)">
            <text:p/>
          </table:table-cell>
          <table:table-cell table:formula="of:=IF(AND([.B383]&gt;[.D383];[.C383]=0);1;&quot;&quot;)" office:value-type="float" office:value="1">
            <text:p>1</text:p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512">
            <text:p>512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516">
            <text:p>516</text:p>
          </table:table-cell>
          <table:table-cell table:formula="of:=IF(AND([.B384]&gt;[.E384];[.C384]=0);1;&quot;&quot;)">
            <text:p/>
          </table:table-cell>
          <table:table-cell table:formula="of:=IF(AND([.B384]&lt;=[.E384];[.C384]=1);1;&quot;&quot;)" office:value-type="float" office:value="1">
            <text:p>1</text:p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75">
            <text:p>2275</text:p>
          </table:table-cell>
          <table:table-cell office:value-type="float" office:value="0">
            <text:p>0</text:p>
          </table:table-cell>
          <table:table-cell office:value-type="float" office:value="2277">
            <text:p>2277</text:p>
          </table:table-cell>
          <table:table-cell office:value-type="float" office:value="2259">
            <text:p>2259</text:p>
          </table:table-cell>
          <table:table-cell table:formula="of:=IF(AND([.B385]&gt;[.E385];[.C385]=0);1;&quot;&quot;)" office:value-type="float" office:value="1">
            <text:p>1</text:p>
          </table:table-cell>
          <table:table-cell table:formula="of:=IF(AND([.B385]&lt;=[.E385];[.C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43">
            <text:p>843</text:p>
          </table:table-cell>
          <table:table-cell office:value-type="float" office:value="0">
            <text:p>0</text:p>
          </table:table-cell>
          <table:table-cell table:number-columns-repeated="2" office:value-type="float" office:value="839">
            <text:p>839</text:p>
          </table:table-cell>
          <table:table-cell table:formula="of:=IF(AND([.B386]&gt;[.E386];[.C386]=0);1;&quot;&quot;)" office:value-type="float" office:value="1">
            <text:p>1</text:p>
          </table:table-cell>
          <table:table-cell table:formula="of:=IF(AND([.B386]&lt;=[.E386];[.C386]=1);1;&quot;&quot;)">
            <text:p/>
          </table:table-cell>
          <table:table-cell table:formula="of:=IF(AND([.B386]&gt;[.D386];[.C386]=0);1;&quot;&quot;)" office:value-type="float" office:value="1">
            <text:p>1</text:p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table:formula="of:=IF(AND([.B387]&gt;[.E387];[.C387]=0);1;&quot;&quot;)">
            <text:p/>
          </table:table-cell>
          <table:table-cell table:formula="of:=IF(AND([.B387]&lt;=[.E387];[.C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office:value-type="float" office:value="683">
            <text:p>683</text:p>
          </table:table-cell>
          <table:table-cell office:value-type="float" office:value="675">
            <text:p>675</text:p>
          </table:table-cell>
          <table:table-cell table:formula="of:=IF(AND([.B388]&gt;[.E388];[.C388]=0);1;&quot;&quot;)" office:value-type="float" office:value="1">
            <text:p>1</text:p>
          </table:table-cell>
          <table:table-cell table:formula="of:=IF(AND([.B388]&lt;=[.E388];[.C388]=1);1;&quot;&quot;)">
            <text:p/>
          </table:table-cell>
          <table:table-cell table:formula="of:=IF(AND([.B388]&gt;[.D388];[.C388]=0);1;&quot;&quot;)" office:value-type="float" office:value="1">
            <text:p>1</text:p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796">
            <text:p>1796</text:p>
          </table:table-cell>
          <table:table-cell office:value-type="float" office:value="1789">
            <text:p>1789</text:p>
          </table:table-cell>
          <table:table-cell table:formula="of:=IF(AND([.B389]&gt;[.E389];[.C389]=0);1;&quot;&quot;)" office:value-type="float" office:value="1">
            <text:p>1</text:p>
          </table:table-cell>
          <table:table-cell table:formula="of:=IF(AND([.B389]&lt;=[.E389];[.C389]=1);1;&quot;&quot;)">
            <text:p/>
          </table:table-cell>
          <table:table-cell table:formula="of:=IF(AND([.B389]&gt;[.D389];[.C389]=0);1;&quot;&quot;)" office:value-type="float" office:value="1">
            <text:p>1</text:p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7">
            <text:p>1367</text:p>
          </table:table-cell>
          <table:table-cell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356">
            <text:p>1356</text:p>
          </table:table-cell>
          <table:table-cell table:formula="of:=IF(AND([.B390]&gt;[.E390];[.C390]=0);1;&quot;&quot;)" office:value-type="float" office:value="1">
            <text:p>1</text:p>
          </table:table-cell>
          <table:table-cell table:formula="of:=IF(AND([.B390]&lt;=[.E390];[.C390]=1);1;&quot;&quot;)">
            <text:p/>
          </table:table-cell>
          <table:table-cell table:formula="of:=IF(AND([.B390]&gt;[.D390];[.C390]=0);1;&quot;&quot;)" office:value-type="float" office:value="1">
            <text:p>1</text:p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520">
            <text:p>520</text:p>
          </table:table-cell>
          <table:table-cell table:formula="of:=IF(AND([.B391]&gt;[.E391];[.C391]=0);1;&quot;&quot;)">
            <text:p/>
          </table:table-cell>
          <table:table-cell table:formula="of:=IF(AND([.B391]&lt;=[.E391];[.C391]=1);1;&quot;&quot;)">
            <text:p/>
          </table:table-cell>
          <table:table-cell table:formula="of:=IF(AND([.B391]&gt;[.D391];[.C391]=0);1;&quot;&quot;)" office:value-type="float" office:value="1">
            <text:p>1</text:p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237">
            <text:p>237</text:p>
          </table:table-cell>
          <table:table-cell table:formula="of:=IF(AND([.B392]&gt;[.E392];[.C392]=0);1;&quot;&quot;)">
            <text:p/>
          </table:table-cell>
          <table:table-cell table:formula="of:=IF(AND([.B392]&lt;=[.E392];[.C392]=1);1;&quot;&quot;)">
            <text:p/>
          </table:table-cell>
          <table:table-cell table:formula="of:=IF(AND([.B392]&gt;[.D392];[.C392]=0);1;&quot;&quot;)" office:value-type="float" office:value="1">
            <text:p>1</text:p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8">
            <text:p>1468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459">
            <text:p>1459</text:p>
          </table:table-cell>
          <table:table-cell table:formula="of:=IF(AND([.B393]&gt;[.E393];[.C393]=0);1;&quot;&quot;)" office:value-type="float" office:value="1">
            <text:p>1</text:p>
          </table:table-cell>
          <table:table-cell table:formula="of:=IF(AND([.B393]&lt;=[.E393];[.C393]=1);1;&quot;&quot;)">
            <text:p/>
          </table:table-cell>
          <table:table-cell table:formula="of:=IF(AND([.B393]&gt;[.D393];[.C393]=0);1;&quot;&quot;)" office:value-type="float" office:value="1">
            <text:p>1</text:p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340">
            <text:p>4340</text:p>
          </table:table-cell>
          <table:table-cell office:value-type="float" office:value="0">
            <text:p>0</text:p>
          </table:table-cell>
          <table:table-cell office:value-type="float" office:value="4406">
            <text:p>4406</text:p>
          </table:table-cell>
          <table:table-cell office:value-type="float" office:value="4480">
            <text:p>4480</text:p>
          </table:table-cell>
          <table:table-cell table:formula="of:=IF(AND([.B394]&gt;[.E394];[.C394]=0);1;&quot;&quot;)">
            <text:p/>
          </table:table-cell>
          <table:table-cell table:formula="of:=IF(AND([.B394]&lt;=[.E394];[.C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22">
            <text:p>2422</text:p>
          </table:table-cell>
          <table:table-cell office:value-type="float" office:value="0">
            <text:p>0</text:p>
          </table:table-cell>
          <table:table-cell office:value-type="float" office:value="2437">
            <text:p>2437</text:p>
          </table:table-cell>
          <table:table-cell office:value-type="float" office:value="2457">
            <text:p>2457</text:p>
          </table:table-cell>
          <table:table-cell table:formula="of:=IF(AND([.B395]&gt;[.E395];[.C395]=0);1;&quot;&quot;)">
            <text:p/>
          </table:table-cell>
          <table:table-cell table:formula="of:=IF(AND([.B395]&lt;=[.E395];[.C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490">
            <text:p>3490</text:p>
          </table:table-cell>
          <table:table-cell office:value-type="float" office:value="0">
            <text:p>0</text:p>
          </table:table-cell>
          <table:table-cell office:value-type="float" office:value="3509">
            <text:p>3509</text:p>
          </table:table-cell>
          <table:table-cell office:value-type="float" office:value="3630">
            <text:p>3630</text:p>
          </table:table-cell>
          <table:table-cell table:formula="of:=IF(AND([.B396]&gt;[.E396];[.C396]=0);1;&quot;&quot;)">
            <text:p/>
          </table:table-cell>
          <table:table-cell table:formula="of:=IF(AND([.B396]&lt;=[.E396];[.C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362">
            <text:p>1362</text:p>
          </table:table-cell>
          <table:table-cell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1405">
            <text:p>1405</text:p>
          </table:table-cell>
          <table:table-cell table:formula="of:=IF(AND([.B397]&gt;[.E397];[.C397]=0);1;&quot;&quot;)">
            <text:p/>
          </table:table-cell>
          <table:table-cell table:formula="of:=IF(AND([.B397]&lt;=[.E397];[.C397]=1);1;&quot;&quot;)">
            <text:p/>
          </table:table-cell>
          <table:table-cell table:formula="of:=IF(AND([.B397]&gt;[.D397];[.C397]=0);1;&quot;&quot;)" office:value-type="float" office:value="1">
            <text:p>1</text:p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  <table:table-cell office:value-type="float" office:value="1108">
            <text:p>1108</text:p>
          </table:table-cell>
          <table:table-cell office:value-type="float" office:value="1107">
            <text:p>1107</text:p>
          </table:table-cell>
          <table:table-cell table:formula="of:=IF(AND([.B398]&gt;[.E398];[.C398]=0);1;&quot;&quot;)">
            <text:p/>
          </table:table-cell>
          <table:table-cell table:formula="of:=IF(AND([.B398]&lt;=[.E398];[.C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409">
            <text:p>409</text:p>
          </table:table-cell>
          <table:table-cell office:value-type="float" office:value="423">
            <text:p>423</text:p>
          </table:table-cell>
          <table:table-cell table:formula="of:=IF(AND([.B399]&gt;[.E399];[.C399]=0);1;&quot;&quot;)">
            <text:p/>
          </table:table-cell>
          <table:table-cell table:formula="of:=IF(AND([.B399]&lt;=[.E399];[.C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>
            <text:p/>
          </table:table-cell>
          <table:table-cell/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87">
            <text:p>487</text:p>
          </table:table-cell>
          <table:table-cell table:formula="of:=IF(AND([.B400]&gt;[.E400];[.C400]=0);1;&quot;&quot;)">
            <text:p/>
          </table:table-cell>
          <table:table-cell table:formula="of:=IF(AND([.B400]&lt;=[.E400];[.C400]=1);1;&quot;&quot;)">
            <text:p/>
          </table:table-cell>
          <table:table-cell table:formula="of:=IF(AND([.B400]&gt;[.D400];[.C400]=0);1;&quot;&quot;)" office:value-type="float" office:value="1">
            <text:p>1</text:p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44">
            <text:p>644</text:p>
          </table:table-cell>
          <table:table-cell office:value-type="float" office:value="1">
            <text:p>1</text:p>
          </table:table-cell>
          <table:table-cell office:value-type="float" office:value="643">
            <text:p>643</text:p>
          </table:table-cell>
          <table:table-cell office:value-type="float" office:value="620">
            <text:p>620</text:p>
          </table:table-cell>
          <table:table-cell table:formula="of:=IF(AND([.B401]&gt;[.E401];[.C401]=0);1;&quot;&quot;)">
            <text:p/>
          </table:table-cell>
          <table:table-cell table:formula="of:=IF(AND([.B401]&lt;=[.E401];[.C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230">
            <text:p>3230</text:p>
          </table:table-cell>
          <table:table-cell office:value-type="float" office:value="0">
            <text:p>0</text:p>
          </table:table-cell>
          <table:table-cell office:value-type="float" office:value="3257">
            <text:p>3257</text:p>
          </table:table-cell>
          <table:table-cell office:value-type="float" office:value="3320">
            <text:p>3320</text:p>
          </table:table-cell>
          <table:table-cell table:formula="of:=IF(AND([.B402]&gt;[.E402];[.C402]=0);1;&quot;&quot;)">
            <text:p/>
          </table:table-cell>
          <table:table-cell table:formula="of:=IF(AND([.B402]&lt;=[.E402];[.C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536">
            <text:p>2536</text:p>
          </table:table-cell>
          <table:table-cell office:value-type="float" office:value="0">
            <text:p>0</text:p>
          </table:table-cell>
          <table:table-cell office:value-type="float" office:value="2544">
            <text:p>2544</text:p>
          </table:table-cell>
          <table:table-cell office:value-type="float" office:value="2622">
            <text:p>2622</text:p>
          </table:table-cell>
          <table:table-cell table:formula="of:=IF(AND([.B403]&gt;[.E403];[.C403]=0);1;&quot;&quot;)">
            <text:p/>
          </table:table-cell>
          <table:table-cell table:formula="of:=IF(AND([.B403]&lt;=[.E403];[.C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09">
            <text:p>509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536">
            <text:p>536</text:p>
          </table:table-cell>
          <table:table-cell table:formula="of:=IF(AND([.B404]&gt;[.E404];[.C404]=0);1;&quot;&quot;)">
            <text:p/>
          </table:table-cell>
          <table:table-cell table:formula="of:=IF(AND([.B404]&lt;=[.E404];[.C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  <table:table-cell office:value-type="float" office:value="2875">
            <text:p>2875</text:p>
          </table:table-cell>
          <table:table-cell office:value-type="float" office:value="2983">
            <text:p>2983</text:p>
          </table:table-cell>
          <table:table-cell table:formula="of:=IF(AND([.B405]&gt;[.E405];[.C405]=0);1;&quot;&quot;)">
            <text:p/>
          </table:table-cell>
          <table:table-cell table:formula="of:=IF(AND([.B405]&lt;=[.E405];[.C405]=1);1;&quot;&quot;)" office:value-type="float" office:value="1">
            <text:p>1</text:p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574">
            <text:p>1574</text:p>
          </table:table-cell>
          <table:table-cell office:value-type="float" office:value="1633">
            <text:p>1633</text:p>
          </table:table-cell>
          <table:table-cell table:formula="of:=IF(AND([.B406]&gt;[.E406];[.C406]=0);1;&quot;&quot;)">
            <text:p/>
          </table:table-cell>
          <table:table-cell table:formula="of:=IF(AND([.B406]&lt;=[.E406];[.C406]=1);1;&quot;&quot;)">
            <text:p/>
          </table:table-cell>
          <table:table-cell table:formula="of:=IF(AND([.B406]&gt;[.D406];[.C406]=0);1;&quot;&quot;)" office:value-type="float" office:value="1">
            <text:p>1</text:p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36">
            <text:p>53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45">
            <text:p>545</text:p>
          </table:table-cell>
          <table:table-cell table:formula="of:=IF(AND([.B407]&gt;[.E407];[.C407]=0);1;&quot;&quot;)">
            <text:p/>
          </table:table-cell>
          <table:table-cell table:formula="of:=IF(AND([.B407]&lt;=[.E407];[.C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820">
            <text:p>820</text:p>
          </table:table-cell>
          <table:table-cell table:formula="of:=IF(AND([.B408]&gt;[.E408];[.C408]=0);1;&quot;&quot;)">
            <text:p/>
          </table:table-cell>
          <table:table-cell table:formula="of:=IF(AND([.B408]&lt;=[.E408];[.C408]=1);1;&quot;&quot;)">
            <text:p/>
          </table:table-cell>
          <table:table-cell table:formula="of:=IF(AND([.B408]&gt;[.D408];[.C408]=0);1;&quot;&quot;)" office:value-type="float" office:value="1">
            <text:p>1</text:p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54">
            <text:p>754</text:p>
          </table:table-cell>
          <table:table-cell table:formula="of:=IF(AND([.B409]&gt;[.E409];[.C409]=0);1;&quot;&quot;)">
            <text:p/>
          </table:table-cell>
          <table:table-cell table:formula="of:=IF(AND([.B409]&lt;=[.E409];[.C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26">
            <text:p>726</text:p>
          </table:table-cell>
          <table:table-cell office:value-type="float" office:value="751">
            <text:p>751</text:p>
          </table:table-cell>
          <table:table-cell table:formula="of:=IF(AND([.B410]&gt;[.E410];[.C410]=0);1;&quot;&quot;)">
            <text:p/>
          </table:table-cell>
          <table:table-cell table:formula="of:=IF(AND([.B410]&lt;=[.E410];[.C410]=1);1;&quot;&quot;)">
            <text:p/>
          </table:table-cell>
          <table:table-cell table:formula="of:=IF(AND([.B410]&gt;[.D410];[.C410]=0);1;&quot;&quot;)" office:value-type="float" office:value="1">
            <text:p>1</text:p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781">
            <text:p>781</text:p>
          </table:table-cell>
          <table:table-cell table:formula="of:=IF(AND([.B411]&gt;[.E411];[.C411]=0);1;&quot;&quot;)">
            <text:p/>
          </table:table-cell>
          <table:table-cell table:formula="of:=IF(AND([.B411]&lt;=[.E411];[.C411]=1);1;&quot;&quot;)">
            <text:p/>
          </table:table-cell>
          <table:table-cell table:formula="of:=IF(AND([.B411]&gt;[.D411];[.C411]=0);1;&quot;&quot;)" office:value-type="float" office:value="1">
            <text:p>1</text:p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70">
            <text:p>1070</text:p>
          </table:table-cell>
          <table:table-cell office:value-type="float" office:value="1085">
            <text:p>1085</text:p>
          </table:table-cell>
          <table:table-cell table:formula="of:=IF(AND([.B412]&gt;[.E412];[.C412]=0);1;&quot;&quot;)">
            <text:p/>
          </table:table-cell>
          <table:table-cell table:formula="of:=IF(AND([.B412]&lt;=[.E412];[.C412]=1);1;&quot;&quot;)">
            <text:p/>
          </table:table-cell>
          <table:table-cell table:formula="of:=IF(AND([.B412]&gt;[.D412];[.C412]=0);1;&quot;&quot;)" office:value-type="float" office:value="1">
            <text:p>1</text:p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454">
            <text:p>3454</text:p>
          </table:table-cell>
          <table:table-cell office:value-type="float" office:value="3460">
            <text:p>3460</text:p>
          </table:table-cell>
          <table:table-cell table:formula="of:=IF(AND([.B413]&gt;[.E413];[.C413]=0);1;&quot;&quot;)">
            <text:p/>
          </table:table-cell>
          <table:table-cell table:formula="of:=IF(AND([.B413]&lt;=[.E413];[.C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075">
            <text:p>2075</text:p>
          </table:table-cell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office:value-type="float" office:value="2081">
            <text:p>2081</text:p>
          </table:table-cell>
          <table:table-cell table:formula="of:=IF(AND([.B414]&gt;[.E414];[.C414]=0);1;&quot;&quot;)">
            <text:p/>
          </table:table-cell>
          <table:table-cell table:formula="of:=IF(AND([.B414]&lt;=[.E414];[.C414]=1);1;&quot;&quot;)" office:value-type="float" office:value="1">
            <text:p>1</text:p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1978">
            <text:p>1978</text:p>
          </table:table-cell>
          <table:table-cell office:value-type="float" office:value="0">
            <text:p>0</text:p>
          </table:table-cell>
          <table:table-cell office:value-type="float" office:value="1974">
            <text:p>1974</text:p>
          </table:table-cell>
          <table:table-cell office:value-type="float" office:value="2007">
            <text:p>2007</text:p>
          </table:table-cell>
          <table:table-cell table:formula="of:=IF(AND([.B415]&gt;[.E415];[.C415]=0);1;&quot;&quot;)">
            <text:p/>
          </table:table-cell>
          <table:table-cell table:formula="of:=IF(AND([.B415]&lt;=[.E415];[.C415]=1);1;&quot;&quot;)">
            <text:p/>
          </table:table-cell>
          <table:table-cell table:formula="of:=IF(AND([.B415]&gt;[.D415];[.C415]=0);1;&quot;&quot;)" office:value-type="float" office:value="1">
            <text:p>1</text:p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592">
            <text:p>4592</text:p>
          </table:table-cell>
          <table:table-cell office:value-type="float" office:value="1">
            <text:p>1</text:p>
          </table:table-cell>
          <table:table-cell office:value-type="float" office:value="4597">
            <text:p>4597</text:p>
          </table:table-cell>
          <table:table-cell office:value-type="float" office:value="4590">
            <text:p>4590</text:p>
          </table:table-cell>
          <table:table-cell table:formula="of:=IF(AND([.B416]&gt;[.E416];[.C416]=0);1;&quot;&quot;)">
            <text:p/>
          </table:table-cell>
          <table:table-cell table:formula="of:=IF(AND([.B416]&lt;=[.E416];[.C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02">
            <text:p>1502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1508">
            <text:p>1508</text:p>
          </table:table-cell>
          <table:table-cell table:formula="of:=IF(AND([.B417]&gt;[.E417];[.C417]=0);1;&quot;&quot;)">
            <text:p/>
          </table:table-cell>
          <table:table-cell table:formula="of:=IF(AND([.B417]&lt;=[.E417];[.C417]=1);1;&quot;&quot;)">
            <text:p/>
          </table:table-cell>
          <table:table-cell table:formula="of:=IF(AND([.B417]&gt;[.D417];[.C417]=0);1;&quot;&quot;)" office:value-type="float" office:value="1">
            <text:p>1</text:p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3">
            <text:p>3243</text:p>
          </table:table-cell>
          <table:table-cell office:value-type="float" office:value="0">
            <text:p>0</text:p>
          </table:table-cell>
          <table:table-cell office:value-type="float" office:value="3253">
            <text:p>3253</text:p>
          </table:table-cell>
          <table:table-cell office:value-type="float" office:value="3248">
            <text:p>3248</text:p>
          </table:table-cell>
          <table:table-cell table:formula="of:=IF(AND([.B418]&gt;[.E418];[.C418]=0);1;&quot;&quot;)">
            <text:p/>
          </table:table-cell>
          <table:table-cell table:formula="of:=IF(AND([.B418]&lt;=[.E418];[.C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458">
            <text:p>2458</text:p>
          </table:table-cell>
          <table:table-cell office:value-type="float" office:value="0">
            <text:p>0</text:p>
          </table:table-cell>
          <table:table-cell office:value-type="float" office:value="2466">
            <text:p>2466</text:p>
          </table:table-cell>
          <table:table-cell office:value-type="float" office:value="2478">
            <text:p>2478</text:p>
          </table:table-cell>
          <table:table-cell table:formula="of:=IF(AND([.B419]&gt;[.E419];[.C419]=0);1;&quot;&quot;)">
            <text:p/>
          </table:table-cell>
          <table:table-cell table:formula="of:=IF(AND([.B419]&lt;=[.E419];[.C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3890">
            <text:p>3890</text:p>
          </table:table-cell>
          <table:table-cell office:value-type="float" office:value="3941">
            <text:p>3941</text:p>
          </table:table-cell>
          <table:table-cell table:formula="of:=IF(AND([.B420]&gt;[.E420];[.C420]=0);1;&quot;&quot;)">
            <text:p/>
          </table:table-cell>
          <table:table-cell table:formula="of:=IF(AND([.B420]&lt;=[.E420];[.C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01">
            <text:p>201</text:p>
          </table:table-cell>
          <table:table-cell table:formula="of:=IF(AND([.B421]&gt;[.E421];[.C421]=0);1;&quot;&quot;)">
            <text:p/>
          </table:table-cell>
          <table:table-cell table:formula="of:=IF(AND([.B421]&lt;=[.E421];[.C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19">
            <text:p>519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544">
            <text:p>544</text:p>
          </table:table-cell>
          <table:table-cell table:formula="of:=IF(AND([.B422]&gt;[.E422];[.C422]=0);1;&quot;&quot;)">
            <text:p/>
          </table:table-cell>
          <table:table-cell table:formula="of:=IF(AND([.B422]&lt;=[.E422];[.C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2988">
            <text:p>2988</text:p>
          </table:table-cell>
          <table:table-cell office:value-type="float" office:value="0">
            <text:p>0</text:p>
          </table:table-cell>
          <table:table-cell office:value-type="float" office:value="3023">
            <text:p>3023</text:p>
          </table:table-cell>
          <table:table-cell office:value-type="float" office:value="3095">
            <text:p>3095</text:p>
          </table:table-cell>
          <table:table-cell table:formula="of:=IF(AND([.B423]&gt;[.E423];[.C423]=0);1;&quot;&quot;)">
            <text:p/>
          </table:table-cell>
          <table:table-cell table:formula="of:=IF(AND([.B423]&lt;=[.E423];[.C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1260">
            <text:p>11260</text:p>
          </table:table-cell>
          <table:table-cell office:value-type="float" office:value="0">
            <text:p>0</text:p>
          </table:table-cell>
          <table:table-cell office:value-type="float" office:value="11348">
            <text:p>11348</text:p>
          </table:table-cell>
          <table:table-cell office:value-type="float" office:value="11620">
            <text:p>11620</text:p>
          </table:table-cell>
          <table:table-cell table:formula="of:=IF(AND([.B424]&gt;[.E424];[.C424]=0);1;&quot;&quot;)">
            <text:p/>
          </table:table-cell>
          <table:table-cell table:formula="of:=IF(AND([.B424]&lt;=[.E424];[.C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45">
            <text:p>545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558">
            <text:p>558</text:p>
          </table:table-cell>
          <table:table-cell table:formula="of:=IF(AND([.B425]&gt;[.E425];[.C425]=0);1;&quot;&quot;)">
            <text:p/>
          </table:table-cell>
          <table:table-cell table:formula="of:=IF(AND([.B425]&lt;=[.E425];[.C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806">
            <text:p>1806</text:p>
          </table:table-cell>
          <table:table-cell office:value-type="float" office:value="0">
            <text:p>0</text:p>
          </table:table-cell>
          <table:table-cell office:value-type="float" office:value="1849">
            <text:p>1849</text:p>
          </table:table-cell>
          <table:table-cell office:value-type="float" office:value="1820">
            <text:p>1820</text:p>
          </table:table-cell>
          <table:table-cell table:formula="of:=IF(AND([.B426]&gt;[.E426];[.C426]=0);1;&quot;&quot;)">
            <text:p/>
          </table:table-cell>
          <table:table-cell table:formula="of:=IF(AND([.B426]&lt;=[.E426];[.C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05">
            <text:p>1105</text:p>
          </table:table-cell>
          <table:table-cell office:value-type="float" office:value="0">
            <text:p>0</text:p>
          </table:table-cell>
          <table:table-cell office:value-type="float" office:value="1111">
            <text:p>1111</text:p>
          </table:table-cell>
          <table:table-cell office:value-type="float" office:value="1119">
            <text:p>1119</text:p>
          </table:table-cell>
          <table:table-cell table:formula="of:=IF(AND([.B427]&gt;[.E427];[.C427]=0);1;&quot;&quot;)">
            <text:p/>
          </table:table-cell>
          <table:table-cell table:formula="of:=IF(AND([.B427]&lt;=[.E427];[.C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 table:formula="of:=IF(AND([.B428]&gt;[.E428];[.C428]=0);1;&quot;&quot;)">
            <text:p/>
          </table:table-cell>
          <table:table-cell table:formula="of:=IF(AND([.B428]&lt;=[.E428];[.C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658">
            <text:p>658</text:p>
          </table:table-cell>
          <table:table-cell table:formula="of:=IF(AND([.B429]&gt;[.E429];[.C429]=0);1;&quot;&quot;)">
            <text:p/>
          </table:table-cell>
          <table:table-cell table:formula="of:=IF(AND([.B429]&lt;=[.E429];[.C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890">
            <text:p>890</text:p>
          </table:table-cell>
          <table:table-cell office:value-type="float" office:value="896">
            <text:p>896</text:p>
          </table:table-cell>
          <table:table-cell table:formula="of:=IF(AND([.B430]&gt;[.E430];[.C430]=0);1;&quot;&quot;)">
            <text:p/>
          </table:table-cell>
          <table:table-cell table:formula="of:=IF(AND([.B430]&lt;=[.E430];[.C430]=1);1;&quot;&quot;)" office:value-type="float" office:value="1">
            <text:p>1</text:p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22">
            <text:p>1122</text:p>
          </table:table-cell>
          <table:table-cell office:value-type="float" office:value="1">
            <text:p>1</text:p>
          </table:table-cell>
          <table:table-cell office:value-type="float" office:value="1114">
            <text:p>1114</text:p>
          </table:table-cell>
          <table:table-cell office:value-type="float" office:value="1126">
            <text:p>1126</text:p>
          </table:table-cell>
          <table:table-cell table:formula="of:=IF(AND([.B431]&gt;[.E431];[.C431]=0);1;&quot;&quot;)">
            <text:p/>
          </table:table-cell>
          <table:table-cell table:formula="of:=IF(AND([.B431]&lt;=[.E431];[.C431]=1);1;&quot;&quot;)" office:value-type="float" office:value="1">
            <text:p>1</text:p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3">
            <text:p>873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75">
            <text:p>875</text:p>
          </table:table-cell>
          <table:table-cell table:formula="of:=IF(AND([.B432]&gt;[.E432];[.C432]=0);1;&quot;&quot;)">
            <text:p/>
          </table:table-cell>
          <table:table-cell table:formula="of:=IF(AND([.B432]&lt;=[.E432];[.C432]=1);1;&quot;&quot;)" office:value-type="float" office:value="1">
            <text:p>1</text:p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316">
            <text:p>1316</text:p>
          </table:table-cell>
          <table:table-cell office:value-type="float" office:value="1">
            <text:p>1</text:p>
          </table:table-cell>
          <table:table-cell office:value-type="float" office:value="1312">
            <text:p>1312</text:p>
          </table:table-cell>
          <table:table-cell office:value-type="float" office:value="1304">
            <text:p>1304</text:p>
          </table:table-cell>
          <table:table-cell table:formula="of:=IF(AND([.B433]&gt;[.E433];[.C433]=0);1;&quot;&quot;)">
            <text:p/>
          </table:table-cell>
          <table:table-cell table:formula="of:=IF(AND([.B433]&lt;=[.E433];[.C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420">
            <text:p>10420</text:p>
          </table:table-cell>
          <table:table-cell office:value-type="float" office:value="10425">
            <text:p>10425</text:p>
          </table:table-cell>
          <table:table-cell table:formula="of:=IF(AND([.B434]&gt;[.E434];[.C434]=0);1;&quot;&quot;)">
            <text:p/>
          </table:table-cell>
          <table:table-cell table:formula="of:=IF(AND([.B434]&lt;=[.E434];[.C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47">
            <text:p>7747</text:p>
          </table:table-cell>
          <table:table-cell office:value-type="float" office:value="1">
            <text:p>1</text:p>
          </table:table-cell>
          <table:table-cell office:value-type="float" office:value="7796">
            <text:p>7796</text:p>
          </table:table-cell>
          <table:table-cell office:value-type="float" office:value="7690">
            <text:p>7690</text:p>
          </table:table-cell>
          <table:table-cell table:formula="of:=IF(AND([.B435]&gt;[.E435];[.C435]=0);1;&quot;&quot;)">
            <text:p/>
          </table:table-cell>
          <table:table-cell table:formula="of:=IF(AND([.B435]&lt;=[.E435];[.C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float" office:value="19580">
            <text:p>19580</text:p>
          </table:table-cell>
          <table:table-cell office:value-type="float" office:value="19585">
            <text:p>19585</text:p>
          </table:table-cell>
          <table:table-cell table:formula="of:=IF(AND([.B436]&gt;[.E436];[.C436]=0);1;&quot;&quot;)">
            <text:p/>
          </table:table-cell>
          <table:table-cell table:formula="of:=IF(AND([.B436]&lt;=[.E436];[.C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586">
            <text:p>586</text:p>
          </table:table-cell>
          <table:table-cell table:formula="of:=IF(AND([.B437]&gt;[.E437];[.C437]=0);1;&quot;&quot;)">
            <text:p/>
          </table:table-cell>
          <table:table-cell table:formula="of:=IF(AND([.B437]&lt;=[.E437];[.C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45">
            <text:p>445</text:p>
          </table:table-cell>
          <table:table-cell office:value-type="float" office:value="1">
            <text:p>1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table:formula="of:=IF(AND([.B438]&gt;[.E438];[.C438]=0);1;&quot;&quot;)">
            <text:p/>
          </table:table-cell>
          <table:table-cell table:formula="of:=IF(AND([.B438]&lt;=[.E438];[.C438]=1);1;&quot;&quot;)" office:value-type="float" office:value="1">
            <text:p>1</text:p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57">
            <text:p>757</text:p>
          </table:table-cell>
          <table:table-cell office:value-type="float" office:value="1">
            <text:p>1</text:p>
          </table:table-cell>
          <table:table-cell office:value-type="float" office:value="756">
            <text:p>756</text:p>
          </table:table-cell>
          <table:table-cell office:value-type="float" office:value="757">
            <text:p>757</text:p>
          </table:table-cell>
          <table:table-cell table:formula="of:=IF(AND([.B439]&gt;[.E439];[.C439]=0);1;&quot;&quot;)">
            <text:p/>
          </table:table-cell>
          <table:table-cell table:formula="of:=IF(AND([.B439]&lt;=[.E439];[.C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office:value-type="float" office:value="787">
            <text:p>787</text:p>
          </table:table-cell>
          <table:table-cell office:value-type="float" office:value="803">
            <text:p>803</text:p>
          </table:table-cell>
          <table:table-cell table:formula="of:=IF(AND([.B440]&gt;[.E440];[.C440]=0);1;&quot;&quot;)">
            <text:p/>
          </table:table-cell>
          <table:table-cell table:formula="of:=IF(AND([.B440]&lt;=[.E440];[.C440]=1);1;&quot;&quot;)" office:value-type="float" office:value="1">
            <text:p>1</text:p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85">
            <text:p>485</text:p>
          </table:table-cell>
          <table:table-cell office:value-type="float" office:value="488">
            <text:p>488</text:p>
          </table:table-cell>
          <table:table-cell table:formula="of:=IF(AND([.B441]&gt;[.E441];[.C441]=0);1;&quot;&quot;)">
            <text:p/>
          </table:table-cell>
          <table:table-cell table:formula="of:=IF(AND([.B441]&lt;=[.E441];[.C441]=1);1;&quot;&quot;)" office:value-type="float" office:value="1">
            <text:p>1</text:p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table:number-columns-repeated="2" office:value-type="float" office:value="605">
            <text:p>605</text:p>
          </table:table-cell>
          <table:table-cell table:formula="of:=IF(AND([.B442]&gt;[.E442];[.C442]=0);1;&quot;&quot;)">
            <text:p/>
          </table:table-cell>
          <table:table-cell table:formula="of:=IF(AND([.B442]&lt;=[.E442];[.C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79">
            <text:p>2379</text:p>
          </table:table-cell>
          <table:table-cell office:value-type="float" office:value="0">
            <text:p>0</text:p>
          </table:table-cell>
          <table:table-cell office:value-type="float" office:value="2379">
            <text:p>2379</text:p>
          </table:table-cell>
          <table:table-cell office:value-type="float" office:value="2427">
            <text:p>2427</text:p>
          </table:table-cell>
          <table:table-cell table:formula="of:=IF(AND([.B443]&gt;[.E443];[.C443]=0);1;&quot;&quot;)">
            <text:p/>
          </table:table-cell>
          <table:table-cell table:formula="of:=IF(AND([.B443]&lt;=[.E443];[.C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96">
            <text:p>596</text:p>
          </table:table-cell>
          <table:table-cell office:value-type="float" office:value="1">
            <text:p>1</text:p>
          </table:table-cell>
          <table:table-cell office:value-type="float" office:value="593">
            <text:p>593</text:p>
          </table:table-cell>
          <table:table-cell office:value-type="float" office:value="596">
            <text:p>596</text:p>
          </table:table-cell>
          <table:table-cell table:formula="of:=IF(AND([.B444]&gt;[.E444];[.C444]=0);1;&quot;&quot;)">
            <text:p/>
          </table:table-cell>
          <table:table-cell table:formula="of:=IF(AND([.B444]&lt;=[.E444];[.C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73">
            <text:p>873</text:p>
          </table:table-cell>
          <table:table-cell office:value-type="float" office:value="0">
            <text:p>0</text:p>
          </table:table-cell>
          <table:table-cell office:value-type="float" office:value="874">
            <text:p>874</text:p>
          </table:table-cell>
          <table:table-cell office:value-type="float" office:value="875">
            <text:p>875</text:p>
          </table:table-cell>
          <table:table-cell table:formula="of:=IF(AND([.B445]&gt;[.E445];[.C445]=0);1;&quot;&quot;)">
            <text:p/>
          </table:table-cell>
          <table:table-cell table:formula="of:=IF(AND([.B445]&lt;=[.E445];[.C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383">
            <text:p>1383</text:p>
          </table:table-cell>
          <table:table-cell office:value-type="float" office:value="1372">
            <text:p>1372</text:p>
          </table:table-cell>
          <table:table-cell table:formula="of:=IF(AND([.B446]&gt;[.E446];[.C446]=0);1;&quot;&quot;)" office:value-type="float" office:value="1">
            <text:p>1</text:p>
          </table:table-cell>
          <table:table-cell table:formula="of:=IF(AND([.B446]&lt;=[.E446];[.C446]=1);1;&quot;&quot;)">
            <text:p/>
          </table:table-cell>
          <table:table-cell table:formula="of:=IF(AND([.B446]&gt;[.D446];[.C446]=0);1;&quot;&quot;)" office:value-type="float" office:value="1">
            <text:p>1</text:p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office:value-type="float" office:value="1923">
            <text:p>1923</text:p>
          </table:table-cell>
          <table:table-cell office:value-type="float" office:value="1946">
            <text:p>1946</text:p>
          </table:table-cell>
          <table:table-cell table:formula="of:=IF(AND([.B447]&gt;[.E447];[.C447]=0);1;&quot;&quot;)">
            <text:p/>
          </table:table-cell>
          <table:table-cell table:formula="of:=IF(AND([.B447]&lt;=[.E447];[.C447]=1);1;&quot;&quot;)" office:value-type="float" office:value="1">
            <text:p>1</text:p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349">
            <text:p>349</text:p>
          </table:table-cell>
          <table:table-cell table:formula="of:=IF(AND([.B448]&gt;[.E448];[.C448]=0);1;&quot;&quot;)">
            <text:p/>
          </table:table-cell>
          <table:table-cell table:formula="of:=IF(AND([.B448]&lt;=[.E448];[.C448]=1);1;&quot;&quot;)">
            <text:p/>
          </table:table-cell>
          <table:table-cell table:formula="of:=IF(AND([.B448]&gt;[.D448];[.C448]=0);1;&quot;&quot;)" office:value-type="float" office:value="1">
            <text:p>1</text:p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522">
            <text:p>1522</text:p>
          </table:table-cell>
          <table:table-cell office:value-type="float" office:value="1">
            <text:p>1</text:p>
          </table:table-cell>
          <table:table-cell office:value-type="float" office:value="1518">
            <text:p>1518</text:p>
          </table:table-cell>
          <table:table-cell office:value-type="float" office:value="1530">
            <text:p>1530</text:p>
          </table:table-cell>
          <table:table-cell table:formula="of:=IF(AND([.B449]&gt;[.E449];[.C449]=0);1;&quot;&quot;)">
            <text:p/>
          </table:table-cell>
          <table:table-cell table:formula="of:=IF(AND([.B449]&lt;=[.E449];[.C449]=1);1;&quot;&quot;)" office:value-type="float" office:value="1">
            <text:p>1</text:p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1012">
            <text:p>1012</text:p>
          </table:table-cell>
          <table:table-cell office:value-type="float" office:value="1028">
            <text:p>1028</text:p>
          </table:table-cell>
          <table:table-cell table:formula="of:=IF(AND([.B450]&gt;[.E450];[.C450]=0);1;&quot;&quot;)">
            <text:p/>
          </table:table-cell>
          <table:table-cell table:formula="of:=IF(AND([.B450]&lt;=[.E450];[.C450]=1);1;&quot;&quot;)" office:value-type="float" office:value="1">
            <text:p>1</text:p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35">
            <text:p>4335</text:p>
          </table:table-cell>
          <table:table-cell office:value-type="float" office:value="0">
            <text:p>0</text:p>
          </table:table-cell>
          <table:table-cell office:value-type="float" office:value="4379">
            <text:p>4379</text:p>
          </table:table-cell>
          <table:table-cell office:value-type="float" office:value="4360">
            <text:p>4360</text:p>
          </table:table-cell>
          <table:table-cell table:formula="of:=IF(AND([.B451]&gt;[.E451];[.C451]=0);1;&quot;&quot;)">
            <text:p/>
          </table:table-cell>
          <table:table-cell table:formula="of:=IF(AND([.B451]&lt;=[.E451];[.C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97">
            <text:p>1997</text:p>
          </table:table-cell>
          <table:table-cell office:value-type="float" office:value="0">
            <text:p>0</text:p>
          </table:table-cell>
          <table:table-cell office:value-type="float" office:value="1970">
            <text:p>1970</text:p>
          </table:table-cell>
          <table:table-cell office:value-type="float" office:value="2005">
            <text:p>2005</text:p>
          </table:table-cell>
          <table:table-cell table:formula="of:=IF(AND([.B452]&gt;[.E452];[.C452]=0);1;&quot;&quot;)">
            <text:p/>
          </table:table-cell>
          <table:table-cell table:formula="of:=IF(AND([.B452]&lt;=[.E452];[.C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>
            <text:p/>
          </table:table-cell>
          <table:table-cell/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31">
            <text:p>1231</text:p>
          </table:table-cell>
          <table:table-cell office:value-type="float" office:value="1">
            <text:p>1</text:p>
          </table:table-cell>
          <table:table-cell office:value-type="float" office:value="1235">
            <text:p>1235</text:p>
          </table:table-cell>
          <table:table-cell office:value-type="float" office:value="1251">
            <text:p>1251</text:p>
          </table:table-cell>
          <table:table-cell table:formula="of:=IF(AND([.B453]&gt;[.E453];[.C453]=0);1;&quot;&quot;)">
            <text:p/>
          </table:table-cell>
          <table:table-cell table:formula="of:=IF(AND([.B453]&lt;=[.E453];[.C453]=1);1;&quot;&quot;)" office:value-type="float" office:value="1">
            <text:p>1</text:p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1">
            <text:p>8821</text:p>
          </table:table-cell>
          <table:table-cell office:value-type="float" office:value="9075">
            <text:p>9075</text:p>
          </table:table-cell>
          <table:table-cell table:formula="of:=IF(AND([.B454]&gt;[.E454];[.C454]=0);1;&quot;&quot;)">
            <text:p/>
          </table:table-cell>
          <table:table-cell table:formula="of:=IF(AND([.B454]&lt;=[.E454];[.C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>
            <text:p/>
          </table:table-cell>
          <table:table-cell/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160">
            <text:p>8160</text:p>
          </table:table-cell>
          <table:table-cell office:value-type="float" office:value="1">
            <text:p>1</text:p>
          </table:table-cell>
          <table:table-cell office:value-type="float" office:value="8160">
            <text:p>8160</text:p>
          </table:table-cell>
          <table:table-cell office:value-type="float" office:value="8310">
            <text:p>8310</text:p>
          </table:table-cell>
          <table:table-cell table:formula="of:=IF(AND([.B455]&gt;[.E455];[.C455]=0);1;&quot;&quot;)">
            <text:p/>
          </table:table-cell>
          <table:table-cell table:formula="of:=IF(AND([.B455]&lt;=[.E455];[.C455]=1);1;&quot;&quot;)" office:value-type="float" office:value="1">
            <text:p>1</text:p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122">
            <text:p>2122</text:p>
          </table:table-cell>
          <table:table-cell office:value-type="float" office:value="0">
            <text:p>0</text:p>
          </table:table-cell>
          <table:table-cell office:value-type="float" office:value="2121">
            <text:p>2121</text:p>
          </table:table-cell>
          <table:table-cell office:value-type="float" office:value="2217">
            <text:p>2217</text:p>
          </table:table-cell>
          <table:table-cell table:formula="of:=IF(AND([.B456]&gt;[.E456];[.C456]=0);1;&quot;&quot;)">
            <text:p/>
          </table:table-cell>
          <table:table-cell table:formula="of:=IF(AND([.B456]&lt;=[.E456];[.C456]=1);1;&quot;&quot;)">
            <text:p/>
          </table:table-cell>
          <table:table-cell table:formula="of:=IF(AND([.B456]&gt;[.D456];[.C456]=0);1;&quot;&quot;)" office:value-type="float" office:value="1">
            <text:p>1</text:p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506">
            <text:p>1506</text:p>
          </table:table-cell>
          <table:table-cell office:value-type="float" office:value="0">
            <text:p>0</text:p>
          </table:table-cell>
          <table:table-cell office:value-type="float" office:value="1515">
            <text:p>1515</text:p>
          </table:table-cell>
          <table:table-cell office:value-type="float" office:value="1554">
            <text:p>1554</text:p>
          </table:table-cell>
          <table:table-cell table:formula="of:=IF(AND([.B457]&gt;[.E457];[.C457]=0);1;&quot;&quot;)">
            <text:p/>
          </table:table-cell>
          <table:table-cell table:formula="of:=IF(AND([.B457]&lt;=[.E457];[.C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505">
            <text:p>1505</text:p>
          </table:table-cell>
          <table:table-cell office:value-type="float" office:value="1">
            <text:p>1</text:p>
          </table:table-cell>
          <table:table-cell office:value-type="float" office:value="1488">
            <text:p>1488</text:p>
          </table:table-cell>
          <table:table-cell office:value-type="float" office:value="1546">
            <text:p>1546</text:p>
          </table:table-cell>
          <table:table-cell table:formula="of:=IF(AND([.B458]&gt;[.E458];[.C458]=0);1;&quot;&quot;)">
            <text:p/>
          </table:table-cell>
          <table:table-cell table:formula="of:=IF(AND([.B458]&lt;=[.E458];[.C458]=1);1;&quot;&quot;)" office:value-type="float" office:value="1">
            <text:p>1</text:p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office:value-type="float" office:value="808">
            <text:p>808</text:p>
          </table:table-cell>
          <table:table-cell office:value-type="float" office:value="818">
            <text:p>818</text:p>
          </table:table-cell>
          <table:table-cell table:formula="of:=IF(AND([.B459]&gt;[.E459];[.C459]=0);1;&quot;&quot;)">
            <text:p/>
          </table:table-cell>
          <table:table-cell table:formula="of:=IF(AND([.B459]&lt;=[.E459];[.C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353">
            <text:p>1353</text:p>
          </table:table-cell>
          <table:table-cell office:value-type="float" office:value="1">
            <text:p>1</text:p>
          </table:table-cell>
          <table:table-cell office:value-type="float" office:value="1397">
            <text:p>1397</text:p>
          </table:table-cell>
          <table:table-cell office:value-type="float" office:value="1338">
            <text:p>1338</text:p>
          </table:table-cell>
          <table:table-cell table:formula="of:=IF(AND([.B460]&gt;[.E460];[.C460]=0);1;&quot;&quot;)">
            <text:p/>
          </table:table-cell>
          <table:table-cell table:formula="of:=IF(AND([.B460]&lt;=[.E460];[.C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90">
            <text:p>3690</text:p>
          </table:table-cell>
          <table:table-cell office:value-type="float" office:value="0">
            <text:p>0</text:p>
          </table:table-cell>
          <table:table-cell office:value-type="float" office:value="3724">
            <text:p>3724</text:p>
          </table:table-cell>
          <table:table-cell office:value-type="float" office:value="3770">
            <text:p>3770</text:p>
          </table:table-cell>
          <table:table-cell table:formula="of:=IF(AND([.B461]&gt;[.E461];[.C461]=0);1;&quot;&quot;)">
            <text:p/>
          </table:table-cell>
          <table:table-cell table:formula="of:=IF(AND([.B461]&lt;=[.E461];[.C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  <table:table-cell office:value-type="float" office:value="616">
            <text:p>616</text:p>
          </table:table-cell>
          <table:table-cell office:value-type="float" office:value="623">
            <text:p>623</text:p>
          </table:table-cell>
          <table:table-cell table:formula="of:=IF(AND([.B462]&gt;[.E462];[.C462]=0);1;&quot;&quot;)">
            <text:p/>
          </table:table-cell>
          <table:table-cell table:formula="of:=IF(AND([.B462]&lt;=[.E462];[.C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477">
            <text:p>477</text:p>
          </table:table-cell>
          <table:table-cell office:value-type="float" office:value="475">
            <text:p>475</text:p>
          </table:table-cell>
          <table:table-cell table:formula="of:=IF(AND([.B463]&gt;[.E463];[.C463]=0);1;&quot;&quot;)">
            <text:p/>
          </table:table-cell>
          <table:table-cell table:formula="of:=IF(AND([.B463]&lt;=[.E463];[.C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1237">
            <text:p>1237</text:p>
          </table:table-cell>
          <table:table-cell office:value-type="float" office:value="1221">
            <text:p>1221</text:p>
          </table:table-cell>
          <table:table-cell table:formula="of:=IF(AND([.B464]&gt;[.E464];[.C464]=0);1;&quot;&quot;)" office:value-type="float" office:value="1">
            <text:p>1</text:p>
          </table:table-cell>
          <table:table-cell table:formula="of:=IF(AND([.B464]&lt;=[.E464];[.C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22">
            <text:p>2722</text:p>
          </table:table-cell>
          <table:table-cell office:value-type="float" office:value="1">
            <text:p>1</text:p>
          </table:table-cell>
          <table:table-cell office:value-type="float" office:value="2735">
            <text:p>2735</text:p>
          </table:table-cell>
          <table:table-cell office:value-type="float" office:value="2720">
            <text:p>2720</text:p>
          </table:table-cell>
          <table:table-cell table:formula="of:=IF(AND([.B465]&gt;[.E465];[.C465]=0);1;&quot;&quot;)">
            <text:p/>
          </table:table-cell>
          <table:table-cell table:formula="of:=IF(AND([.B465]&lt;=[.E465];[.C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  <table:table-cell/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660">
            <text:p>3660</text:p>
          </table:table-cell>
          <table:table-cell office:value-type="float" office:value="1">
            <text:p>1</text:p>
          </table:table-cell>
          <table:table-cell office:value-type="float" office:value="3741">
            <text:p>3741</text:p>
          </table:table-cell>
          <table:table-cell office:value-type="float" office:value="3770">
            <text:p>3770</text:p>
          </table:table-cell>
          <table:table-cell table:formula="of:=IF(AND([.B466]&gt;[.E466];[.C466]=0);1;&quot;&quot;)">
            <text:p/>
          </table:table-cell>
          <table:table-cell table:formula="of:=IF(AND([.B466]&lt;=[.E466];[.C466]=1);1;&quot;&quot;)" office:value-type="float" office:value="1">
            <text:p>1</text:p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6060">
            <text:p>6060</text:p>
          </table:table-cell>
          <table:table-cell office:value-type="float" office:value="1">
            <text:p>1</text:p>
          </table:table-cell>
          <table:table-cell office:value-type="float" office:value="5965">
            <text:p>5965</text:p>
          </table:table-cell>
          <table:table-cell office:value-type="float" office:value="6070">
            <text:p>6070</text:p>
          </table:table-cell>
          <table:table-cell table:formula="of:=IF(AND([.B467]&gt;[.E467];[.C467]=0);1;&quot;&quot;)">
            <text:p/>
          </table:table-cell>
          <table:table-cell table:formula="of:=IF(AND([.B467]&lt;=[.E467];[.C467]=1);1;&quot;&quot;)" office:value-type="float" office:value="1">
            <text:p>1</text:p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</table:table-row>
        <table:table-row table:style-name="ro2">
          <table:table-cell office:value-type="float" office:value="9627">
            <text:p>9627</text:p>
          </table:table-cell>
          <table:table-cell office:value-type="float" office:value="5120">
            <text:p>5120</text:p>
          </table:table-cell>
          <table:table-cell office:value-type="float" office:value="1">
            <text:p>1</text:p>
          </table:table-cell>
          <table:table-cell office:value-type="float" office:value="5110">
            <text:p>5110</text:p>
          </table:table-cell>
          <table:table-cell office:value-type="float" office:value="5470">
            <text:p>5470</text:p>
          </table:table-cell>
          <table:table-cell table:formula="of:=IF(AND([.B468]&gt;[.E468];[.C468]=0);1;&quot;&quot;)">
            <text:p/>
          </table:table-cell>
          <table:table-cell table:formula="of:=IF(AND([.B468]&lt;=[.E468];[.C468]=1);1;&quot;&quot;)" office:value-type="float" office:value="1">
            <text:p>1</text:p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5">
            <text:p>1245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235">
            <text:p>1235</text:p>
          </table:table-cell>
          <table:table-cell table:formula="of:=IF(AND([.B469]&gt;[.E469];[.C469]=0);1;&quot;&quot;)">
            <text:p/>
          </table:table-cell>
          <table:table-cell table:formula="of:=IF(AND([.B469]&lt;=[.E469];[.C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  <table:table-cell office:value-type="float" office:value="2842">
            <text:p>2842</text:p>
          </table:table-cell>
          <table:table-cell office:value-type="float" office:value="2859">
            <text:p>2859</text:p>
          </table:table-cell>
          <table:table-cell table:formula="of:=IF(AND([.B470]&gt;[.E470];[.C470]=0);1;&quot;&quot;)">
            <text:p/>
          </table:table-cell>
          <table:table-cell table:formula="of:=IF(AND([.B470]&lt;=[.E470];[.C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050">
            <text:p>3050</text:p>
          </table:table-cell>
          <table:table-cell office:value-type="float" office:value="0">
            <text:p>0</text:p>
          </table:table-cell>
          <table:table-cell office:value-type="float" office:value="3117">
            <text:p>3117</text:p>
          </table:table-cell>
          <table:table-cell office:value-type="float" office:value="3035">
            <text:p>3035</text:p>
          </table:table-cell>
          <table:table-cell table:formula="of:=IF(AND([.B471]&gt;[.E471];[.C471]=0);1;&quot;&quot;)" office:value-type="float" office:value="1">
            <text:p>1</text:p>
          </table:table-cell>
          <table:table-cell table:formula="of:=IF(AND([.B471]&lt;=[.E471];[.C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230">
            <text:p>4230</text:p>
          </table:table-cell>
          <table:table-cell office:value-type="float" office:value="1">
            <text:p>1</text:p>
          </table:table-cell>
          <table:table-cell office:value-type="float" office:value="4200">
            <text:p>4200</text:p>
          </table:table-cell>
          <table:table-cell office:value-type="float" office:value="4165">
            <text:p>4165</text:p>
          </table:table-cell>
          <table:table-cell table:formula="of:=IF(AND([.B472]&gt;[.E472];[.C472]=0);1;&quot;&quot;)">
            <text:p/>
          </table:table-cell>
          <table:table-cell table:formula="of:=IF(AND([.B472]&lt;=[.E472];[.C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00">
            <text:p>7700</text:p>
          </table:table-cell>
          <table:table-cell office:value-type="float" office:value="1">
            <text:p>1</text:p>
          </table:table-cell>
          <table:table-cell office:value-type="float" office:value="7690">
            <text:p>7690</text:p>
          </table:table-cell>
          <table:table-cell office:value-type="float" office:value="7735">
            <text:p>7735</text:p>
          </table:table-cell>
          <table:table-cell table:formula="of:=IF(AND([.B473]&gt;[.E473];[.C473]=0);1;&quot;&quot;)">
            <text:p/>
          </table:table-cell>
          <table:table-cell table:formula="of:=IF(AND([.B473]&lt;=[.E473];[.C473]=1);1;&quot;&quot;)" office:value-type="float" office:value="1">
            <text:p>1</text:p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15">
            <text:p>915</text:p>
          </table:table-cell>
          <table:table-cell office:value-type="float" office:value="1">
            <text:p>1</text:p>
          </table:table-cell>
          <table:table-cell office:value-type="float" office:value="919">
            <text:p>919</text:p>
          </table:table-cell>
          <table:table-cell office:value-type="float" office:value="942">
            <text:p>942</text:p>
          </table:table-cell>
          <table:table-cell table:formula="of:=IF(AND([.B474]&gt;[.E474];[.C474]=0);1;&quot;&quot;)">
            <text:p/>
          </table:table-cell>
          <table:table-cell table:formula="of:=IF(AND([.B474]&lt;=[.E474];[.C474]=1);1;&quot;&quot;)" office:value-type="float" office:value="1">
            <text:p>1</text:p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75">
            <text:p>1075</text:p>
          </table:table-cell>
          <table:table-cell office:value-type="float" office:value="0">
            <text:p>0</text:p>
          </table:table-cell>
          <table:table-cell office:value-type="float" office:value="1065">
            <text:p>1065</text:p>
          </table:table-cell>
          <table:table-cell office:value-type="float" office:value="1120">
            <text:p>1120</text:p>
          </table:table-cell>
          <table:table-cell table:formula="of:=IF(AND([.B475]&gt;[.E475];[.C475]=0);1;&quot;&quot;)">
            <text:p/>
          </table:table-cell>
          <table:table-cell table:formula="of:=IF(AND([.B475]&lt;=[.E475];[.C475]=1);1;&quot;&quot;)">
            <text:p/>
          </table:table-cell>
          <table:table-cell table:formula="of:=IF(AND([.B475]&gt;[.D475];[.C475]=0);1;&quot;&quot;)" office:value-type="float" office:value="1">
            <text:p>1</text:p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591">
            <text:p>2591</text:p>
          </table:table-cell>
          <table:table-cell office:value-type="float" office:value="0">
            <text:p>0</text:p>
          </table:table-cell>
          <table:table-cell office:value-type="float" office:value="2601">
            <text:p>2601</text:p>
          </table:table-cell>
          <table:table-cell office:value-type="float" office:value="2599">
            <text:p>2599</text:p>
          </table:table-cell>
          <table:table-cell table:formula="of:=IF(AND([.B476]&gt;[.E476];[.C476]=0);1;&quot;&quot;)">
            <text:p/>
          </table:table-cell>
          <table:table-cell table:formula="of:=IF(AND([.B476]&lt;=[.E476];[.C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05">
            <text:p>3205</text:p>
          </table:table-cell>
          <table:table-cell office:value-type="float" office:value="1">
            <text:p>1</text:p>
          </table:table-cell>
          <table:table-cell office:value-type="float" office:value="3195">
            <text:p>3195</text:p>
          </table:table-cell>
          <table:table-cell office:value-type="float" office:value="3210">
            <text:p>3210</text:p>
          </table:table-cell>
          <table:table-cell table:formula="of:=IF(AND([.B477]&gt;[.E477];[.C477]=0);1;&quot;&quot;)">
            <text:p/>
          </table:table-cell>
          <table:table-cell table:formula="of:=IF(AND([.B477]&lt;=[.E477];[.C477]=1);1;&quot;&quot;)" office:value-type="float" office:value="1">
            <text:p>1</text:p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office:value-type="float" office:value="3564">
            <text:p>3564</text:p>
          </table:table-cell>
          <table:table-cell office:value-type="float" office:value="3575">
            <text:p>3575</text:p>
          </table:table-cell>
          <table:table-cell table:formula="of:=IF(AND([.B478]&gt;[.E478];[.C478]=0);1;&quot;&quot;)">
            <text:p/>
          </table:table-cell>
          <table:table-cell table:formula="of:=IF(AND([.B478]&lt;=[.E478];[.C478]=1);1;&quot;&quot;)" office:value-type="float" office:value="1">
            <text:p>1</text:p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404">
            <text:p>404</text:p>
          </table:table-cell>
          <table:table-cell table:formula="of:=IF(AND([.B479]&gt;[.E479];[.C479]=0);1;&quot;&quot;)">
            <text:p/>
          </table:table-cell>
          <table:table-cell table:formula="of:=IF(AND([.B479]&lt;=[.E479];[.C479]=1);1;&quot;&quot;)">
            <text:p/>
          </table:table-cell>
          <table:table-cell table:formula="of:=IF(AND([.B479]&gt;[.D479];[.C479]=0);1;&quot;&quot;)" office:value-type="float" office:value="1">
            <text:p>1</text:p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479">
            <text:p>479</text:p>
          </table:table-cell>
          <table:table-cell office:value-type="float" office:value="483">
            <text:p>483</text:p>
          </table:table-cell>
          <table:table-cell table:formula="of:=IF(AND([.B480]&gt;[.E480];[.C480]=0);1;&quot;&quot;)">
            <text:p/>
          </table:table-cell>
          <table:table-cell table:formula="of:=IF(AND([.B480]&lt;=[.E480];[.C480]=1);1;&quot;&quot;)" office:value-type="float" office:value="1">
            <text:p>1</text:p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9839">
            <text:p>9839</text:p>
          </table:table-cell>
          <table:table-cell office:value-type="float" office:value="9720">
            <text:p>9720</text:p>
          </table:table-cell>
          <table:table-cell table:formula="of:=IF(AND([.B481]&gt;[.E481];[.C481]=0);1;&quot;&quot;)" office:value-type="float" office:value="1">
            <text:p>1</text:p>
          </table:table-cell>
          <table:table-cell table:formula="of:=IF(AND([.B481]&lt;=[.E481];[.C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75">
            <text:p>3775</text:p>
          </table:table-cell>
          <table:table-cell office:value-type="float" office:value="3855">
            <text:p>3855</text:p>
          </table:table-cell>
          <table:table-cell table:formula="of:=IF(AND([.B482]&gt;[.E482];[.C482]=0);1;&quot;&quot;)">
            <text:p/>
          </table:table-cell>
          <table:table-cell table:formula="of:=IF(AND([.B482]&lt;=[.E482];[.C482]=1);1;&quot;&quot;)" office:value-type="float" office:value="1">
            <text:p>1</text:p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85">
            <text:p>4085</text:p>
          </table:table-cell>
          <table:table-cell office:value-type="float" office:value="1">
            <text:p>1</text:p>
          </table:table-cell>
          <table:table-cell office:value-type="float" office:value="4094">
            <text:p>4094</text:p>
          </table:table-cell>
          <table:table-cell office:value-type="float" office:value="4080">
            <text:p>4080</text:p>
          </table:table-cell>
          <table:table-cell table:formula="of:=IF(AND([.B483]&gt;[.E483];[.C483]=0);1;&quot;&quot;)">
            <text:p/>
          </table:table-cell>
          <table:table-cell table:formula="of:=IF(AND([.B483]&lt;=[.E483];[.C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28">
            <text:p>2228</text:p>
          </table:table-cell>
          <table:table-cell office:value-type="float" office:value="1">
            <text:p>1</text:p>
          </table:table-cell>
          <table:table-cell office:value-type="float" office:value="2237">
            <text:p>2237</text:p>
          </table:table-cell>
          <table:table-cell office:value-type="float" office:value="2275">
            <text:p>2275</text:p>
          </table:table-cell>
          <table:table-cell table:formula="of:=IF(AND([.B484]&gt;[.E484];[.C484]=0);1;&quot;&quot;)">
            <text:p/>
          </table:table-cell>
          <table:table-cell table:formula="of:=IF(AND([.B484]&lt;=[.E484];[.C484]=1);1;&quot;&quot;)" office:value-type="float" office:value="1">
            <text:p>1</text:p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  <table:table-cell office:value-type="float" office:value="2888">
            <text:p>2888</text:p>
          </table:table-cell>
          <table:table-cell office:value-type="float" office:value="2910">
            <text:p>2910</text:p>
          </table:table-cell>
          <table:table-cell table:formula="of:=IF(AND([.B485]&gt;[.E485];[.C485]=0);1;&quot;&quot;)">
            <text:p/>
          </table:table-cell>
          <table:table-cell table:formula="of:=IF(AND([.B485]&lt;=[.E485];[.C485]=1);1;&quot;&quot;)" office:value-type="float" office:value="1">
            <text:p>1</text:p>
          </table:table-cell>
          <table:table-cell table:formula="of:=IF(AND([.B485]&gt;[.D485];[.C485]=0);1;&quot;&quot;)">
            <text:p/>
          </table:table-cell>
          <table:table-cell table:formula="of:=IF(AND([.B485]&lt;=[.D485];[.C485]=1);1;&quot;&quot;)" office:value-type="float" office:value="1">
            <text:p>1</text:p>
          </table:table-cell>
          <table:table-cell table:formula="of:=IF(OR(AND([.G485]=1;[.I485]=1);AND([.F485]=1;[.H485]=1));1;&quot;&quot;)" office:value-type="float" office:value="1">
            <text:p>1</text:p>
          </table:table-cell>
          <table:table-cell table:style-name="ce1"/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6]&gt;[.E486];[.C486]=0);1;&quot;&quot;)">
            <text:p/>
          </table:table-cell>
          <table:table-cell table:formula="of:=IF(AND([.B486]&lt;=[.E486];[.C486]=1);1;&quot;&quot;)" office:value-type="float" office:value="1">
            <text:p>1</text:p>
          </table:table-cell>
          <table:table-cell table:formula="of:=IF(AND([.B486]&gt;[.D486];[.C486]=0);1;&quot;&quot;)">
            <text:p/>
          </table:table-cell>
          <table:table-cell table:formula="of:=IF(AND([.B486]&lt;=[.D486];[.C486]=1);1;&quot;&quot;)">
            <text:p/>
          </table:table-cell>
          <table:table-cell table:formula="of:=IF(OR(AND([.G486]=1;[.I486]=1);AND([.F486]=1;[.H486]=1));1;&quot;&quot;)">
            <text:p/>
          </table:table-cell>
          <table:table-cell/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6375">
            <text:p>46375</text:p>
          </table:table-cell>
          <table:table-cell office:value-type="float" office:value="1">
            <text:p>1</text:p>
          </table:table-cell>
          <table:table-cell office:value-type="float" office:value="46763">
            <text:p>46763</text:p>
          </table:table-cell>
          <table:table-cell office:value-type="float" office:value="47405">
            <text:p>47405</text:p>
          </table:table-cell>
          <table:table-cell table:formula="of:=IF(AND([.B487]&gt;[.E487];[.C487]=0);1;&quot;&quot;)">
            <text:p/>
          </table:table-cell>
          <table:table-cell table:formula="of:=IF(AND([.B487]&lt;=[.E487];[.C487]=1);1;&quot;&quot;)" office:value-type="float" office:value="1">
            <text:p>1</text:p>
          </table:table-cell>
          <table:table-cell table:formula="of:=IF(AND([.B487]&gt;[.D487];[.C487]=0);1;&quot;&quot;)">
            <text:p/>
          </table:table-cell>
          <table:table-cell table:formula="of:=IF(AND([.B487]&lt;=[.D487];[.C487]=1);1;&quot;&quot;)" office:value-type="float" office:value="1">
            <text:p>1</text:p>
          </table:table-cell>
          <table:table-cell table:formula="of:=IF(OR(AND([.G487]=1;[.I487]=1);AND([.F487]=1;[.H487]=1));1;&quot;&quot;)"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129">
            <text:p>6129</text:p>
          </table:table-cell>
          <table:table-cell office:value-type="float" office:value="0">
            <text:p>0</text:p>
          </table:table-cell>
          <table:table-cell office:value-type="float" office:value="6073">
            <text:p>6073</text:p>
          </table:table-cell>
          <table:table-cell office:value-type="float" office:value="6244">
            <text:p>6244</text:p>
          </table:table-cell>
          <table:table-cell table:formula="of:=IF(AND([.B488]&gt;[.E488];[.C488]=0);1;&quot;&quot;)">
            <text:p/>
          </table:table-cell>
          <table:table-cell table:formula="of:=IF(AND([.B488]&lt;=[.E488];[.C488]=1);1;&quot;&quot;)">
            <text:p/>
          </table:table-cell>
          <table:table-cell table:formula="of:=IF(AND([.B488]&gt;[.D488];[.C488]=0);1;&quot;&quot;)" office:value-type="float" office:value="1">
            <text:p>1</text:p>
          </table:table-cell>
          <table:table-cell table:formula="of:=IF(AND([.B488]&lt;=[.D488];[.C488]=1);1;&quot;&quot;)">
            <text:p/>
          </table:table-cell>
          <table:table-cell table:formula="of:=IF(OR(AND([.G488]=1;[.I488]=1);AND([.F488]=1;[.H488]=1));1;&quot;&quot;)">
            <text:p/>
          </table:table-cell>
          <table:table-cell/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6265">
            <text:p>6265</text:p>
          </table:table-cell>
          <table:table-cell office:value-type="float" office:value="6410">
            <text:p>6410</text:p>
          </table:table-cell>
          <table:table-cell table:formula="of:=IF(AND([.B489]&gt;[.E489];[.C489]=0);1;&quot;&quot;)">
            <text:p/>
          </table:table-cell>
          <table:table-cell table:formula="of:=IF(AND([.B489]&lt;=[.E489];[.C489]=1);1;&quot;&quot;)">
            <text:p/>
          </table:table-cell>
          <table:table-cell table:formula="of:=IF(AND([.B489]&gt;[.D489];[.C489]=0);1;&quot;&quot;)" office:value-type="float" office:value="1">
            <text:p>1</text:p>
          </table:table-cell>
          <table:table-cell table:formula="of:=IF(AND([.B489]&lt;=[.D489];[.C489]=1);1;&quot;&quot;)">
            <text:p/>
          </table:table-cell>
          <table:table-cell table:formula="of:=IF(OR(AND([.G489]=1;[.I489]=1);AND([.F489]=1;[.H489]=1));1;&quot;&quot;)">
            <text:p/>
          </table:table-cell>
          <table:table-cell/>
        </table:table-row>
        <table:table-row table:style-name="ro2">
          <table:table-cell table:number-columns-repeated="5"/>
          <table:table-cell table:formula="of:=SUM([.F2:.F489])" office:value-type="float" office:value="42">
            <text:p>42</text:p>
          </table:table-cell>
          <table:table-cell table:formula="of:=SUM([.G2:.G489])" office:value-type="float" office:value="177">
            <text:p>177</text:p>
          </table:table-cell>
          <table:table-cell table:formula="of:=SUM([.H2:.H489])" office:value-type="float" office:value="152">
            <text:p>152</text:p>
          </table:table-cell>
          <table:table-cell table:formula="of:=SUM([.I2:.I489])" office:value-type="float" office:value="97">
            <text:p>97</text:p>
          </table:table-cell>
          <table:table-cell table:formula="of:=SUM([.J2:.J489])" office:value-type="float" office:value="99">
            <text:p>99</text:p>
          </table:table-cell>
          <table:table-cell table:style-name="ce1" table:formula="of:=([.J490]/([.H490]+[.I490]))*100" office:value-type="float" office:value="39.7590361445783">
            <text:p>39.7590361446</text:p>
          </table:table-cell>
        </table:table-row>
        <table:table-row table:style-name="ro2" table:number-rows-repeated="104808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8T17:54:43</dc:date>
    <dc:creator>debian </dc:creator>
    <meta:document-statistic meta:table-count="1" meta:cell-count="4897" meta:object-count="0"/>
    <meta:generator>LibreOffice/3.5$Linux_x86 LibreOffice_project/350m1$Build-2</meta:generator>
  </office:meta>
</office:document-meta>
</file>